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officeooo:rsid="001c6d90" officeooo:paragraph-rsid="001c6d90"/>
    </style:style>
    <style:style style:name="P2" style:family="paragraph" style:parent-style-name="Frame_20_contents">
      <style:text-properties officeooo:rsid="001c6d90" officeooo:paragraph-rsid="001d88d4"/>
    </style:style>
    <style:style style:name="P3" style:family="paragraph" style:parent-style-name="Frame_20_contents">
      <style:text-properties officeooo:rsid="00211826" officeooo:paragraph-rsid="0021b493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Frame_20_contents">
      <style:text-properties fo:font-weight="bold" officeooo:rsid="002c4337" officeooo:paragraph-rsid="002c4337" style:font-weight-asian="bold" style:font-weight-complex="bold"/>
    </style:style>
    <style:style style:name="P6" style:family="paragraph" style:parent-style-name="Frame_20_contents">
      <style:text-properties fo:font-weight="bold" officeooo:rsid="003f2f62" officeooo:paragraph-rsid="003f2f62" style:font-weight-asian="bold" style:font-weight-complex="bold"/>
    </style:style>
    <style:style style:name="P7" style:family="paragraph" style:parent-style-name="Frame_20_contents" style:list-style-name="L4">
      <style:text-properties officeooo:rsid="002cf1fd" officeooo:paragraph-rsid="002cf1fd"/>
    </style:style>
    <style:style style:name="P8" style:family="paragraph" style:parent-style-name="Frame_20_contents" style:list-style-name="L4">
      <style:text-properties officeooo:rsid="002ef1a4" officeooo:paragraph-rsid="002ef1a4"/>
    </style:style>
    <style:style style:name="P9" style:family="paragraph" style:parent-style-name="Frame_20_contents" style:list-style-name="L4">
      <style:text-properties officeooo:rsid="002ef1a4" officeooo:paragraph-rsid="00321333"/>
    </style:style>
    <style:style style:name="P10" style:family="paragraph" style:parent-style-name="Frame_20_contents" style:list-style-name="L4">
      <style:text-properties officeooo:rsid="003068ea" officeooo:paragraph-rsid="003068ea"/>
    </style:style>
    <style:style style:name="P11" style:family="paragraph" style:parent-style-name="Frame_20_contents">
      <style:text-properties officeooo:rsid="00337fe9" officeooo:paragraph-rsid="00340d35"/>
    </style:style>
    <style:style style:name="P12" style:family="paragraph" style:parent-style-name="Frame_20_contents" style:list-style-name="L10">
      <style:text-properties officeooo:rsid="00340d35" officeooo:paragraph-rsid="00340d35"/>
    </style:style>
    <style:style style:name="P13" style:family="paragraph" style:parent-style-name="Frame_20_contents" style:list-style-name="L10">
      <style:text-properties officeooo:rsid="0034d4ec" officeooo:paragraph-rsid="003d0ac4"/>
    </style:style>
    <style:style style:name="P14" style:family="paragraph" style:parent-style-name="Frame_20_contents" style:list-style-name="L10">
      <style:text-properties officeooo:rsid="0036ab3a" officeooo:paragraph-rsid="003d0ac4"/>
    </style:style>
    <style:style style:name="P15" style:family="paragraph" style:parent-style-name="Frame_20_contents" style:list-style-name="L10">
      <style:text-properties officeooo:rsid="0036d429" officeooo:paragraph-rsid="0036d429"/>
    </style:style>
    <style:style style:name="P16" style:family="paragraph" style:parent-style-name="Frame_20_contents" style:list-style-name="L10">
      <style:paragraph-properties fo:text-align="start" style:justify-single-word="false"/>
      <style:text-properties officeooo:rsid="0036d429" officeooo:paragraph-rsid="0036d429"/>
    </style:style>
    <style:style style:name="P17" style:family="paragraph" style:parent-style-name="Frame_20_contents">
      <style:text-properties style:text-underline-style="solid" style:text-underline-width="auto" style:text-underline-color="font-color" officeooo:rsid="003914eb" officeooo:paragraph-rsid="003914eb"/>
    </style:style>
    <style:style style:name="P18" style:family="paragraph" style:parent-style-name="Frame_20_contents" style:list-style-name="L4">
      <style:text-properties fo:font-style="italic" style:text-underline-style="solid" style:text-underline-width="auto" style:text-underline-color="font-color" officeooo:rsid="0040c495" officeooo:paragraph-rsid="0040c495" style:font-style-asian="italic" style:font-style-complex="italic"/>
    </style:style>
    <style:style style:name="P19" style:family="paragraph" style:parent-style-name="Frame_20_contents" style:list-style-name="L4">
      <style:text-properties fo:font-style="italic" style:text-underline-style="solid" style:text-underline-width="auto" style:text-underline-color="font-color" officeooo:rsid="00439700" officeooo:paragraph-rsid="00439700" style:font-style-asian="italic" style:font-style-complex="italic"/>
    </style:style>
    <style:style style:name="P20" style:family="paragraph" style:parent-style-name="Frame_20_contents" style:list-style-name="L4">
      <style:text-properties fo:font-style="italic" style:text-underline-style="solid" style:text-underline-width="auto" style:text-underline-color="font-color" officeooo:rsid="00465af4" officeooo:paragraph-rsid="0047ac95" style:font-style-asian="italic" style:font-style-complex="italic"/>
    </style:style>
    <style:style style:name="P21" style:family="paragraph" style:parent-style-name="Frame_20_contents" style:list-style-name="L4">
      <style:text-properties fo:font-style="italic" style:text-underline-style="solid" style:text-underline-width="auto" style:text-underline-color="font-color" officeooo:rsid="00486751" officeooo:paragraph-rsid="00486751" style:font-style-asian="italic" style:font-style-complex="italic"/>
    </style:style>
    <style:style style:name="P22" style:family="paragraph" style:parent-style-name="Frame_20_contents" style:list-style-name="L4">
      <style:text-properties fo:font-style="italic" style:text-underline-style="solid" style:text-underline-width="auto" style:text-underline-color="font-color" officeooo:rsid="00486751" officeooo:paragraph-rsid="0048d69a" style:font-style-asian="italic" style:font-style-complex="italic"/>
    </style:style>
    <style:style style:name="P23" style:family="paragraph" style:parent-style-name="Frame_20_contents" style:list-style-name="L4">
      <style:text-properties fo:font-style="italic" style:text-underline-style="solid" style:text-underline-width="auto" style:text-underline-color="font-color" officeooo:rsid="00493f62" officeooo:paragraph-rsid="00498dfe" style:font-style-asian="italic" style:font-style-complex="italic"/>
    </style:style>
    <style:style style:name="P24" style:family="paragraph" style:parent-style-name="Standard">
      <style:text-properties officeooo:rsid="001bb28c" officeooo:paragraph-rsid="00284b28"/>
    </style:style>
    <style:style style:name="P25" style:family="paragraph" style:parent-style-name="Standard" style:list-style-name="L4">
      <style:text-properties style:text-position="0% 100%" officeooo:rsid="0040c495" officeooo:paragraph-rsid="00518ce0"/>
    </style:style>
    <style:style style:name="P26" style:family="paragraph" style:parent-style-name="Standard" style:list-style-name="L4">
      <style:text-properties style:text-position="0% 100%" officeooo:rsid="00518ce0" officeooo:paragraph-rsid="00518ce0"/>
    </style:style>
    <style:style style:name="P27" style:family="paragraph" style:parent-style-name="Standard" style:list-style-name="L4">
      <style:text-properties style:text-position="0% 100%" officeooo:rsid="005242ec" officeooo:paragraph-rsid="005242ec"/>
    </style:style>
    <style:style style:name="P28" style:family="paragraph" style:parent-style-name="Standard">
      <style:text-properties style:text-position="0% 100%" fo:font-weight="bold" officeooo:rsid="005242ec" officeooo:paragraph-rsid="00518ce0" style:font-weight-asian="bold" style:font-weight-complex="bold"/>
    </style:style>
    <style:style style:name="P29" style:family="paragraph" style:parent-style-name="Standard">
      <style:text-properties style:text-position="0% 100%" fo:font-weight="bold" officeooo:rsid="005242ec" officeooo:paragraph-rsid="00589c54" style:font-weight-asian="bold" style:font-weight-complex="bold"/>
    </style:style>
    <style:style style:name="P30" style:family="paragraph" style:parent-style-name="Standard">
      <style:text-properties officeooo:paragraph-rsid="00140020"/>
    </style:style>
    <style:style style:name="P31" style:family="paragraph" style:parent-style-name="Standard" style:list-style-name="L4">
      <style:text-properties officeooo:rsid="0040c495" officeooo:paragraph-rsid="00518ce0"/>
    </style:style>
    <style:style style:name="P32" style:family="paragraph" style:parent-style-name="Standard" style:list-style-name="L4">
      <style:text-properties officeooo:rsid="00518ce0" officeooo:paragraph-rsid="00518ce0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88d4"/>
    </style:style>
    <style:style style:name="T2" style:family="text">
      <style:text-properties style:font-name="Liberation Serif" officeooo:rsid="001d88d4"/>
    </style:style>
    <style:style style:name="T3" style:family="text">
      <style:text-properties style:font-name="Liberation Serif1" officeooo:rsid="001d88d4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f11d2"/>
    </style:style>
    <style:style style:name="T6" style:family="text">
      <style:text-properties style:text-position="0% 100%" officeooo:rsid="001dce12"/>
    </style:style>
    <style:style style:name="T7" style:family="text">
      <style:text-properties style:text-position="0% 100%" fo:font-weight="normal" officeooo:rsid="00321333" style:font-weight-asian="normal" style:font-weight-complex="normal"/>
    </style:style>
    <style:style style:name="T8" style:family="text">
      <style:text-properties style:text-position="0% 100%" officeooo:rsid="00340d35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officeooo:rsid="0034d4ec"/>
    </style:style>
    <style:style style:name="T11" style:family="text">
      <style:text-properties style:text-position="0% 100%" style:font-name="Liberation Serif" officeooo:rsid="003a086d"/>
    </style:style>
    <style:style style:name="T12" style:family="text">
      <style:text-properties style:text-position="0% 100%" officeooo:rsid="0034d4ec"/>
    </style:style>
    <style:style style:name="T13" style:family="text">
      <style:text-properties style:text-position="0% 100%" officeooo:rsid="002377a2"/>
    </style:style>
    <style:style style:name="T14" style:family="text">
      <style:text-properties officeooo:rsid="001dce12"/>
    </style:style>
    <style:style style:name="T15" style:family="text">
      <style:text-properties officeooo:rsid="0023543e"/>
    </style:style>
    <style:style style:name="T16" style:family="text">
      <style:text-properties officeooo:rsid="002377a2"/>
    </style:style>
    <style:style style:name="T17" style:family="text">
      <style:text-properties officeooo:rsid="00284b2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21333" style:font-weight-asian="normal" style:font-weight-complex="normal"/>
    </style:style>
    <style:style style:name="T20" style:family="text">
      <style:text-properties fo:font-weight="normal" officeooo:rsid="0032fc33" style:font-weight-asian="normal" style:font-weight-complex="normal"/>
    </style:style>
    <style:style style:name="T21" style:family="text">
      <style:text-properties fo:font-weight="normal" officeooo:rsid="00439700" style:font-weight-asian="normal" style:font-weight-complex="normal"/>
    </style:style>
    <style:style style:name="T22" style:family="text">
      <style:text-properties fo:font-weight="normal" officeooo:rsid="00446e12" style:font-weight-asian="normal" style:font-weight-complex="normal"/>
    </style:style>
    <style:style style:name="T23" style:family="text">
      <style:text-properties fo:font-weight="normal" officeooo:rsid="0047ac95" style:font-weight-asian="normal" style:font-weight-complex="normal"/>
    </style:style>
    <style:style style:name="T24" style:family="text">
      <style:text-properties fo:font-weight="normal" officeooo:rsid="0048d061" style:font-weight-asian="normal" style:font-weight-complex="normal"/>
    </style:style>
    <style:style style:name="T25" style:family="text">
      <style:text-properties fo:font-weight="normal" officeooo:rsid="00491ac7" style:font-weight-asian="normal" style:font-weight-complex="normal"/>
    </style:style>
    <style:style style:name="T26" style:family="text">
      <style:text-properties fo:font-weight="normal" officeooo:rsid="00589c54" style:font-weight-asian="normal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solid" style:text-underline-width="auto" style:text-underline-color="font-color" fo:font-weight="normal" officeooo:rsid="003068ea" style:font-style-asian="italic" style:font-weight-asian="normal" style:font-style-complex="italic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5a8e90" style:font-weight-asian="normal" style:font-weight-complex="normal"/>
    </style:style>
    <style:style style:name="T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24919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39700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46e12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47ac95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8d061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48d69a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491ac7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4931dc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498df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98dfe" style:font-style-asian="normal" style:font-weight-asian="normal" style:font-style-complex="normal" style:font-weight-complex="normal"/>
    </style:style>
    <style:style style:name="T43" style:family="text">
      <style:text-properties officeooo:rsid="00337fe9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40d35" style:font-weight-asian="bold" style:font-weight-complex="bold"/>
    </style:style>
    <style:style style:name="T46" style:family="text">
      <style:text-properties style:font-name="Liberation Serif"/>
    </style:style>
    <style:style style:name="T47" style:family="text">
      <style:text-properties style:text-position="sub 58%" style:font-name="Liberation Serif"/>
    </style:style>
    <style:style style:name="T48" style:family="text">
      <style:text-properties officeooo:rsid="0036ab3a"/>
    </style:style>
    <style:style style:name="T49" style:family="text">
      <style:text-properties officeooo:rsid="00465af4"/>
    </style:style>
    <style:style style:name="T50" style:family="text">
      <style:text-properties officeooo:rsid="004e0282"/>
    </style:style>
    <style:style style:name="T51" style:family="text">
      <style:text-properties officeooo:rsid="00518ce0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12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99cm" fo:text-indent="-0.049cm" fo:margin-left="0.1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42cm" fo:text-indent="-0.635cm" fo:margin-left="1.4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55cm" fo:text-indent="-0.635cm" fo:margin-left="2.05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9cm" fo:text-indent="-0.635cm" fo:margin-left="2.6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325cm" fo:text-indent="-0.635cm" fo:margin-left="3.32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6cm" fo:text-indent="-0.635cm" fo:margin-left="3.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95cm" fo:text-indent="-0.635cm" fo:margin-left="4.59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23cm" fo:text-indent="-0.635cm" fo:margin-left="5.2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65cm" fo:text-indent="-0.635cm" fo:margin-left="5.8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5cm" fo:text-indent="-0.635cm" fo:margin-left="6.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margin-left="0.10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635cm" fo:margin-left="0.73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style:style style:name="gr1" style:family="graphic">
      <style:graphic-properties draw:stroke="solid" svg:stroke-width="0.011cm" svg:stroke-color="#000000" draw:marker-start-width="0.369cm" draw:marker-end-width="0.369cm" draw:fill="none" draw:textarea-horizontal-align="justify" draw:textarea-vertical-align="middle" draw:auto-grow-height="false" fo:min-height="8.738cm" fo:min-width="13.264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Frame1" text:anchor-type="paragraph" svg:x="-0.051cm" svg:y="-0.005cm" svg:width="13.277cm" draw:z-index="0"><draw:text-box fo:min-height="0.863cm"><text:p text:style-name="P3">Devising an explicit algorithm based on simple rules is difficult! <text:span text:style-name="T14">L1 reg: </text:span><text:span text:style-name="T6"><draw:g text:anchor-type="as-char" svg:y="-0.208cm" draw:z-index="1" draw:style-name="gr2"><svg:title>TexMaths</svg:title><svg:desc>6§inline§\ell = err(y,\hat{y}) + \lambda \sum^N_{i=1}|w_i|
§svg§600§FALSE§</svg:desc><draw:path draw:style-name="gr305" draw:text-style-name="P35" svg:width="2.395cm" svg:height="0.249cm" svg:x="0.008cm" svg:y="0.012cm" svg:viewBox="0 0 2396 250" svg:d="M0 0c798 0 1598 0 2396 0 0 83 0 167 0 250-798 0-1598 0-2396 0 0-83 0-167 0-250z"><text:p/></draw:path><draw:path draw:style-name="gr306" draw:text-style-name="P34" svg:width="0.081cm" svg:height="0.149cm" svg:x="0cm" svg:y="0.058cm" svg:viewBox="0 0 82 150" svg:d="M1 128c0 1-1 1-1 2s1 3 2 3c2 0 2-1 8-7 2-1 6-5 7-7 3 16 9 31 24 31 9 0 16-4 20-7 3-2 13-10 13-12 0-1 0-3-2-3-1 0-1 1-3 2-13 13-21 16-28 16-9 0-12-11-12-27 0-1 0-11 1-12 0-1 0-1 4-5 18-17 48-53 48-86 0-3 0-16-13-16-17 0-33 35-35 40-10 23-17 47-17 72-5 5-10 11-16 16zM31 98c0-2 9-49 21-73 6-12 10-20 17-20s7 7 7 11c0 35-35 72-45 82z"><text:p/></draw:path><draw:path draw:style-name="gr307" draw:text-style-name="P34" svg:width="0.139cm" svg:height="0.049cm" svg:x="0.156cm" svg:y="0.129cm" svg:viewBox="0 0 140 50" svg:d="M133 8c3 0 7 0 7-4s-4-4-7-4c-42 0-84 0-126 0-3 0-7 0-7 4s4 4 7 4c42 0 84 0 126 0zM133 50c3 0 7 0 7-4s-4-4-7-4c-42 0-84 0-126 0-3 0-7 0-7 4s4 4 7 4c42 0 84 0 126 0z"><text:p/></draw:path><draw:path draw:style-name="gr308" draw:text-style-name="P34" svg:width="0.08cm" svg:height="0.095cm" svg:x="0.376cm" svg:y="0.114cm" svg:viewBox="0 0 81 96" svg:d="M30 45c6 0 22-1 32-5 15-6 16-19 16-22 0-9-8-18-23-18-23 0-55 20-55 58 0 21 13 38 33 38 30 0 48-23 48-25 0-1-1-3-2-3-2 0-2 1-3 2-17 21-40 21-42 21-17 0-19-18-19-24 0-3 1-9 4-22 3 0 7 0 11 0zM20 40c8-32 30-35 35-35 10 0 16 6 16 13 0 22-34 22-43 22-3 0-5 0-8 0z"><text:p/></draw:path><draw:path draw:style-name="gr309" draw:text-style-name="P34" svg:width="0.085cm" svg:height="0.095cm" svg:x="0.47cm" svg:y="0.114cm" svg:viewBox="0 0 86 96" svg:d="M12 81c-1 3-2 8-2 9 0 4 3 6 6 6s7-2 8-6c1-1 8-30 8-33 2-8 6-22 8-28 0-3 6-13 11-18 2-1 8-6 17-6 6 0 6 2 9 2-6 1-11 6-11 12 0 3 2 7 8 7 5 0 12-4 12-12 0-7-7-14-18-14-13 0-23 10-27 16-1-9-9-16-19-16s-14 8-16 12c-4 7-6 20-6 20 0 3 2 3 2 3 2 0 3-1 4-5 4-15 8-25 15-25 4 0 7 2 7 9 0 5-1 7-3 18-5 16-9 32-13 49z"><text:p/></draw:path><draw:path draw:style-name="gr310" draw:text-style-name="P34" svg:width="0.085cm" svg:height="0.095cm" svg:x="0.571cm" svg:y="0.114cm" svg:viewBox="0 0 86 96" svg:d="M13 81c-1 3-3 8-3 9 0 4 3 6 7 6 2 0 6-2 8-6 0-1 7-30 8-33 1-8 5-22 7-28 0-3 6-13 12-18 1-1 7-6 16-6 6 0 6 2 9 2-6 1-11 6-11 12 0 3 2 7 8 7s12-4 12-12c0-7-7-14-18-14-13 0-23 10-27 16-1-9-9-16-19-16-9 0-14 8-15 12-5 7-7 20-7 20 0 3 2 3 2 3 3 0 3-1 4-5 4-15 8-25 16-25 3 0 6 2 6 9 0 5 0 7-3 18-5 16-8 32-12 49z"><text:p/></draw:path><draw:path draw:style-name="gr311" draw:text-style-name="P34" svg:width="0.048cm" svg:height="0.21cm" svg:x="0.687cm" svg:y="0.049cm" svg:viewBox="0 0 49 211" svg:d="M49 208l-4-4c-26-27-33-67-33-98 0-37 8-74 34-100 3-3 3-3 3-4s-1-2-2-2c-3 0-21 14-34 41-11 23-13 47-13 65 0 16 2 41 14 65 12 26 30 40 33 40 1 0 2-1 2-3z"><text:p/></draw:path><draw:path draw:style-name="gr312" draw:text-style-name="P34" svg:width="0.096cm" svg:height="0.135cm" svg:x="0.754cm" svg:y="0.114cm" svg:viewBox="0 0 97 136" svg:d="M96 13c1-3 1-3 1-5 0-4-3-6-6-6-2 0-6 2-8 5 0 1-1 7-3 11-1 5-3 11-4 17-3 13-6 25-9 38-1 3-10 18-24 18-11 0-13-9-13-17 0-10 4-23 11-42 3-8 4-10 4-15 0-9-7-17-17-17-20 0-28 31-28 32 0 3 2 3 2 3 2 0 3-1 4-4 5-20 14-26 21-26 2 0 5 0 5 6s-2 11-3 15c-9 23-12 35-12 44 0 20 13 26 25 26 8 0 16-4 22-10-3 11-6 22-14 33-6 7-13 13-24 13-3 0-12-1-15-9 3 0 6 0 9-2 2-2 4-5 4-9 0-7-6-7-8-7-5 0-12 3-12 14 0 10 10 17 22 17 23 0 44-19 50-42 7-27 13-54 20-81z"><text:p/></draw:path><draw:path draw:style-name="gr313" draw:text-style-name="P34" svg:width="0.024cm" svg:height="0.062cm" svg:x="0.877cm" svg:y="0.184cm" svg:viewBox="0 0 25 63" svg:d="M25 22c0-14-6-22-14-22-7 0-11 5-11 11s4 11 11 11c2 0 5 0 8-2 0-1 0-1 0-1 1 0 1 0 1 3 0 16-7 29-15 36-2 2-2 2-2 3 0 2 1 2 2 2 3 0 20-16 20-41z"><text:p/></draw:path><draw:path draw:style-name="gr314" draw:text-style-name="P34" svg:width="0.055cm" svg:height="0.031cm" svg:x="0.991cm" svg:y="0.061cm" svg:viewBox="0 0 56 32" svg:d="M29 0c-10 10-19 19-29 28 1 1 3 3 4 4 9-7 16-14 25-21 8 7 16 14 24 21 1-1 2-3 3-4-9-9-18-18-27-28z"><text:p/></draw:path><draw:path draw:style-name="gr315" draw:text-style-name="P34" svg:width="0.096cm" svg:height="0.135cm" svg:x="0.959cm" svg:y="0.114cm" svg:viewBox="0 0 97 136" svg:d="M96 13c1-3 1-3 1-5 0-4-3-6-6-6-2 0-6 2-8 5 0 1-1 7-3 11-1 5-3 11-4 17-3 13-6 25-9 38-1 3-10 18-24 18-11 0-13-9-13-17 0-10 4-23 11-42 3-8 4-10 4-15 0-9-7-17-17-17-20 0-28 31-28 32 0 3 2 3 2 3 2 0 3-1 4-4 5-20 14-26 21-26 2 0 5 0 5 6s-2 11-3 15c-9 23-12 35-12 44 0 20 13 26 25 26 8 0 16-4 22-10-3 11-6 22-14 33-6 7-13 13-24 13-3 0-12-1-15-9 3 0 6 0 9-2 2-2 4-5 4-9 0-7-6-7-8-7-5 0-12 3-12 14 0 10 10 17 22 17 23 0 44-19 50-42 7-27 13-54 20-81z"><text:p/></draw:path><draw:path draw:style-name="gr316" draw:text-style-name="P34" svg:width="0.048cm" svg:height="0.21cm" svg:x="1.075cm" svg:y="0.049cm" svg:viewBox="0 0 49 211" svg:d="M49 106c0-17-2-42-14-66-12-26-31-40-33-40-1 0-2 1-2 2s0 1 4 5c21 21 33 54 33 99 0 35-8 72-34 99-3 3-3 3-3 3 0 2 1 3 2 3 2 0 21-15 34-41 11-24 13-47 13-64z"><text:p/></draw:path><draw:path draw:style-name="gr317" draw:text-style-name="P34" svg:width="0.139cm" svg:height="0.139cm" svg:x="1.204cm" svg:y="0.084cm" svg:viewBox="0 0 140 140" svg:d="M74 75c20 0 39 0 59 0 3 0 7 0 7-5 0-4-4-4-7-4-20 0-39 0-59 0 0-20 0-40 0-59 0-3 0-7-4-7s-4 4-4 7c0 19 0 39 0 59-20 0-40 0-59 0-3 0-7 0-7 4 0 5 4 5 7 5 19 0 39 0 59 0 0 19 0 39 0 59 0 2 0 6 4 6s4-4 4-6c0-20 0-40 0-59z"><text:p/></draw:path><draw:path draw:style-name="gr318" draw:text-style-name="P34" svg:width="0.103cm" svg:height="0.148cm" svg:x="1.414cm" svg:y="0.061cm" svg:viewBox="0 0 104 149" svg:d="M64 85c9 22 19 53 22 58s6 5 11 5c2 0 3 0 5 0s2-1 2-2c0 0 0-1-1-2-2-2-3-6-5-9-14-41-28-80-43-120-4-13-15-15-25-15-1 0-4 0-4 2s1 2 2 2c7 1 9 3 13 17 7 19 14 39 21 58-19 19-39 38-58 57-3 2-4 4-4 7s3 6 7 6c3 0 4-3 6-5 17-19 34-39 51-59z"><text:p/></draw:path><draw:path draw:style-name="gr319" draw:text-style-name="P34" svg:width="0.198cm" svg:height="0.21cm" svg:x="1.573cm" svg:y="0.049cm" svg:viewBox="0 0 199 211" svg:d="M77 112c-25 31-50 62-75 93-2 2-2 3-2 3 0 3 2 3 5 3 59 0 117 0 176 0 6-18 12-35 18-53-2 0-4 0-6 0-5 16-19 28-37 35-4 1-18 6-49 6-30 0-60 0-90 0 25-30 49-60 74-90 1-2 1-3 1-3 0-1 0-1-1-3-23-32-45-63-68-95 27 0 56 0 83 0 24 0 73 2 87 41 2 0 4 0 6 0-6-16-12-33-18-49-59 0-117 0-176 0-5 0-5 0-5 7 26 35 51 70 77 105z"><text:p/></draw:path><draw:path draw:style-name="gr320" draw:text-style-name="P34" svg:width="0.13cm" svg:height="0.1cm" svg:x="1.793cm" svg:y="0cm" svg:viewBox="0 0 131 101" svg:d="M113 16c1-6 3-11 15-11 1 0 3 0 3-3 0-1 0-2-2-2-5 0-10 1-15 1-4 0-13-1-16-1-1 0-3 0-3 3 0 2 2 2 3 2 8 0 10 3 10 6 0 2 0 2-1 4-5 22-10 43-16 64-12-25-24-51-37-77-1-2-2-2-5-2-7 0-14 0-21 0-2 0-4 0-4 3 0 2 2 2 5 2s6 0 9 1c-7 26-13 53-19 79-2 6-5 10-16 11-1 0-3 0-3 3 0 1 1 2 2 2 5 0 11-1 15-1s12 1 16 1c2 0 3-1 3-3s-2-2-4-2c-9-1-9-5-9-6s0-2 1-5c6-25 13-50 19-75 14 30 28 59 43 89 1 2 2 2 3 2 3 0 3-1 3-3 7-28 14-55 21-82z"><text:p/></draw:path><draw:path draw:style-name="gr321" draw:text-style-name="P34" svg:width="0.044cm" svg:height="0.098cm" svg:x="1.79cm" svg:y="0.172cm" svg:viewBox="0 0 45 99" svg:d="M41 5c0-2-1-5-6-5-4 0-8 4-8 8 0 2 2 6 6 6s8-4 8-9zM11 81c-1 1-1 3-1 6 0 7 6 12 13 12 15 0 22-20 22-23 0-1-2-1-2-1-2 0-3 1-3 2-3 12-10 18-16 18-3 0-4-2-4-5s2-6 3-9c1-5 3-8 5-12 1-4 6-17 7-19 0-2 0-3 0-5 0-7-5-13-13-13-15 0-22 21-22 23s2 2 3 2c2 0 2 0 2-2 4-13 11-18 16-18 2 0 4 1 4 5 0 3-1 6-5 15-3 7-6 15-9 24z"><text:p/></draw:path><draw:path draw:style-name="gr322" draw:text-style-name="P34" svg:width="0.108cm" svg:height="0.039cm" svg:x="1.853cm" svg:y="0.213cm" svg:viewBox="0 0 109 40" svg:d="M103 7c3 0 6 0 6-3 0-4-3-4-6-4-32 0-65 0-97 0-2 0-6 0-6 4 0 3 4 3 6 3 32 0 65 0 97 0zM103 40c3 0 6 0 6-4s-3-4-6-4c-32 0-65 0-97 0-2 0-6 0-6 4s4 4 6 4c32 0 65 0 97 0z"><text:p/></draw:path><draw:path draw:style-name="gr323" draw:text-style-name="P34" svg:width="0.052cm" svg:height="0.098cm" svg:x="1.988cm" svg:y="0.171cm" svg:viewBox="0 0 53 99" svg:d="M33 4c0-3 0-4-4-4-10 10-23 10-29 10 0 1 0 3 0 5 4 0 13 0 21-4 0 25 0 50 0 75 0 5 0 7-14 7-2 0-5 0-6 0 0 2 0 4 0 6 3-1 21-1 26-1s23 0 26 1c0-2 0-4 0-6-1 0-3 0-5 0-15 0-15-2-15-7 0-28 0-55 0-82z"><text:p/></draw:path><draw:path draw:style-name="gr324" draw:text-style-name="P34" svg:width="0.007cm" svg:height="0.21cm" svg:x="2.127cm" svg:y="0.049cm" svg:viewBox="0 0 8 211" svg:d="M8 8c0-4 0-8-4-8s-4 4-4 8c0 65 0 130 0 195 0 4 0 8 4 8s4-4 4-8c0-65 0-130 0-195z"><text:p/></draw:path><draw:path draw:style-name="gr325" draw:text-style-name="P34" svg:width="0.138cm" svg:height="0.095cm" svg:x="2.166cm" svg:y="0.114cm" svg:viewBox="0 0 139 96" svg:d="M91 22c1-5 3-12 3-14 0-4-3-6-6-6-2 0-6 2-8 6 0 2-10 42-12 47-1 7-1 11-1 15 0 2 0 2 0 3-5 12-11 18-20 18-16 0-16-16-16-19 0-7 1-15 10-41 3-6 4-9 4-14 0-9-7-17-17-17-20 0-28 31-28 32 0 3 2 3 2 3 3 0 3-1 4-4 5-20 14-26 21-26 2 0 5 0 5 6s-2 12-3 15c-10 25-12 35-12 43 0 19 14 27 30 27 3 0 13 0 21-15 6 13 21 15 27 15 16 0 25-14 30-26 8-16 14-45 14-55 0-12-5-15-9-15-5 0-11 5-11 10 0 3 2 4 4 6s7 7 7 18c0 7-6 28-11 39-6 11-13 18-24 18-9 0-15-6-15-18 0-6 2-13 2-16 3-12 6-23 9-35z"><text:p/></draw:path><draw:path draw:style-name="gr326" draw:text-style-name="P34" svg:width="0.043cm" svg:height="0.098cm" svg:x="2.318cm" svg:y="0.14cm" svg:viewBox="0 0 44 99" svg:d="M41 5c0-2-2-5-6-5s-9 4-9 8c0 3 2 6 6 6 5 0 9-4 9-9zM11 81c-1 1-2 3-2 6 0 7 6 12 14 12 15 0 21-20 21-22s-1-2-2-2c-2 0-2 1-2 3-4 11-11 17-16 17-3 0-4-2-4-5s1-6 2-9c2-4 4-8 5-12 1-3 7-17 7-19 1-1 1-3 1-5 0-7-6-12-14-12-14 0-21 20-21 22s2 2 2 2c2 0 3 0 3-2 4-13 11-18 16-18 2 0 4 1 4 5s-2 6-5 15c-3 8-6 16-9 24z"><text:p/></draw:path><draw:path draw:style-name="gr327" draw:text-style-name="P34" svg:width="0.007cm" svg:height="0.21cm" svg:x="2.406cm" svg:y="0.049cm" svg:viewBox="0 0 8 211" svg:d="M8 8c0-4 0-8-4-8s-4 4-4 8c0 65 0 130 0 195 0 4 0 8 4 8s4-4 4-8c0-65 0-130 0-195z"><text:p/></draw:path></draw:g></text:span><text:span text:style-name="T6"><text:s/>favours few non-</text:span><text:span text:style-name="T4">0</text:span><text:span text:style-name="T6"> coefs, </text:span><text:span text:style-name="T5">L2 favours small coef</text:span><text:span text:style-name="T4">s</text:span></text:p><text:p text:style-name="P1">under-fitting → high bias (high training, high test error) → add features, decrease regularization term <text:span text:style-name="T2">λ</text:span><text:span text:style-name="T3">, increase degree of polynomial)</text:span></text:p><text:p text:style-name="P2">over-fitting → high variance (low training, high test error) → <text:span text:style-name="T1">get more data, remove features, increase regularization term <text:s/></text:span><text:span text:style-name="T2">λ, decrease degree of polynom)</text:span></text:p></draw:text-box></draw:frame><text:s text:c="3"/></text:p>
      <text:p text:style-name="P30"><text:span text:style-name="T50"><text:s/></text:span></text:p>
      <text:p text:style-name="P24"/>
      <text:p text:style-name="P24"><draw:frame draw:style-name="fr1" draw:name="Frame3" text:anchor-type="paragraph" svg:x="-0.053cm" svg:y="0.125cm" svg:width="8.412cm" draw:z-index="2"><draw:text-box fo:min-height="2.387cm"><text:p text:style-name="P5">Challenges in Semantic Segmentation<text:span text:style-name="T18"> (every pixel in an image belongs to a class)</text:span></text:p><text:list xml:id="list281985193" text:style-name="L4"><text:list-item><text:p text:style-name="P7"><text:span text:style-name="T27">noise</text:span><text:span text:style-name="T18"> – high-frequency pixel variability (not relevant/may obscure target)</text:span></text:p></text:list-item><text:list-item><text:p text:style-name="P7"><text:span text:style-name="T27">partial volume</text:span><text:span text:style-name="T18"> – quantized version of object (pixels may contain mix of two objects and both contribute to pixel value) </text:span><text:span text:style-name="T20">and </text:span><text:span text:style-name="T18">object may be elevated (unclear where to begin/end object)</text:span></text:p></text:list-item><text:list-item><text:p text:style-name="P8"><text:span text:style-name="T27">intensity inhomogeneities</text:span><text:span text:style-name="T18"> – varying contrast and intensity differences across the image plain</text:span></text:p></text:list-item><text:list-item><text:p text:style-name="P9"><text:span text:style-name="T28">a</text:span><text:span text:style-name="T27">nisotropic resolution</text:span><text:span text:style-name="T32"> </text:span><text:span text:style-name="T18">– (</text:span><text:span text:style-name="T19">not </text:span><text:span text:style-name="T18">isotropic, </text:span><text:span text:style-name="T19">where </text:span><text:span text:style-name="T18">voxels are cubes) causes </text:span><text:span text:style-name="T7"><draw:g text:anchor-type="as-char" svg:y="-0.145cm" draw:z-index="3" draw:style-name="gr2"><svg:title>TexMaths</svg:title><svg:desc>6§inline§\downarrow§svg§600§TRUE§</svg:desc><draw:path draw:style-name="gr304" draw:text-style-name="P34" svg:width="0.097cm" svg:height="0.185cm" svg:x="0cm" svg:y="0cm" svg:viewBox="0 0 98 186" svg:d="M53 8c0-4 0-8-4-8s-4 4-4 8c0 50 0 99 0 149-5-8-11-14-16-18-13-9-26-12-27-12-2 0-2 3-2 4 0 3 0 4 5 5 14 4 22 12 28 17 10 11 13 24 14 31 0 1 1 2 2 2 2 0 2-2 3-4 4-23 19-40 42-46 3-1 4-1 4-5 0-1 0-4-3-4 0 0-13 3-25 11-7 5-12 12-17 19 0-50 0-99 0-149z"><text:p/></draw:path></draw:g></text:span><text:span text:style-name="T18"><text:s/>clarity in coarse dims</text:span></text:p></text:list-item><text:list-item><text:p text:style-name="P10"><text:span text:style-name="T27">imaging artifacts</text:span><text:span text:style-name="T18"> – implants may interfere with imaging modality</text:span></text:p></text:list-item><text:list-item><text:p text:style-name="P10"><text:span text:style-name="T27">limited contrasts</text:span><text:span text:style-name="T18"> – different tissues may have similar physical properties and leak boundaries</text:span></text:p></text:list-item><text:list-item><text:p text:style-name="P10"><text:span text:style-name="T27">morphological variability</text:span><text:span text:style-name="T18"> – variability in physiological conditions or imaging modalities</text:span></text:p></text:list-item></text:list></draw:text-box></draw:frame><draw:frame draw:style-name="fr1" draw:name="Frame2" text:anchor-type="paragraph" svg:x="8.357cm" svg:y="0.125cm" svg:width="4.868cm" draw:z-index="9"><draw:text-box fo:min-height="0.39cm"><text:p text:style-name="P4"><text:span text:style-name="T48">O</text:span><text:span text:style-name="T15">utput size = </text:span>, <text:span text:style-name="T16"># of param </text:span><text:span text:style-name="T13"><draw:g text:anchor-type="as-char" svg:y="-0.138cm" draw:z-index="10" draw:style-name="gr2"><svg:title>TexMaths</svg:title><svg:desc>6§inline§C \times K \times K§svg§600§FALSE§</svg:desc><draw:path draw:style-name="gr239" draw:text-style-name="P35" svg:width="1.039cm" svg:height="0.13cm" svg:x="0cm" svg:y="0.011cm" svg:viewBox="0 0 1040 131" svg:d="M0 0c347 0 694 0 1040 0 0 44 0 88 0 131-346 0-693 0-1040 0 0-43 0-87 0-131z"><text:p/></draw:path><draw:path draw:style-name="gr240" draw:text-style-name="P34" svg:width="0.148cm" svg:height="0.152cm" svg:x="0cm" svg:y="0cm" svg:viewBox="0 0 149 153" svg:d="M149 2c0-1 0-2-2-2-1 0-1 0-3 2-5 6-10 11-15 17-2-3-11-19-35-19-47 0-94 47-94 95 0 35 25 58 57 58 18 0 34-8 46-18 19-17 22-37 22-37 0-2-1-2-2-2s-2 0-2 2c-3 6-8 21-22 33s-28 15-39 15c-19 0-41-10-41-43 0-12 4-47 25-71 13-15 33-25 52-25 22 0 34 16 34 40 0 9-1 9-1 11s2 2 4 2 2-1 3-4c4-18 9-36 13-54z"><text:p/></draw:path><draw:path draw:style-name="gr241" draw:text-style-name="P34" svg:width="0.101cm" svg:height="0.1cm" svg:x="0.233cm" svg:y="0.045cm" svg:viewBox="0 0 102 101" svg:d="M51 45c-14-14-28-28-42-42-2-2-3-3-5-3s-4 2-4 4 1 2 3 4c14 15 28 29 42 43-14 14-28 28-42 42-2 2-3 3-3 4 0 3 2 4 4 4s3 0 5-3c14-13 28-28 42-42 14 15 29 30 43 44 1 0 3 1 4 1 2 0 4-1 4-4 0 0 0-1-1-2 0 0-34-34-44-44 13-13 26-26 38-39 2-1 5-4 6-5 0 0 1-1 1-3s-2-4-4-4-3 1-5 3c-14 14-28 28-42 42z"><text:p/></draw:path><draw:path draw:style-name="gr242" draw:text-style-name="P34" svg:width="0.178cm" svg:height="0.142cm" svg:x="0.42cm" svg:y="0.004cm" svg:viewBox="0 0 179 143" svg:d="M100 59c-1-1-2-3-2-3 0-1 4-4 6-5 12-10 25-19 37-29 20-14 28-15 35-15 1-1 3-1 3-5 0-1 0-2-2-2-5 0-10 1-15 1-7 0-16-1-23-1-2 0-4 0-4 4 0 1 1 2 2 3 5 0 7 1 7 4s-7 8-8 9c-27 21-54 42-82 63 5-22 11-45 17-67 2-8 2-9 18-9 5 0 7 0 7-5 0-2-2-2-3-2-6 0-22 1-27 1-7 0-21-1-28-1-1 0-4 0-4 4 0 3 2 3 6 3 3 0 7 0 10 0s4 1 4 3c0 1 0 1-1 4-9 38-18 75-28 113-2 9-2 10-19 10-4 0-6 0-6 4 0 2 2 2 3 2 6 0 21 0 27 0 4 0 9 0 13 0 5 0 10 0 14 0 2 0 4 0 4-4 0-2-2-2-6-2-8 0-13 0-13-4 0-1 1-6 2-9 3-11 5-22 8-33 10-8 21-16 31-24 9 18 17 37 25 56 2 6 2 6 2 8 0 6-9 6-10 6-3 0-5 0-5 4 0 2 2 2 3 2 8 0 17 0 26 0 4 0 16 0 20 0 1 0 4 0 4-4 0-2-2-2-4-2-9 0-11-2-15-9-10-23-20-46-29-69z"><text:p/></draw:path><draw:path draw:style-name="gr243" draw:text-style-name="P34" svg:width="0.101cm" svg:height="0.1cm" svg:x="0.684cm" svg:y="0.045cm" svg:viewBox="0 0 102 101" svg:d="M51 45c-14-14-28-28-42-42-3-2-3-3-5-3s-4 2-4 4 1 2 3 4c14 15 28 29 42 43-14 14-28 28-42 42-2 2-3 3-3 4 0 3 2 4 4 4s2 0 5-3c14-13 28-28 42-42 14 15 29 30 43 44 1 0 3 1 4 1 2 0 4-1 4-4 0 0 0-1-1-2 0 0-34-34-44-44 13-13 26-26 38-39 2-1 5-4 6-5 0 0 1-1 1-3s-2-4-4-4-3 1-5 3c-14 14-28 28-42 42z"><text:p/></draw:path><draw:path draw:style-name="gr244" draw:text-style-name="P34" svg:width="0.178cm" svg:height="0.142cm" svg:x="0.872cm" svg:y="0.004cm" svg:viewBox="0 0 179 143" svg:d="M99 59c0-1-1-3-1-3 0-1 4-4 6-5 12-10 25-19 37-29 20-14 28-15 35-15 1-1 3-1 3-5 0-1 0-2-2-2-5 0-10 1-15 1-7 0-16-1-23-1-2 0-4 0-4 4 0 1 1 2 2 3 5 0 7 1 7 4s-7 8-8 9c-27 21-54 42-82 63 5-22 11-45 17-67 2-8 2-9 18-9 5 0 7 0 7-5 0-2-2-2-3-2-6 0-22 1-27 1-7 0-22-1-28-1-1 0-4 0-4 4 0 3 2 3 6 3 3 0 7 0 10 0s4 1 4 3c0 1 0 1-1 4-9 38-18 75-28 113-2 9-2 10-19 10-4 0-6 0-6 4 0 2 2 2 3 2 6 0 21 0 27 0 4 0 9 0 13 0 5 0 10 0 14 0 2 0 4 0 4-4 0-2-2-2-6-2-8 0-13 0-13-4 0-1 1-6 2-9 3-11 5-22 8-33 10-8 21-16 31-24 9 18 17 37 25 56 2 6 2 6 2 8 0 6-9 6-10 6-3 0-5 0-5 4 0 2 2 2 3 2 8 0 17 0 26 0 4 0 16 0 20 0 1 0 4 0 4-4 0-2-2-2-4-2-9 0-11-2-15-9-10-23-20-46-30-69z"><text:p/></draw:path></draw:g></text:span><text:span text:style-name="T16"><text:s/></text:span></text:p></draw:text-box></draw:frame><draw:custom-shape text:anchor-type="paragraph" draw:z-index="30" draw:name="Shape 1" draw:style-name="gr1" draw:text-style-name="P33" svg:width="13.276cm" svg:height="8.75cm" svg:x="-0.051cm" svg:y="0.125cm"><text:p/><draw:enhanced-geometry svg:viewBox="0 0 21600 21600" draw:type="rectangle" draw:enhanced-path="M 0 0 L 21600 0 21600 21600 0 21600 0 0 Z N"/></draw:custom-shape></text:p>
      <text:p text:style-name="P30"><text:span text:style-name="T17"><text:s/></text:span></text:p>
      <text:p text:style-name="P24"><draw:frame draw:style-name="fr1" draw:name="Frame4" text:anchor-type="paragraph" svg:x="8.356cm" svg:y="0.014cm" svg:width="4.87cm" draw:z-index="4"><draw:text-box fo:min-height="3.134cm"><text:p text:style-name="P11"><text:span text:style-name="T45">Expert </text:span><text:span text:style-name="T44">Gold Standard</text:span>: <text:span text:style-name="T4"><draw:g text:anchor-type="as-char" svg:y="-0.088cm" draw:z-index="5" draw:style-name="gr2"><svg:title>TexMaths</svg:title><svg:desc>6§inline§\times§svg§600§TRUE§</svg:desc><draw:path draw:style-name="gr303" draw:text-style-name="P34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4"><text:s/></text:span><text:span text:style-name="T8">training, tedious, intra (same dude) + inter (diff dude) observability variability, </text:span><text:span text:style-name="T8"><draw:g text:anchor-type="as-char" svg:y="-0.157cm" draw:z-index="6" draw:style-name="gr2"><svg:title>TexMaths</svg:title><svg:desc>6§inline§\surd§svg§600§TRUE§</svg:desc><draw:path draw:style-name="gr302" draw:text-style-name="P34" svg:width="0.161cm" svg:height="0.207cm" svg:x="0cm" svg:y="0cm" svg:viewBox="0 0 162 208" svg:d="M66 186c-13-27-25-54-37-81-2-2-3-2-3-2-2 0-2 0-4 1-6 4-13 10-20 15-2 1-2 2-2 3s1 2 2 2 5-3 7-5c1 0 4-3 7-5 13 31 27 61 41 90 2 4 2 4 5 4s3-1 4-4c32-65 64-131 95-196 1-3 1-3 1-4 0-2-1-4-4-4-1 0-3 1-4 4-30 61-59 121-88 182z"><text:p/></draw:path></draw:g></text:span><text:span text:style-name="T8"><text:s/>multiple segmentations, agreement can be quantified</text:span></text:p><text:list xml:id="list1759376847" text:style-name="L10"><text:list-item><text:p text:style-name="P12"><text:span text:style-name="T4">specificity </text:span><text:span text:style-name="T12">= </text:span><text:span text:style-name="T4"><text:s/></text:span><text:span text:style-name="T4"><draw:g text:anchor-type="as-char" svg:y="-0.183cm" draw:z-index="7" draw:style-name="gr2"><svg:title>TexMaths</svg:title><svg:desc>6§inline§\frac{TN}{N} = \frac{TN}{TN + FP} §svg§600§TRUE§</svg:desc><draw:path draw:style-name="gr289" draw:text-style-name="P34" svg:width="0.109cm" svg:height="0.099cm" svg:x="0.007cm" svg:y="0.002cm" svg:viewBox="0 0 110 100" svg:d="M65 10c1-4 2-5 5-5 0 0 6 0 9 0 9 0 12 0 16 2 6 1 7 6 7 11 0 2 0 4-1 12 0 1 0 1 0 2s0 2 2 2 2-2 3-4c1-10 2-19 4-28 0-2-2-2-5-2-29 0-60 0-90 0-4 0-4 0-5 3-3 8-6 17-9 26 0 0-1 2-1 3 0 0 0 2 2 2s2-1 3-4c9-23 14-25 36-25 2 0 5 0 6 0 5 0 5 0 5 2 0 1 0 0 0 3-7 25-14 51-20 77-1 6-2 7-18 7-4 0-6 0-6 3 0 1 0 3 3 3s8-1 12-1c5 0 9 0 13 0s9 0 13 0 9 1 13 1c1 0 3 0 3-4 0-2-1-2-6-2-3 0-6 0-9 0-4 0-5-1-5-3 0-1 0-1 1-3 6-26 12-52 19-78z"><text:p/></draw:path><draw:path draw:style-name="gr290" draw:text-style-name="P34" svg:width="0.13cm" svg:height="0.1cm" svg:x="0.132cm" svg:y="0cm" svg:viewBox="0 0 131 101" svg:d="M113 16c1-6 3-11 15-11 1 0 3 0 3-3 0-1 0-2-2-2-5 0-10 1-16 1-3 0-12-1-15-1-1 0-3 0-3 3 0 2 2 2 3 2 7 0 10 3 10 6 0 2-1 2-1 4-5 22-11 43-16 64-12-26-25-51-38-77-1-2-1-2-4-2-7 0-14 0-21 0-2 0-4 0-4 3 0 2 1 2 5 2 3 0 6 0 9 1-7 26-13 53-20 79-1 6-4 10-15 11-1 0-3 0-3 3 0 1 1 2 2 2 5 0 11-1 15-1s12 1 16 1c1 0 3-1 3-3s-2-2-4-2c-9-1-9-5-9-6s0-2 1-5c6-25 13-50 19-75 14 30 28 59 43 89 1 2 2 2 3 2 2 0 2-1 3-3 7-28 14-55 21-82z"><text:p/></draw:path><draw:path draw:style-name="gr291" draw:text-style-name="P34" svg:width="0.27cm" svg:height="0.007cm" svg:x="0cm" svg:y="0.126cm" svg:viewBox="0 0 271 8" svg:d="M0 0c90 0 181 0 271 0 0 3 0 5 0 8-90 0-181 0-271 0 0-3 0-5 0-8z"><text:p/></draw:path><draw:path draw:style-name="gr292" draw:text-style-name="P34" svg:width="0.13cm" svg:height="0.1cm" svg:x="0.071cm" svg:y="0.155cm" svg:viewBox="0 0 131 101" svg:d="M113 16c1-5 3-10 15-11 1 0 3 0 3-3 0-1 0-2-2-2-5 0-10 1-15 1-4 0-13-1-16-1-1 0-3 0-3 4 0 1 2 1 3 1 7 0 10 3 10 6 0 2 0 2-1 4-5 22-11 43-16 64-12-26-24-51-37-77-1-2-2-2-5-2-7 0-14 0-20 0-3 0-5 0-5 4 0 1 2 1 5 1s6 0 9 1c-6 26-13 53-19 79-2 6-5 10-16 11-1 0-3 0-3 3 0 1 1 2 2 2 5 0 11-1 15-1s12 1 16 1c2 0 3-1 3-3s-2-2-4-2c-9 0-9-5-9-6s0-2 1-4c6-25 13-51 19-76 14 30 28 59 43 89 1 2 2 2 3 2 3 0 3-1 3-3 7-28 14-55 21-82z"><text:p/></draw:path><draw:path draw:style-name="gr293" draw:text-style-name="P34" svg:width="0.139cm" svg:height="0.048cm" svg:x="0.367cm" svg:y="0.107cm" svg:viewBox="0 0 140 49" svg:d="M133 8c3 0 7 0 7-4s-4-4-7-4c-42 0-84 0-126 0-3 0-7 0-7 4s4 4 7 4c42 0 84 0 126 0zM133 49c3 0 7 0 7-4s-4-4-7-4c-42 0-84 0-126 0-3 0-7 0-7 4s4 4 7 4c42 0 84 0 126 0z"><text:p/></draw:path><draw:path draw:style-name="gr294" draw:text-style-name="P34" svg:width="0.109cm" svg:height="0.099cm" svg:x="0.803cm" svg:y="0.002cm" svg:viewBox="0 0 110 100" svg:d="M65 10c2-4 2-5 5-5 1 0 6 0 9 0 9 0 13 0 16 2 7 1 7 6 7 11 0 2 0 4-1 12 0 1 0 1 0 2s1 2 2 2c2 0 2-2 3-4 1-10 3-19 4-28 0-2-2-2-5-2-29 0-60 0-90 0-4 0-4 0-5 3-3 8-6 17-9 26 0 0-1 2-1 3 0 0 0 2 2 2s3-1 3-4c9-23 14-25 36-25 2 0 5 0 6 0 5 0 5 0 5 2 0 1 0 0 0 3-7 25-14 51-20 77-1 6-1 7-17 7-5 0-7 0-7 3 0 1 0 3 3 3 4 0 8-1 12-1 5 0 9 0 13 0s9 0 13 0 9 1 13 1c1 0 3 0 3-4 0-2-1-2-6-2-3 0-6 0-9 0-4 0-5-1-5-3 0-1 0-1 1-3 6-26 13-52 19-78z"><text:p/></draw:path><draw:path draw:style-name="gr295" draw:text-style-name="P34" svg:width="0.13cm" svg:height="0.1cm" svg:x="0.928cm" svg:y="0cm" svg:viewBox="0 0 131 101" svg:d="M113 16c1-6 3-11 15-11 1 0 3 0 3-3 0-1 0-2-2-2-5 0-10 1-15 1-4 0-12-1-16-1 0 0-3 0-3 3 0 2 2 2 3 2 7 0 10 3 10 6 0 2 0 2-1 4-5 22-11 43-16 64-12-26-24-51-37-77-1-2-2-2-5-2-7 0-14 0-20 0-3 0-5 0-5 3 0 2 2 2 5 2s6 0 9 1c-6 26-13 53-19 79-2 6-5 10-16 11-1 0-3 0-3 3 0 1 1 2 2 2 5 0 11-1 15-1s12 1 16 1c2 0 3-1 3-3s-2-2-3-2c-10-1-10-5-10-6s0-2 1-5c7-25 13-50 19-75 15 30 28 59 43 89 1 2 2 2 3 2 3 0 3-1 3-3 7-28 14-55 21-82z"><text:p/></draw:path><draw:path draw:style-name="gr296" draw:text-style-name="P34" svg:width="0.658cm" svg:height="0.007cm" svg:x="0.602cm" svg:y="0.126cm" svg:viewBox="0 0 659 8" svg:d="M0 0c220 0 440 0 659 0 0 3 0 5 0 8-219 0-439 0-659 0 0-3 0-5 0-8z"><text:p/></draw:path><draw:path draw:style-name="gr297" draw:text-style-name="P34" svg:width="0.109cm" svg:height="0.099cm" svg:x="0.609cm" svg:y="0.156cm" svg:viewBox="0 0 110 100" svg:d="M65 10c1-4 2-4 5-5 1 0 6 0 9 0 9 0 12 0 16 2 7 1 7 6 7 11 0 2 0 4-1 12 0 1 0 1 0 2s1 2 2 2c2 0 2-2 3-4 1-10 2-19 4-28 0-2-2-2-5-2-29 0-60 0-90 0-4 0-4 0-5 3-3 9-6 17-9 26 0 1-1 2-1 3 0 0 0 2 2 2s3-1 3-3c9-24 14-26 36-26 2 0 5 0 6 0 5 0 5 0 5 2 0 1 0 1 0 3-7 25-14 51-20 78-1 5-2 6-17 6-5 0-7 0-7 4 1 1 0 2 3 2 4 0 8-1 12-1 5 0 9 0 13 0s9 0 13 0c4 1 9 1 13 1 1 0 3 0 3-3s-1-3-6-3c-3 0-6 0-9 0-4 0-5-1-5-3 0-1 0-1 1-3 6-26 13-52 19-78z"><text:p/></draw:path><draw:path draw:style-name="gr298" draw:text-style-name="P34" svg:width="0.13cm" svg:height="0.1cm" svg:x="0.734cm" svg:y="0.155cm" svg:viewBox="0 0 131 101" svg:d="M113 16c1-5 3-10 15-11 1 0 3 0 3-3 0-1 0-2-2-2-5 0-10 1-15 1-4 0-12-1-16-1-1 0-3 0-3 4 0 1 2 1 3 1 7 0 10 3 10 6 0 2 0 2-1 4-5 22-11 43-16 64-12-26-24-51-37-77-1-2-2-2-5-2-7 0-14 0-20 0-3 0-5 0-5 4 0 1 2 1 5 1s6 0 9 1c-6 26-13 53-19 79-2 6-5 10-16 11-1 0-3 0-3 3 0 1 1 2 2 2 5 0 11-1 15-1s12 1 16 1c2 0 3-1 3-3s-2-2-4-2c-9 0-9-5-9-6s0-2 1-4c6-25 13-51 19-76 14 30 28 59 43 89 1 2 2 2 3 2 3 0 3-1 3-3 7-28 14-55 21-82z"><text:p/></draw:path><draw:path draw:style-name="gr299" draw:text-style-name="P34" svg:width="0.107cm" svg:height="0.108cm" svg:x="0.883cm" svg:y="0.164cm" svg:viewBox="0 0 108 109" svg:d="M58 58c15 0 30 0 45 0 2 0 5 0 5-3 0-5-3-5-5-5-15 0-30 0-45 0 0-15 0-30 0-45 0-1 0-5-3-5-4 0-4 4-4 5 0 15 0 30 0 45-15 0-31 0-46 0-1 0-5 0-5 4s4 4 5 4c15 0 31 0 46 0 0 15 0 30 0 45 0 2 0 6 3 6 4 0 4-4 4-6 0-15 0-30 0-45z"><text:p/></draw:path><draw:path draw:style-name="gr300" draw:text-style-name="P34" svg:width="0.111cm" svg:height="0.099cm" svg:x="1.012cm" svg:y="0.155cm" svg:viewBox="0 0 112 100" svg:d="M40 53c6 0 11 0 16 0 11 0 14 2 14 6 0 3 0 3-2 7 0 1 0 1 0 2s1 2 2 2c3 0 3-1 3-3 3-11 6-21 8-32 1 0 1-1 1-3 0-1-1-2-3-2s-2 1-3 4c-3 11-7 13-20 13-4 0-9 0-14 0 3-12 6-24 9-37 1-4 1-5 8-5s15 0 22 0c20 0 23 5 23 17 0 5 0 9 0 10 0 0 0 2 2 2s2-2 3-4c1-8 2-17 2-25 1-5 0-5-4-5-26 0-52 0-78 0-3 0-5 0-5 4 0 1 2 1 5 1 2 0 3 0 5 1 3 0 4 1 4 2s-1 2-1 3c-6 26-12 51-19 77-2 6-2 7-13 7-3 0-5 0-5 3 0 2 1 2 2 2 5 0 16 0 20 0s8 0 12 0c3 0 7 0 11 0 1 0 4 0 4-3 0-2-2-2-6-2 0 0-4 0-8 0-3-1-4-1-4-3 0-1 0-1 0-2 3-13 6-25 9-37z"><text:p/></draw:path><draw:path draw:style-name="gr301" draw:text-style-name="P34" svg:width="0.111cm" svg:height="0.1cm" svg:x="1.142cm" svg:y="0.155cm" svg:viewBox="0 0 112 101" svg:d="M40 55c9 0 18 0 27 0 24 0 45-16 45-32 0-12-12-23-32-23-17 0-34 0-51 0-3 0-5 0-5 4 0 1 1 1 5 1 2 0 3 0 5 1 3 0 4 1 4 2s0 1-1 3c-6 26-13 51-20 78-1 5-1 7-13 7-2 0-4 0-4 3 1 1 0 2 2 2 5 0 15-1 20-1 2 0 7 0 10 0 3 1 6 1 9 1 1 0 3 0 3-3 0-2-1-2-4-2-1 0-3 0-6 0-3-1-3-2-3-3s0-1 0-3c3-12 6-23 9-35zM50 10c2-4 2-5 8-5s11 0 17 0c14 0 22 5 22 15 0 5-2 16-9 23-5 4-14 7-24 7-8 0-16 0-24 0 4-13 7-27 10-40z"><text:p/></draw:path></draw:g></text:span></text:p></text:list-item><text:list-item><text:p text:style-name="P12">F<text:span text:style-name="T47">β</text:span><text:span text:style-name="T9"> </text:span><text:span text:style-name="T10">= </text:span><text:span text:style-name="T9"><draw:g text:anchor-type="as-char" svg:y="-0.185cm" draw:z-index="8" draw:style-name="gr2"><svg:title>TexMaths</svg:title><svg:desc>6§inline§(1+\beta^2)\frac{Precision \cdot Recall}{(\beta^2 \cdot Precision) + Recall}§svg§600§TRUE§</svg:desc><draw:path draw:style-name="gr245" draw:text-style-name="P34" svg:width="0.048cm" svg:height="0.21cm" svg:x="0cm" svg:y="0.027cm" svg:viewBox="0 0 49 211" svg:d="M49 208c0 0 0-1-4-4-26-27-33-66-33-98 0-37 8-74 34-100 3-2 3-3 3-4s-1-2-2-2c-3 0-21 14-34 41-11 24-13 47-13 65 0 16 2 41 14 65 12 26 30 40 33 40 1 0 2-1 2-3z"><text:p/></draw:path><draw:path draw:style-name="gr246" draw:text-style-name="P34" svg:width="0.069cm" svg:height="0.14cm" svg:x="0.079cm" svg:y="0.045cm" svg:viewBox="0 0 70 141" svg:d="M43 5c0-4 0-5-5-5-13 13-31 13-38 13 0 3 0 4 0 7 4 0 17 0 28-6 0 36 0 73 0 110 0 8-1 10-20 10-3 0-4 0-7 0 0 2 0 4 0 7 7-1 26-1 34-1 9 0 27 0 35 1 0-3 0-5 0-7-3 0-5 0-7 0-19 0-20-2-20-10 0-40 0-79 0-119z"><text:p/></draw:path><draw:path draw:style-name="gr247" draw:text-style-name="P34" svg:width="0.139cm" svg:height="0.14cm" svg:x="0.225cm" svg:y="0.062cm" svg:viewBox="0 0 140 141" svg:d="M74 74c20 0 39 0 59 0 3 0 7 0 7-4s-4-4-7-4c-20 0-39 0-59 0 0-20 0-39 0-59 0-3 0-7-4-7s-4 4-4 7c0 20 0 39 0 59-20 0-39 0-59 0-3 0-7 0-7 4s4 4 7 4c20 0 39 0 59 0 0 20 0 40 0 59 0 3 0 8 4 8s4-5 4-8c0-19 0-39 0-59z"><text:p/></draw:path><draw:path draw:style-name="gr248" draw:text-style-name="P34" svg:width="0.114cm" svg:height="0.188cm" svg:x="0.43cm" svg:y="0.036cm" svg:viewBox="0 0 115 189" svg:d="M115 29c0-16-11-29-29-29-12 0-18 4-25 9-12 8-23 29-27 44-12 45-23 89-34 134 0 1 1 2 3 2 1 0 2 0 2-1 5-19 10-38 15-58 4 13 13 20 29 20 15 0 31-6 40-15 11-11 17-24 17-39 0-16-8-27-15-32 12-7 24-20 24-35zM77 64c-3 1-5 1-10 1-3 0-7 0-9-1 0-2 8-1 10-1 5 0 6 0 9 1zM103 24c0 15-8 30-18 37-6-3-11-3-17-3-4 0-16 0-16 7 0 6 10 5 15 5 7 0 10 0 17-3 8 8 9 14 9 24 1 12-5 28-11 36-8 12-22 20-34 20-16 0-24-13-24-28 0-2 0-5 1-9 4-18 9-36 13-54 5-18 20-51 46-51 12 0 19 6 19 19z"><text:p/></draw:path><draw:path draw:style-name="gr249" draw:text-style-name="P34" svg:width="0.064cm" svg:height="0.097cm" svg:x="0.563cm" svg:y="0.012cm" svg:viewBox="0 0 65 98" svg:d="M65 71c-2 0-3 0-5 0-1 3-2 12-4 14-1 0-12 0-15 0-9 0-18 0-27 0 16-13 21-17 30-24 11-9 21-18 21-32 0-18-16-29-34-29-19 0-31 13-31 26 0 8 6 9 8 9 3 0 8-3 8-8 0-3-2-8-9-8 4-11 15-14 21-14 15 0 23 12 23 24s-10 23-14 28c-12 11-24 23-36 36-1 1-1 1-1 5 20 0 40 0 61 0 1-9 3-18 4-27z"><text:p/></draw:path><draw:path draw:style-name="gr250" draw:text-style-name="P34" svg:width="0.048cm" svg:height="0.21cm" svg:x="0.661cm" svg:y="0.027cm" svg:viewBox="0 0 49 211" svg:d="M49 106c0-16-3-42-14-66-13-26-31-40-33-40-1 0-2 1-2 2s0 2 4 5c21 21 33 55 33 99 0 36-8 72-35 99-2 2-2 3-2 3 0 2 1 3 2 3 2 0 21-15 33-42 11-22 14-46 14-63z"><text:p/></draw:path><draw:path draw:style-name="gr251" draw:text-style-name="P34" svg:width="0.112cm" svg:height="0.1cm" svg:x="0.989cm" svg:y="0.002cm" svg:viewBox="0 0 113 101" svg:d="M40 55c9 0 18 0 27 0 25 0 46-16 46-32 0-13-12-23-33-23-17 0-34 0-51 0-3 0-5 0-5 3 0 2 2 2 5 2 2 0 3 0 6 0 3 1 3 1 3 2s0 1-1 4c-6 26-12 51-19 77-2 6-2 8-13 8-3 0-5 0-5 3 1 0 0 2 2 2 5 0 15-1 20-1 2 0 7 0 10 0s6 1 9 1c1 0 3 0 3-4 0-1-1-1-4-1-2-1-3 0-6-1-3 0-3-1-3-2 0 0 0-1 0-3 3-13 6-24 9-35zM50 10c2-5 2-5 8-5s12 0 18 0c13 0 22 4 22 15 0 4-2 16-9 23-6 4-14 7-25 7-8 0-15 0-23 0 3-13 6-27 9-40z"><text:p/></draw:path><draw:path draw:style-name="gr252" draw:text-style-name="P34" svg:width="0.068cm" svg:height="0.066cm" svg:x="1.116cm" svg:y="0.037cm" svg:viewBox="0 0 69 67" svg:d="M28 35c0-1 3-14 4-15 0-1 4-8 9-12 2-1 6-4 12-4 2 0 5 0 8 2-5 2-6 6-6 8 0 3 2 6 6 6 3 0 8-3 8-9 0-8-8-11-16-11-7 0-14 3-21 11-3-9-12-11-15-11-6 0-9 4-12 8-3 5-5 14-5 15 0 2 2 1 2 2 3 0 3-1 4-5 2-9 5-16 11-16 3 0 5 3 5 7 0 3-2 8-3 12s-2 11-3 14c-2 6-3 12-5 19 0 2-1 5-1 6 0 3 3 5 5 5s5-2 6-5c1-1 2-7 3-11 1-5 2-10 4-16z"><text:p/></draw:path><draw:path draw:style-name="gr253" draw:text-style-name="P34" svg:width="0.062cm" svg:height="0.066cm" svg:x="1.202cm" svg:y="0.037cm" svg:viewBox="0 0 63 67" svg:d="M23 32c5 0 16-1 24-4 11-3 13-11 13-15 0-8-8-13-19-13-17 0-41 14-41 39 0 15 10 28 26 28 26 0 37-15 37-17 0-1-1-3-2-3s-2 1-3 2c-11 13-29 13-31 13-9 0-15-6-15-18 0-1 0-4 2-12 3 0 6 0 9 0zM15 28c6-22 23-24 26-24 7 0 12 3 12 9 0 15-24 15-31 15-2 0-5 0-7 0z"><text:p/></draw:path><draw:path draw:style-name="gr254" draw:text-style-name="P34" svg:width="0.063cm" svg:height="0.066cm" svg:x="1.28cm" svg:y="0.037cm" svg:viewBox="0 0 64 67" svg:d="M56 8c-6 2-8 6-8 9 0 4 3 5 6 5s8-2 8-9c0-10-11-13-19-13-23 0-43 20-43 41 0 12 9 26 28 26 24 0 36-15 36-17 0-1-1-3-2-3s-1 1-3 2c-12 13-28 13-31 13-11 0-15-7-15-16 0-4 1-20 9-30 6-8 13-12 21-12 2 0 9 1 13 4z"><text:p/></draw:path><draw:path draw:style-name="gr255" draw:text-style-name="P34" svg:width="0.044cm" svg:height="0.098cm" svg:x="1.354cm" svg:y="0.005cm" svg:viewBox="0 0 45 99" svg:d="M41 5c0-2-2-5-6-5s-8 4-8 8c0 2 2 5 5 5 5 0 9-3 9-8zM11 80c-1 2-1 4-1 7 0 7 6 12 13 12 15 0 22-20 22-23 0-2-2-1-2-2-3 0-3 2-3 3-4 12-10 18-16 18-3 0-4-2-4-5s2-6 3-10 3-7 5-12c1-3 6-16 7-18 0-2 0-3 0-5 0-7-6-13-13-13-15 0-22 21-22 23s2 1 2 2c3 0 3-1 3-2 4-13 11-18 16-18 2 0 4 1 4 5 0 3-1 5-5 14-3 8-6 16-9 24z"><text:p/></draw:path><draw:path draw:style-name="gr256" draw:text-style-name="P34" svg:width="0.058cm" svg:height="0.066cm" svg:x="1.417cm" svg:y="0.037cm" svg:viewBox="0 0 59 67" svg:d="M53 10c-3 1-6 4-6 7s3 5 5 5c1 0 7-2 7-9 0-9-10-13-19-13-24 0-27 17-27 22s3 9 4 10c5 3 7 4 17 6 3 0 13 2 13 9 0 3-2 9-8 12s-13 3-15 3c-6 0-14-1-17-6 4 0 7-4 7-8s-2-5-5-5c-4 0-9 3-9 9 0 9 10 15 24 15 27 0 32-19 32-25 0-13-15-16-20-17-1 0-5-1-6-1-5-1-8-4-8-8 0-3 3-7 6-9 4-2 9-3 12-3s10 1 13 6z"><text:p/></draw:path><draw:path draw:style-name="gr257" draw:text-style-name="P34" svg:width="0.044cm" svg:height="0.098cm" svg:x="1.493cm" svg:y="0.005cm" svg:viewBox="0 0 45 99" svg:d="M41 5c0-2-2-5-6-5s-8 4-8 8c0 2 2 5 6 5s8-3 8-8zM11 80c-1 2-1 4-1 7 0 7 6 12 13 12 15 0 22-20 22-23 0-2-2-1-2-2-3 0-3 2-3 3-4 12-10 18-16 18-3 0-4-2-4-5s2-6 3-10 3-7 5-12c1-3 6-16 7-18 0-2 0-3 0-5 0-7-6-13-13-13-15 0-22 21-22 23s2 1 2 2c3 0 3-1 3-2 4-13 11-18 16-18 2 0 4 1 4 5 0 3-1 5-5 14-3 8-6 16-9 24z"><text:p/></draw:path><draw:path draw:style-name="gr258" draw:text-style-name="P34" svg:width="0.069cm" svg:height="0.066cm" svg:x="1.555cm" svg:y="0.037cm" svg:viewBox="0 0 70 67" svg:d="M70 26c0-16-13-26-27-26-22 0-43 20-43 41 0 15 11 26 27 26 21 0 43-20 43-41zM27 62c-7 0-14-4-14-16 0-6 2-20 8-29 7-9 15-13 22-13s14 6 14 16c0 4-1 19-8 29-6 9-14 13-22 13z"><text:p/></draw:path><draw:path draw:style-name="gr259" draw:text-style-name="P34" svg:width="0.09cm" svg:height="0.066cm" svg:x="1.636cm" svg:y="0.037cm" svg:viewBox="0 0 91 67" svg:d="M11 56c0 2-1 5-1 6 0 3 3 5 5 5s5-2 5-3c1-2 2-6 3-10 1-2 3-10 3-13 2-3 2-7 3-10 2-6 2-7 6-13s11-14 22-14c9 0 9 8 9 10 0 9-7 26-9 32-1 4-2 6-2 8 0 8 7 13 14 13 15 0 22-21 22-23s-2-1-3-2c-2 0-2 1-3 2-3 12-9 18-15 18-3 0-4-1-4-4 0-4 1-6 3-12 2-5 8-21 8-29 0-15-11-17-19-17-12 0-21 8-25 14-1-10-10-14-16-14s-10 5-12 8c-3 6-5 14-5 15 0 2 2 1 2 2 3 0 3-1 4-5 2-9 5-16 11-16 3 0 5 3 5 7 0 3-2 8-3 12s-2 11-3 14c-2 6-3 12-5 19z"><text:p/></draw:path><draw:path draw:style-name="gr260" draw:text-style-name="P34" svg:width="0.016cm" svg:height="0.016cm" svg:x="1.749cm" svg:y="0.057cm" svg:viewBox="0 0 17 17" svg:d="M17 8c0-5-4-8-9-8-4 0-8 4-8 8 0 6 4 9 8 9 5 0 9-4 9-9z"><text:p/></draw:path><draw:path draw:style-name="gr261" draw:text-style-name="P34" svg:width="0.114cm" svg:height="0.102cm" svg:x="1.793cm" svg:y="0.002cm" svg:viewBox="0 0 115 103" svg:d="M50 10c2-4 2-5 5-5s7 0 10 0c14 0 30 0 30 15 0 6-3 15-9 21-6 5-16 7-26 7-6 0-13 0-19 0 3-13 6-25 9-38zM77 50c18-4 33-15 33-27 0-13-15-23-36-23-15 0-30 0-45 0-3 0-5 0-5 3 0 2 2 2 5 2 2 0 3 0 5 0 4 1 4 1 4 2s0 1-1 4c-6 26-13 51-20 78-1 5-1 7-12 7-3 0-5 0-5 3 0 1 1 2 2 2 3 0 7-1 10-1 2 0 7 0 10 0s6 0 9 0 7 1 10 1c0 0 3 0 3-4 0-1-1-1-5-1-2 0-3 0-5-1-4-1-4-1-4-2 0 0 0-1 1-3 3-13 6-26 9-38 7 0 13 0 20 0 13 0 18 7 18 13 0 2-1 8-2 11-2 7-2 9-2 11 0 12 11 16 21 16 14 0 20-14 20-16 0-1 0-2-2-2-3 0-3 0-3 2-2 6-7 13-14 13-4 0-7-2-7-10 0-4 2-11 2-16 1-4 1-5 1-7 0-1 0-6-4-11-3-3-8-4-11-6z"><text:p/></draw:path><draw:path draw:style-name="gr262" draw:text-style-name="P34" svg:width="0.063cm" svg:height="0.066cm" svg:x="1.92cm" svg:y="0.037cm" svg:viewBox="0 0 64 67" svg:d="M23 32c5 0 16-1 24-4 11-3 13-11 13-15 0-8-8-13-18-13-18 0-42 14-42 39 0 15 10 28 27 28 25 0 37-15 37-17 0-1-2-3-3-3s-2 1-3 2c-11 13-28 13-31 13-9 0-15-6-15-18 0-1 0-4 2-12 3 0 6 0 9 0zM15 28c7-22 23-24 27-24 7 0 12 3 12 9 0 15-25 15-32 15-2 0-5 0-7 0z"><text:p/></draw:path><draw:path draw:style-name="gr263" draw:text-style-name="P34" svg:width="0.063cm" svg:height="0.066cm" svg:x="2cm" svg:y="0.037cm" svg:viewBox="0 0 64 67" svg:d="M56 8c-6 2-8 6-8 9 0 4 4 5 6 5 3 0 8-2 8-9 0-10-11-13-19-13-22 0-43 20-43 41 0 12 9 26 28 26 25 0 36-15 36-17 0-1-1-3-2-3s-1 1-3 2c-11 13-28 13-31 13-11 0-15-7-15-16 0-4 1-20 9-30 6-8 13-12 21-12 2 0 9 1 13 4z"><text:p/></draw:path><draw:path draw:style-name="gr264" draw:text-style-name="P34" svg:width="0.074cm" svg:height="0.066cm" svg:x="2.075cm" svg:y="0.037cm" svg:viewBox="0 0 75 67" svg:d="M53 9c-3-5-8-9-15-9-19 0-38 21-38 42 0 14 10 25 22 25 8 0 15-5 21-11 3 9 12 11 15 11 6 0 9-3 12-8 3-6 5-15 5-15 0-2-2-2-2-2-2 0-2 1-3 5-2 7-5 15-11 15-4 0-5-3-5-7 0-2 1-8 2-11 1-4 3-10 3-13 2-4 2-8 3-12s3-11 3-11c0-4-3-5-5-5s-6 2-7 6zM44 47c-1 4-4 7-8 9-1 2-7 6-13 6s-11-3-11-14c0-8 4-24 7-30 7-11 15-14 19-14 10 0 13 12 13 13 0 0 0 2-1 2-2 9-4 19-6 28z"><text:p/></draw:path><draw:path draw:style-name="gr265" draw:text-style-name="P34" svg:width="0.033cm" svg:height="0.103cm" svg:x="2.166cm" svg:y="0cm" svg:viewBox="0 0 34 104" svg:d="M33 4l1-2c0-1-1-2-3-2-3 0-15 1-19 1-1 1-3 1-3 4 0 2 2 2 4 2 7 0 7 1 7 2s-1 2-1 4c-6 24-12 48-18 72 0 2-1 3-1 5 0 9 8 14 16 14 3 0 8-1 12-8 3-5 5-14 5-15 0-2-2-1-2-2-3 0-3 1-3 4-3 7-5 17-12 17-3 0-5-4-5-7 0-2 1-5 1-6 7-28 14-55 21-83z"><text:p/></draw:path><draw:path draw:style-name="gr266" draw:text-style-name="P34" svg:width="0.032cm" svg:height="0.103cm" svg:x="2.221cm" svg:y="0cm" svg:viewBox="0 0 33 104" svg:d="M32 4l1-2c0-1-1-2-2-2-3 0-15 1-20 1 0 1-3 1-3 4 0 2 3 2 4 2 7 0 7 1 7 2s0 2 0 4c-6 24-12 48-18 72-1 2-1 3-1 5 0 9 8 14 16 14 3 0 7-1 11-8 3-5 5-14 5-15 0-2-1-2-2-2-2 0-2 1-3 4-2 7-5 17-11 17-4 0-5-4-5-7 0-2 0-5 1-6 7-28 14-55 20-83z"><text:p/></draw:path><draw:path draw:style-name="gr267" draw:text-style-name="P34" svg:width="1.732cm" svg:height="0.007cm" svg:x="0.756cm" svg:y="0.128cm" svg:viewBox="0 0 1733 8" svg:d="M0 0c578 0 1155 0 1733 0 0 3 0 5 0 8-578 0-1155 0-1733 0 0-3 0-5 0-8z"><text:p/></draw:path><draw:path draw:style-name="gr268" draw:text-style-name="P34" svg:width="0.037cm" svg:height="0.146cm" svg:x="0.773cm" svg:y="0.148cm" svg:viewBox="0 0 38 147" svg:d="M35 0c-28 19-35 51-35 73 0 21 6 54 35 74 2 0 3 0 3-2 0 0 0-1-1-2-20-17-27-43-27-70 0-39 15-59 27-70 1-1 1-1 1-2s-1-1-3-1z"><text:p/></draw:path><draw:path draw:style-name="gr269" draw:text-style-name="P34" svg:width="0.085cm" svg:height="0.131cm" svg:x="0.829cm" svg:y="0.154cm" svg:viewBox="0 0 86 132" svg:d="M86 20c0-13-11-20-24-20-20 0-35 23-39 38-7 30-15 62-23 93 0 1 1 1 2 1 2 0 3 0 3 0 3-14 7-27 10-40 3 7 10 13 22 13 21 0 44-15 44-37 0-9-4-18-11-23 7-4 16-13 16-25zM57 45c-2 1-3 1-7 1-3 0-6 0-7 0 1-2 6-2 7-2 2 0 5 0 7 1zM77 17c0 8-4 20-13 25-3-1-6-2-14-2-5 0-13 0-13 6 0 3 5 4 12 4 6 0 10-1 15-2 4 3 6 9 6 16 0 21-14 37-32 37-12 0-20-7-20-19 0-1 1-3 1-4 3-13 6-26 9-39 4-14 17-35 34-35 9 0 15 4 15 13z"><text:p/></draw:path><draw:path draw:style-name="gr270" draw:text-style-name="P34" svg:width="0.052cm" svg:height="0.069cm" svg:x="0.934cm" svg:y="0.146cm" svg:viewBox="0 0 53 70" svg:d="M53 50c-1 0-3 0-4 0-1 2-2 8-4 9-1 1-10 1-11 1-7 0-14 0-21 0 7-5 15-11 21-16 10-6 19-12 19-23 0-14-13-21-28-21-14 0-25 8-25 19 0 5 5 6 7 6s6-2 6-6-3-6-6-6c3-5 9-9 16-9 10 0 18 7 18 17 0 9-6 16-14 22-8 7-17 15-25 22-1 1-1 1-2 2 0 1 0 2 0 3 16 0 33 0 49 0 1-7 3-14 4-20z"><text:p/></draw:path><draw:path draw:style-name="gr271" draw:text-style-name="P34" svg:width="0.016cm" svg:height="0.016cm" svg:x="1.024cm" svg:y="0.213cm" svg:viewBox="0 0 17 17" svg:d="M17 8c0-4-4-8-9-8-4 0-8 4-8 8 0 6 4 9 8 9 5 0 9-4 9-9z"><text:p/></draw:path><draw:path draw:style-name="gr272" draw:text-style-name="P34" svg:width="0.112cm" svg:height="0.1cm" svg:x="1.067cm" svg:y="0.157cm" svg:viewBox="0 0 113 101" svg:d="M40 55c9 0 18 0 27 0 25 0 46-16 46-32 0-12-12-23-33-23-17 0-34 0-51 0-3 0-5 0-5 3 0 2 2 2 5 2 2 0 3 0 6 0 3 1 3 1 3 3 0 1 0 0-1 3-6 26-12 51-19 78-2 5-2 7-13 7-3 0-5 0-5 3 0 0 0 2 2 2 5 0 15-1 20-1 3 0 7 0 10 0s6 1 9 1c2 0 3 0 3-4 0-1-1-1-4-1-2-1-3 0-6-1-3 0-3-1-3-2s0-1 0-3c3-12 6-23 9-35zM51 10c1-4 1-5 7-5s12 0 18 0c13 0 22 5 22 15 0 5-2 16-9 23-6 4-14 7-25 7-8 0-15 0-23 0 3-13 6-27 10-40z"><text:p/></draw:path><draw:path draw:style-name="gr273" draw:text-style-name="P34" svg:width="0.068cm" svg:height="0.066cm" svg:x="1.194cm" svg:y="0.192cm" svg:viewBox="0 0 69 67" svg:d="M28 35c0 0 3-13 4-15 0-1 5-8 9-12 2-1 6-4 12-4 2 0 5 1 8 3-5 1-6 5-6 7 0 4 2 6 6 6 3 0 8-3 8-9 0-7-8-11-16-11-7 0-14 4-21 11-2-9-11-11-15-11-5 0-9 4-12 8-3 6-5 14-5 15 0 2 2 2 3 2 2 0 2-1 3-5 2-9 5-16 11-16 3 0 5 4 5 7s-2 9-3 13-2 10-3 13c-2 6-3 12-5 19 0 2-1 3-1 6s3 5 5 5 5-2 6-5c1 0 2-7 3-10 1-6 3-11 4-17z"><text:p/></draw:path><draw:path draw:style-name="gr274" draw:text-style-name="P34" svg:width="0.063cm" svg:height="0.066cm" svg:x="1.279cm" svg:y="0.192cm" svg:viewBox="0 0 64 67" svg:d="M23 32c5 0 16-1 24-3 11-4 13-12 13-16 0-8-8-13-18-13-18 0-42 14-42 39 0 15 10 28 27 28 25 0 37-15 37-17 0-1-2-3-3-3s-2 1-3 2c-11 13-29 13-31 13-9 0-15-5-15-17 0-2 0-5 2-13 3 0 6 0 9 0zM15 28c6-22 23-24 27-24 6 0 12 4 12 9 0 15-25 15-32 15-2 0-5 0-7 0z"><text:p/></draw:path><draw:path draw:style-name="gr275" draw:text-style-name="P34" svg:width="0.063cm" svg:height="0.066cm" svg:x="1.358cm" svg:y="0.192cm" svg:viewBox="0 0 64 67" svg:d="M56 9c-6 1-8 5-8 8 0 4 3 6 6 6s8-3 8-10c0-10-11-13-19-13-22 0-43 20-43 41 0 13 9 26 28 26 24 0 36-15 36-17 0-1-1-3-2-3s-1 1-3 2c-11 13-28 13-31 13-11 0-15-7-15-16 0-4 1-20 9-30 6-8 13-12 21-12 2 0 9 1 13 5z"><text:p/></draw:path><draw:path draw:style-name="gr276" draw:text-style-name="P34" svg:width="0.044cm" svg:height="0.098cm" svg:x="1.432cm" svg:y="0.161cm" svg:viewBox="0 0 45 99" svg:d="M41 5c0-2-2-5-6-5s-8 4-8 8c0 3 2 6 6 6s8-4 8-9zM11 80c-1 2-1 4-1 7 0 7 6 12 13 12 15 0 22-20 22-22 0-3-2-3-2-3-3 0-3 2-3 3-3 12-10 18-16 18-3 0-4-2-4-5s2-7 3-10c1-4 3-7 5-12 1-3 6-16 7-18 0-1 0-3 0-5 0-7-6-13-13-13-15 0-22 21-22 23s2 1 2 2c3 0 3-1 3-2 4-13 11-18 16-18 2 0 4 1 4 5s-1 5-5 14c-3 8-6 16-9 24z"><text:p/></draw:path><draw:path draw:style-name="gr277" draw:text-style-name="P34" svg:width="0.058cm" svg:height="0.066cm" svg:x="1.495cm" svg:y="0.192cm" svg:viewBox="0 0 59 67" svg:d="M53 10c-4 1-6 4-6 7s3 5 5 5c1 0 7-2 7-9 0-9-11-13-20-13-23 0-27 17-27 22s3 9 5 10c4 3 6 4 17 6 3 0 12 2 12 9 0 3-2 9-8 12s-13 3-15 3c-5 0-13-1-17-6 5 0 8-4 8-8s-3-5-6-5c-4 0-8 3-8 9 0 9 9 15 23 15 27 0 33-19 33-24 0-14-15-17-21-18-1 0-4-1-6-1-5-1-7-4-7-7 0-4 2-8 5-10 4-2 10-3 12-3 3 0 11 1 14 6z"><text:p/></draw:path><draw:path draw:style-name="gr278" draw:text-style-name="P34" svg:width="0.044cm" svg:height="0.098cm" svg:x="1.571cm" svg:y="0.161cm" svg:viewBox="0 0 45 99" svg:d="M41 5c0-2-1-5-6-5-4 0-8 4-8 8 0 3 2 6 6 6s8-4 8-9zM11 80c-1 2-1 4-1 7 0 7 6 12 13 12 15 0 22-20 22-22 0-3-2-3-2-3-3 0-3 2-3 3-3 12-10 18-16 18-3 0-4-2-4-5s2-7 3-10c1-4 3-7 5-12 1-3 6-16 7-18 0-1 0-3 0-5 0-7-5-13-13-13-15 0-22 21-22 23s2 2 3 2c2 0 2-1 2-2 4-13 11-18 16-18 2 0 4 1 4 5s-1 5-5 14c-3 8-6 16-9 24z"><text:p/></draw:path><draw:path draw:style-name="gr279" draw:text-style-name="P34" svg:width="0.069cm" svg:height="0.066cm" svg:x="1.633cm" svg:y="0.192cm" svg:viewBox="0 0 70 67" svg:d="M70 26c0-16-13-26-27-26-22 0-43 21-43 41 0 15 11 26 27 26 21 0 43-20 43-41zM27 62c-7 0-14-4-14-16 0-6 3-20 8-29 7-9 15-13 22-13s15 6 15 17c0 3-2 18-9 28-5 9-14 13-22 13z"><text:p/></draw:path><draw:path draw:style-name="gr280" draw:text-style-name="P34" svg:width="0.09cm" svg:height="0.066cm" svg:x="1.713cm" svg:y="0.192cm" svg:viewBox="0 0 91 67" svg:d="M11 56c0 2-1 3-1 6s3 5 5 5 4-2 5-3c2-2 3-6 3-9 1-3 3-10 3-14 2-3 2-6 3-10 2-6 2-7 6-13 5-6 11-14 23-14 8 0 8 8 8 11 0 8-6 25-8 31-2 4-3 6-3 8 0 8 7 13 14 13 15 0 22-21 22-23s-2-2-3-2c-2 0-2 1-3 3-3 11-9 17-15 17-3 0-4-1-4-4 0-4 1-6 4-12 1-5 7-21 7-29 0-14-11-17-19-17-12 0-21 8-25 14-1-10-10-14-16-14s-9 5-12 8c-3 6-5 14-5 15 0 2 2 2 3 2 2 0 2-1 3-5 2-9 5-16 11-16 3 0 5 4 5 7s-2 9-3 13-2 10-3 13c-2 6-3 12-5 19z"><text:p/></draw:path><draw:path draw:style-name="gr281" draw:text-style-name="P34" svg:width="0.037cm" svg:height="0.146cm" svg:x="1.821cm" svg:y="0.148cm" svg:viewBox="0 0 38 147" svg:d="M3 0c-1 0-3 0-3 1s1 1 1 3c13 12 27 31 27 69 0 31-9 54-26 69-2 3-2 3-2 3 0 1 1 2 2 2 2 0 16-9 26-28 6-12 10-28 10-46 0-20-6-53-35-73z"><text:p/></draw:path><draw:path draw:style-name="gr282" draw:text-style-name="P34" svg:width="0.108cm" svg:height="0.108cm" svg:x="1.887cm" svg:y="0.166cm" svg:viewBox="0 0 109 109" svg:d="M58 58c15 0 30 0 45 0 2 0 6 0 6-4s-4-4-6-4c-15 0-30 0-45 0 0-15 0-30 0-45 0-1 0-5-4-5s-4 3-4 5c0 15 0 30 0 45-15 0-30 0-45 0-1 0-5 0-5 4s3 4 5 4c15 0 30 0 45 0 0 15 0 30 0 45 0 2 0 6 4 6s4-4 4-6c0-15 0-30 0-45z"><text:p/></draw:path><draw:path draw:style-name="gr283" draw:text-style-name="P34" svg:width="0.114cm" svg:height="0.103cm" svg:x="2.017cm" svg:y="0.157cm" svg:viewBox="0 0 115 104" svg:d="M50 10c1-4 2-4 5-5 3 0 6 0 9 0 14 0 31 0 31 15 0 6-3 16-10 21-6 5-15 7-25 7-7 0-13 0-19 0 3-13 6-25 9-38zM77 50c18-4 33-14 33-27s-15-23-36-23c-15 0-31 0-46 0-2 0-5 0-5 3 0 2 2 2 5 2 1 0 3 0 6 0 3 1 3 1 3 3 0 1 0 0 0 3-7 26-13 52-20 79-1 4-1 6-13 6-2 0-4 0-4 3 0 1 1 2 2 2 3 0 6-1 9-1s8 0 10 0c3 0 7 0 10 0s6 1 9 1c1 0 3 0 3-3 0-2-1-2-5-2-2 0-3 0-5-1-3 0-3-1-3-2s0-1 1-3c3-13 6-26 9-38 6 0 13 0 19 0 14 0 19 7 19 13 0 3-1 8-2 11-2 7-3 9-3 12 0 11 11 16 22 16 14 0 20-14 20-17 0-1-1-2-3-2s-2 1-3 2c-2 7-7 13-14 13-3 0-6-2-6-10 0-3 1-12 2-16 0-4 0-5 0-6 0-2 0-7-4-11-3-4-7-5-10-7z"><text:p/></draw:path><draw:path draw:style-name="gr284" draw:text-style-name="P34" svg:width="0.062cm" svg:height="0.066cm" svg:x="2.144cm" svg:y="0.192cm" svg:viewBox="0 0 63 67" svg:d="M23 32c4 0 16-1 24-3 11-4 12-12 12-16 0-8-7-13-18-13-18 0-41 14-41 39 0 15 9 28 26 28 25 0 37-15 37-17 0-1-1-3-2-3-2 0-2 1-3 2-11 13-29 13-32 13-8 0-14-5-14-17 0-2 0-5 2-13 3 0 6 0 9 0zM15 28c6-22 22-24 26-24 7 0 12 4 12 9 0 15-25 15-31 15-2 0-5 0-7 0z"><text:p/></draw:path><draw:path draw:style-name="gr285" draw:text-style-name="P34" svg:width="0.063cm" svg:height="0.066cm" svg:x="2.223cm" svg:y="0.192cm" svg:viewBox="0 0 64 67" svg:d="M55 9c-5 1-7 5-7 8 0 4 3 6 5 6 4 0 9-3 9-10 0-10-12-13-19-13-23 0-43 20-43 41 0 13 8 26 27 26 25 0 37-15 37-17 0-1-2-3-3-3 0 0-1 1-2 2-12 13-29 13-31 13-11 0-16-7-16-16 0-4 2-20 10-30 6-8 13-12 21-12 1 0 9 1 12 5z"><text:p/></draw:path><draw:path draw:style-name="gr286" draw:text-style-name="P34" svg:width="0.074cm" svg:height="0.066cm" svg:x="2.298cm" svg:y="0.192cm" svg:viewBox="0 0 75 67" svg:d="M53 9c-3-5-8-9-15-9-19 0-38 21-38 42 0 14 10 25 22 25 8 0 15-5 21-11 3 9 12 11 15 11 6 0 9-3 12-8 3-6 5-14 5-15 0-2-1-1-2-2-2 0-2 1-3 5-2 7-5 15-11 15-4 0-5-3-5-7 0-2 1-8 2-11 1-4 3-10 3-13 2-4 2-8 3-12 2-3 3-11 3-11 0-3-3-5-5-5s-6 2-7 6zM44 47c-1 4-4 7-7 10-2 1-8 5-14 5s-11-3-11-13c0-8 4-25 8-30 6-12 14-15 18-15 11 0 13 12 13 13s0 2 0 2c-2 9-5 19-7 28z"><text:p/></draw:path><draw:path draw:style-name="gr287" draw:text-style-name="P34" svg:width="0.032cm" svg:height="0.103cm" svg:x="2.39cm" svg:y="0.155cm" svg:viewBox="0 0 33 104" svg:d="M32 5c0-1 1-2 1-3s-1-2-2-2c-3 0-15 1-20 2 0 0-3 0-3 3 0 2 3 2 4 2 7 0 7 1 7 3 0 0 0 1 0 3-6 24-12 48-18 72-1 2-1 3-1 5 0 10 8 14 16 14 3 0 7-1 11-8 3-5 5-14 5-14 0-3-1-3-2-3-2 0-2 1-3 4-2 8-5 17-11 17-4 0-5-4-5-7 0-2 0-5 1-6 7-28 14-55 20-82z"><text:p/></draw:path><draw:path draw:style-name="gr288" draw:text-style-name="P34" svg:width="0.032cm" svg:height="0.103cm" svg:x="2.444cm" svg:y="0.155cm" svg:viewBox="0 0 33 104" svg:d="M32 5c0-1 1-2 1-3s-1-2-2-2c-3 0-15 1-19 2-1 0-4 0-4 3 0 2 3 2 5 2 6 0 6 1 6 3 0 0 0 1 0 3-6 24-12 48-18 72-1 2-1 3-1 5 0 10 8 14 16 14 3 0 7-1 11-8 4-5 5-14 5-14 0-3-1-3-2-3-2 0-2 1-3 4-2 8-5 17-11 17-4 0-5-4-5-7 0-2 0-5 1-6 7-28 14-55 20-82z"><text:p/></draw:path></draw:g></text:span><text:span text:style-name="T9"><text:s/></text:span></text:p></text:list-item><text:list-item><text:p text:style-name="P13"><text:span text:style-name="T9">Jaccard Index/ IoU = </text:span><text:span text:style-name="T9"><draw:g text:anchor-type="as-char" svg:y="-0.219cm" draw:z-index="15" draw:style-name="gr2"><svg:title>TexMaths</svg:title><svg:desc>6§inline§\frac{|S_g\cap S_p|}{|S_g \cup S_p|} = \frac{DSC}{2-DSC}§svg§600§TRUE§</svg:desc><draw:path draw:style-name="gr61" draw:text-style-name="P34" svg:width="0.006cm" svg:height="0.146cm" svg:x="0.021cm" svg:y="0cm" svg:viewBox="0 0 7 147" svg:d="M7 6c0-2 0-6-3-6-4 0-4 4-4 6 0 45 0 90 0 135 0 3 0 6 4 6 3 0 3-3 3-6 0-45 0-90 0-135z"><text:p/></draw:path><draw:path draw:style-name="gr62" draw:text-style-name="P34" svg:width="0.093cm" svg:height="0.105cm" svg:x="0.061cm" svg:y="0.007cm" svg:viewBox="0 0 94 106" svg:d="M94 2c0-1-1-2-2-2s-1 0-3 2c-3 3-5 5-7 8-6-8-15-10-24-10-21 0-39 17-39 34 0 2 0 8 4 13 5 6 11 7 21 10 3 0 10 2 12 3 5 1 14 4 14 15 0 12-12 26-29 26-13 0-29-5-29-21 0-2 1-5 1-8 0-2-2-2-2-2-2 0-3 0-3 3-3 10-5 19-7 29 0 1-1 2-1 3 0 0 1 1 2 1s1 0 3-2 6-6 7-8c8 9 19 10 28 10 22 0 40-19 40-36 0-7-2-13-5-16-5-6-8-6-27-10-3-1-8-2-9-3-4-1-10-4-10-13 0-12 13-23 29-23s23 9 23 23c0 1-1 5-1 6 0 2 2 2 3 2 2 0 2-1 3-3 2-10 5-21 8-31z"><text:p/></draw:path><draw:path draw:style-name="gr63" draw:text-style-name="P34" svg:width="0.055cm" svg:height="0.067cm" svg:x="0.164cm" svg:y="0.085cm" svg:viewBox="0 0 56 68" svg:d="M56 8c0-1 0-1 0-2 0-2-1-4-4-4-2 0-4 2-5 4-3-4-8-6-13-6-14 0-29 14-29 29 0 11 9 18 18 18 7 0 13-4 15-6 0 1-2 8-2 10-1 3-2 6-7 10-4 4-9 4-12 4-1 0-9-1-9-2 2-1 3-4 3-5 0-2-1-4-5-4-3 0-6 3-6 7 0 7 10 7 17 7 14 0 25-5 27-15 4-15 8-30 12-45zM41 32c-1 2-1 2-3 4-4 4-9 7-14 7-4 0-10-2-10-11 0-4 2-13 6-20 3-4 9-8 14-8 9 0 12 8 12 9l-1 1c-1 6-3 12-4 18z"><text:p/></draw:path><draw:path draw:style-name="gr64" draw:text-style-name="P34" svg:width="0.09cm" svg:height="0.09cm" svg:x="0.253cm" svg:y="0.022cm" svg:viewBox="0 0 91 91" svg:d="M91 32c0-24-27-32-45-32-20 0-46 8-46 32 0 18 0 36 0 54 0 2 0 5 4 5 3 0 3-3 3-5 0-18 0-36 0-53 0-4 0-13 13-20 9-5 19-6 25-6 13 0 23 4 26 6 11 6 12 13 12 20 0 17 0 35 0 53 0 2 0 5 4 5s4-3 4-5c0-18 0-36 0-54z"><text:p/></draw:path><draw:path draw:style-name="gr65" draw:text-style-name="P34" svg:width="0.093cm" svg:height="0.105cm" svg:x="0.366cm" svg:y="0.007cm" svg:viewBox="0 0 94 106" svg:d="M94 2c0-1-1-2-2-2s-1 0-3 2c-3 3-5 5-7 8-6-8-15-10-24-10-21 0-39 17-39 34 0 2 0 8 4 13 5 6 11 7 21 10 3 0 10 2 12 3 5 1 14 4 14 15 0 12-12 26-29 26-13 0-29-5-29-21 0-2 0-5 1-8 0-2-2-2-2-2-3 0-3 0-3 3-3 10-5 19-7 29-1 1-1 2-1 3 0 0 1 1 2 1s1 0 3-2 5-6 7-8c8 9 19 10 28 10 22 0 40-19 40-36 0-7-2-13-6-16-4-6-7-6-26-10-3-1-8-2-9-3-4-1-10-4-10-13 0-12 13-23 29-23 15 0 23 9 23 23 0 1-1 5-1 6 0 2 2 2 3 2 2 0 2-1 3-3 2-10 5-21 8-31z"><text:p/></draw:path><draw:path draw:style-name="gr66" draw:text-style-name="P34" svg:width="0.064cm" svg:height="0.066cm" svg:x="0.464cm" svg:y="0.085cm" svg:viewBox="0 0 65 67" svg:d="M9 59c-1 3-1 3-5 3-2 0-4 0-4 3 0 1 1 2 2 2 2 0 3-1 5-1s4 0 6 0c1 0 4 0 6 0 1 0 4 1 6 1 1 0 2-1 2-3s-2-2-3-2c-4 0-6 0-6-1s2-7 5-20c2 4 6 7 12 7 15 0 30-15 30-29 0-11-7-19-18-19-9 0-15 5-17 7-2-5-8-7-13-7-3 0-6 2-9 6s-4 10-4 10c0 2 1 2 2 2 2 0 2-1 3-2 1-5 3-12 8-12 4 0 5 3 5 5s-1 2-1 3c-4 16-8 31-12 47zM29 15c1-1 1-2 3-4 4-4 9-7 14-7 4 0 10 3 10 10 0 5-3 15-6 20-4 8-10 10-15 10-8 0-10-9-10-9 0-1 0-1 0-2 1-6 3-12 4-18z"><text:p/></draw:path><draw:path draw:style-name="gr67" draw:text-style-name="P34" svg:width="0.006cm" svg:height="0.146cm" svg:x="0.568cm" svg:y="0cm" svg:viewBox="0 0 7 147" svg:d="M7 6c0-2 0-6-3-6-4 0-4 4-4 6 0 45 0 90 0 135 0 3 0 6 4 6 3 0 3-3 3-6 0-45 0-90 0-135z"><text:p/></draw:path><draw:path draw:style-name="gr68" draw:text-style-name="P34" svg:width="0.597cm" svg:height="0.007cm" svg:x="0cm" svg:y="0.16cm" svg:viewBox="0 0 598 8" svg:d="M299 8c-100 0-199 0-299 0 0-3 0-5 0-8 199 0 398 0 598 0 0 3 0 5 0 8-100 0-200 0-299 0z"><text:p/></draw:path><draw:path draw:style-name="gr69" draw:text-style-name="P34" svg:width="0.006cm" svg:height="0.146cm" svg:x="0.021cm" svg:y="0.178cm" svg:viewBox="0 0 7 147" svg:d="M7 6c0-2 0-6-3-6-4 0-4 4-4 6 0 45 0 90 0 136 0 2 0 5 4 5 3 0 3-3 3-5 0-46 0-91 0-136z"><text:p/></draw:path><draw:path draw:style-name="gr70" draw:text-style-name="P34" svg:width="0.093cm" svg:height="0.106cm" svg:x="0.061cm" svg:y="0.185cm" svg:viewBox="0 0 94 107" svg:d="M94 2c0-1-1-2-2-2s-1 0-3 2c-3 3-5 5-7 8-6-8-15-10-24-10-21 0-39 17-39 34 0 2 0 8 4 13 5 6 11 7 21 10 3 0 10 2 12 3 5 1 14 4 14 15 0 12-12 26-29 26-13 0-29-5-29-21 0-2 1-5 1-7 0-1 0-1 0-1 0-2-2-2-2-2-2 0-3 0-3 3-3 10-5 19-7 29 0 1-1 2-1 3 0 0 1 2 2 2s1-1 3-3 6-6 7-8c8 9 19 11 28 11 22 0 40-20 40-37 0-7-2-13-5-16-5-5-8-6-27-10-3-1-8-2-9-3-4-1-10-4-10-13 0-12 13-23 29-23s23 9 23 23c0 1-1 5-1 6 0 3 2 3 3 3 2 0 2-2 3-4 2-10 5-21 8-31z"><text:p/></draw:path><draw:path draw:style-name="gr71" draw:text-style-name="P34" svg:width="0.055cm" svg:height="0.067cm" svg:x="0.164cm" svg:y="0.263cm" svg:viewBox="0 0 56 68" svg:d="M56 8c0-1 0-1 0-2 0-2-1-4-4-4-2 0-4 2-5 5-3-5-8-7-13-7-14 0-29 14-29 29 0 11 9 18 18 18 7 0 13-4 15-6 0 1-2 8-2 10-1 3-2 7-7 10-4 4-9 4-12 4-1 0-9 0-9-1s0-1 0-1c2-1 3-4 3-4 0-2-1-5-5-5-3 0-6 3-6 7 0 7 10 7 17 7 14 0 25-5 27-15 4-15 8-30 12-45zM41 32c-1 2-1 2-3 4-4 4-9 7-14 7-4 0-10-2-10-11 0-4 2-13 6-19 3-5 9-9 14-9 9 0 12 8 12 9l-1 1c-1 6-3 12-4 18z"><text:p/></draw:path><draw:path draw:style-name="gr72" draw:text-style-name="P34" svg:width="0.09cm" svg:height="0.091cm" svg:x="0.253cm" svg:y="0.199cm" svg:viewBox="0 0 91 92" svg:d="M91 6c0-2 0-6-4-6s-4 4-4 6c0 17 0 35 0 53 0 3 0 12-12 19-9 5-19 6-25 6-14 0-23-4-27-6-10-6-12-13-12-19 0-18 0-36 0-53 0-2 0-6-3-6-4 0-4 4-4 6 0 17 0 35 0 53 0 24 26 33 45 33s46-9 46-33c0-18 0-36 0-53z"><text:p/></draw:path><draw:path draw:style-name="gr73" draw:text-style-name="P34" svg:width="0.093cm" svg:height="0.106cm" svg:x="0.366cm" svg:y="0.185cm" svg:viewBox="0 0 94 107" svg:d="M94 2c0-1-1-2-2-2s-1 0-3 2c-3 3-5 5-7 8-6-8-15-10-24-10-21 0-39 17-39 34 0 2 0 8 4 13 5 6 11 7 21 10 3 0 10 2 12 3 5 1 14 4 14 15 0 12-12 26-29 26-13 0-29-5-29-21 0-2 0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74" draw:text-style-name="P34" svg:width="0.064cm" svg:height="0.066cm" svg:x="0.464cm" svg:y="0.263cm" svg:viewBox="0 0 65 67" svg:d="M9 59c-1 3-1 3-5 3-2 0-4 0-4 3 0 1 1 2 2 2 2 0 3-1 5-1s4 0 6 0c1 0 4 0 6 0 1 0 4 1 6 1 1 0 2-1 2-3s-2-2-3-2c-4 0-6 0-6-1s2-7 5-20c2 4 6 7 12 7 15 0 30-14 30-29 0-11-7-19-18-19-9 0-15 5-17 7-2-5-8-7-13-7-3 0-6 2-9 6s-4 10-4 10c0 2 1 2 2 2 2 0 2-1 3-2 1-5 3-12 8-12 4 0 5 3 5 5s-1 2-1 3c-4 16-8 31-12 47zM29 15c1-1 1-2 3-4 4-4 9-7 14-7 4 0 10 3 10 10 0 5-3 15-6 20-4 8-10 10-15 10-8 0-10-8-10-9s0-1 0-2c1-6 3-12 4-18z"><text:p/></draw:path><draw:path draw:style-name="gr75" draw:text-style-name="P34" svg:width="0.006cm" svg:height="0.146cm" svg:x="0.568cm" svg:y="0.178cm" svg:viewBox="0 0 7 147" svg:d="M7 6c0-2 0-6-3-6-4 0-4 4-4 6 0 45 0 90 0 136 0 2 0 5 4 5 3 0 3-3 3-5 0-46 0-91 0-136z"><text:p/></draw:path><draw:path draw:style-name="gr76" draw:text-style-name="P34" svg:width="0.139cm" svg:height="0.048cm" svg:x="0.693cm" svg:y="0.139cm" svg:viewBox="0 0 140 49" svg:d="M133 8c3 0 7 0 7-4s-4-4-7-4c-42 0-84 0-126 0-3 0-7 0-7 4s4 4 7 4c42 0 84 0 126 0zM133 49c3 0 7 0 7-4s-4-4-7-4c-42 0-84 0-126 0-3 0-7 0-7 4s4 4 7 4c42 0 84 0 126 0z"><text:p/></draw:path><draw:path draw:style-name="gr77" draw:text-style-name="P34" svg:width="0.12cm" svg:height="0.099cm" svg:x="1.047cm" svg:y="0.034cm" svg:viewBox="0 0 121 100" svg:d="M17 89c-1 5-1 6-13 6-2 0-4 0-4 3 0 2 2 2 4 2 18 0 36 0 53 0 32 0 64-30 64-62 0-21-15-38-39-38-18 0-36 0-54 0-3 0-5 0-5 3 0 2 2 2 6 2 2 0 2 0 5 0s3 1 3 2 0 1 0 4c-7 26-13 51-20 78zM50 10c2-5 2-5 8-5s12 0 19 0c16 0 30 8 30 29 0 3-1 28-16 45-6 7-18 16-37 16-7 0-13 0-20 0-5 0-5 0-5-2 0-1 0 0 1-3 7-27 14-53 20-80z"><text:p/></draw:path><draw:path draw:style-name="gr78" draw:text-style-name="P34" svg:width="0.093cm" svg:height="0.105cm" svg:x="1.189cm" svg:y="0.031cm" svg:viewBox="0 0 94 106" svg:d="M94 2c0-1-1-2-2-2s-1 0-3 2c-3 3-5 5-7 8-6-8-15-10-24-10-21 0-39 17-39 34 0 2 0 7 4 13 5 6 11 7 21 9 3 1 10 3 12 3 5 1 14 5 14 16 0 12-12 26-29 26-13 0-29-5-29-21 0-2 0-5 1-8 0-2-2-2-2-2-3 0-3 0-3 3-3 10-5 19-7 29-1 1-1 2-1 2 0 1 1 2 2 2s1 0 3-2 5-6 7-8c8 8 19 10 28 10 22 0 40-19 40-37 0-6-2-12-6-15-4-6-7-6-26-10-3-1-8-2-9-3-4-1-10-4-10-13 0-12 13-24 29-24 15 0 23 9 23 24 0 1-1 5-1 6 0 2 2 2 3 2 2 0 2-1 3-3 2-10 5-21 8-31z"><text:p/></draw:path><draw:path draw:style-name="gr79" draw:text-style-name="P34" svg:width="0.113cm" svg:height="0.105cm" svg:x="1.3cm" svg:y="0.031cm" svg:viewBox="0 0 114 106" svg:d="M114 2c0-1-1-2-2-2s-2 0-3 2c-3 3-7 7-11 11-1-2-9-13-27-13-36 0-71 31-71 65 0 24 19 41 45 41 8 0 22-1 37-14 12-10 15-23 15-24 0-2-2-2-2-2-2 0-3 0-3 2-6 21-27 33-45 33-15 0-33-9-33-32 0-4 2-27 18-46 11-11 26-18 40-18 17 0 27 12 27 29 0 4 0 5 0 6 0 2 2 2 2 2 3 0 3-1 3-4 3-12 7-24 10-36z"><text:p/></draw:path><draw:path draw:style-name="gr80" draw:text-style-name="P34" svg:width="0.6cm" svg:height="0.007cm" svg:x="0.928cm" svg:y="0.16cm" svg:viewBox="0 0 601 8" svg:d="M301 8c-101 0-201 0-301 0 0-3 0-5 0-8 200 0 401 0 601 0 0 3 0 5 0 8-100 0-200 0-300 0z"><text:p/></draw:path><draw:path draw:style-name="gr81" draw:text-style-name="P34" svg:width="0.064cm" svg:height="0.097cm" svg:x="0.937cm" svg:y="0.191cm" svg:viewBox="0 0 65 98" svg:d="M65 71c-1 0-3 0-5 0-1 3-2 12-4 13-1 1-12 1-15 1-9 0-18 0-27 0 16-14 21-18 30-25 11-9 21-17 21-32 0-17-16-28-34-28s-31 13-31 26c0 8 6 8 8 8 3 0 8-2 8-8 0-2-2-7-9-7 4-11 15-14 21-14 15 0 23 12 23 23 0 13-10 23-14 29-12 11-24 23-36 35-1 1-1 1-1 6 20 0 40 0 61 0 1-9 3-18 4-27z"><text:p/></draw:path><draw:path draw:style-name="gr82" draw:text-style-name="P34" svg:width="0.099cm" svg:height="0.006cm" svg:x="1.028cm" svg:y="0.248cm" svg:viewBox="0 0 100 7" svg:d="M94 7c2 0 6 0 6-3 0-4-3-4-6-4-30 0-59 0-88 0-2 0-6 0-6 4 0 3 4 3 6 3 29 0 58 0 88 0z"><text:p/></draw:path><draw:path draw:style-name="gr83" draw:text-style-name="P34" svg:width="0.12cm" svg:height="0.1cm" svg:x="1.154cm" svg:y="0.188cm" svg:viewBox="0 0 121 101" svg:d="M17 89c-1 5-1 6-12 6-3 0-5 0-5 3s2 3 5 3c17 0 35 0 53 0 32 0 63-30 63-63 0-21-14-38-38-38-18 0-36 0-54 0-3 0-5 0-5 3 0 2 2 2 5 2 2 0 3 0 6 0 3 1 3 1 3 3 0 1 0 0-1 3-6 26-13 52-20 78zM50 10c2-5 2-5 8-5s13 0 19 0c17 0 30 8 30 29 0 3-1 28-16 45-5 7-18 16-36 16-7 0-14 0-20 0-5 0-5 0-5-2 0-1 0 0 1-3 6-27 13-53 19-80z"><text:p/></draw:path><draw:path draw:style-name="gr84" draw:text-style-name="P34" svg:width="0.093cm" svg:height="0.106cm" svg:x="1.297cm" svg:y="0.185cm" svg:viewBox="0 0 94 107" svg:d="M94 2c0-1-1-2-2-2s-1 0-3 2c-3 3-5 5-7 8-6-8-15-10-24-10-21 0-40 17-40 34 0 2 1 8 5 13 5 6 11 7 21 10 3 0 10 2 12 3 5 1 14 4 14 15 0 12-13 26-30 26-12 0-28-5-28-21 0-2 0-5 1-7 0-1 0-1 0-1 0-2-2-2-2-2-3 0-3 0-3 3-3 10-6 19-8 29 0 1 0 2 0 3 0 0 1 2 2 2s1-1 3-3 5-6 7-8c8 9 19 11 28 11 22 0 40-20 40-37 0-7-3-13-6-16-5-5-7-6-26-10-3-1-8-2-9-3-4-1-10-4-10-13 0-12 13-23 28-23 16 0 24 9 24 23 0 1-1 5-1 6 0 3 2 3 3 3 2 0 2-2 3-4 2-10 5-21 8-31z"><text:p/></draw:path><draw:path draw:style-name="gr85" draw:text-style-name="P34" svg:width="0.113cm" svg:height="0.106cm" svg:x="1.408cm" svg:y="0.185cm" svg:viewBox="0 0 114 107" svg:d="M114 2c0-1 0-2-2-2-1 0-1 0-2 2-4 3-7 8-11 11-1-2-10-13-28-13-36 0-71 32-71 65 0 24 19 42 46 42 7 0 22-2 37-15 11-10 15-23 15-24 0-2-2-2-3-2-2 0-2 1-3 2-6 21-26 33-44 33-16 0-33-8-33-32 0-4 1-27 18-46 10-11 26-18 40-18 17 0 27 12 27 29 0 4 0 6 0 6 0 2 1 2 2 2 2 0 2-1 3-3 3-13 6-25 9-37z"><text:p/></draw:path></draw:g></text:span></text:p></text:list-item><text:list-item><text:p text:style-name="P13"><text:span text:style-name="T9">Dice Sim. Coeff. = </text:span><text:span text:style-name="T9"><draw:g text:anchor-type="as-char" svg:y="-0.219cm" draw:z-index="13" draw:style-name="gr2"><svg:title>TexMaths</svg:title><svg:desc>6§inline§2\frac{|S_g\cap S_p|}{|S_g|+|S_p|} = F_1§svg§600§TRUE§</svg:desc><draw:path draw:style-name="gr130" draw:text-style-name="P34" svg:width="0.083cm" svg:height="0.139cm" svg:x="0cm" svg:y="0.077cm" svg:viewBox="0 0 84 140" svg:d="M16 124c7-8 15-15 22-22 33-29 46-40 46-61 0-24-19-41-45-41-23 0-39 19-39 38 0 12 10 12 11 12 3 0 11-3 11-12 0-5-4-10-11-10-2 0-2 0-3 0 5-14 17-21 29-21 19 0 28 16 28 34 0 16-11 33-22 46-14 15-27 30-41 45-2 2-2 3-2 8 26 0 52 0 78 0 2-12 4-24 6-36-2 0-4 0-5 0-2 6-3 15-5 18-1 2-15 2-20 2-13 0-25 0-38 0z"><text:p/></draw:path><draw:path draw:style-name="gr131" draw:text-style-name="P34" svg:width="0.006cm" svg:height="0.146cm" svg:x="0.199cm" svg:y="0cm" svg:viewBox="0 0 7 147" svg:d="M7 6c0-2 0-6-3-6-4 0-4 4-4 6 0 45 0 90 0 135 0 3 0 6 4 6 3 0 3-3 3-6 0-45 0-90 0-135z"><text:p/></draw:path><draw:path draw:style-name="gr132" draw:text-style-name="P34" svg:width="0.093cm" svg:height="0.105cm" svg:x="0.239cm" svg:y="0.007cm" svg:viewBox="0 0 94 106" svg:d="M94 2c0-1-1-2-2-2s-1 0-3 2c-3 3-5 5-7 8-6-8-15-10-24-10-21 0-40 17-40 34 0 2 1 8 5 13 5 6 11 7 21 10 3 0 10 2 12 3 5 1 14 4 14 15 0 12-13 26-30 26-12 0-28-5-28-21 0-2 0-5 1-8 0-2-2-2-3-2-2 0-2 0-2 3-3 10-6 19-8 29 0 1 0 2 0 3 0 0 1 1 2 1 0 0 1 0 3-2s5-6 7-8c8 9 19 10 28 10 22 0 40-19 40-36 0-7-3-13-6-16-5-6-7-6-26-10-3-1-8-2-10-3-3-1-9-4-9-13 0-12 13-23 28-23 16 0 24 9 24 23 0 1-1 5-1 6 0 2 2 2 3 2 2 0 2-1 3-3 2-10 5-21 8-31z"><text:p/></draw:path><draw:path draw:style-name="gr133" draw:text-style-name="P34" svg:width="0.055cm" svg:height="0.067cm" svg:x="0.342cm" svg:y="0.085cm" svg:viewBox="0 0 56 68" svg:d="M56 8c0-1 0-1 0-2 0-2-1-4-3-4-3 0-5 2-6 4-3-4-7-6-12-6-15 0-30 14-30 29 0 11 9 18 19 18 7 0 12-4 14-6 0 1-1 8-2 10-1 3-2 6-7 10-4 4-9 4-12 4-1 0-9-1-9-2h1c2-1 2-4 2-5 0-2-1-4-4-4-4 0-7 3-7 7 0 7 11 7 17 7 15 0 25-5 28-15 4-15 7-30 11-45zM41 32c0 2-1 2-3 4-3 4-8 7-14 7-4 0-9-2-9-11 0-4 2-13 6-20 2-4 8-8 14-8 8 0 11 8 11 9v1c-2 6-3 12-5 18z"><text:p/></draw:path><draw:path draw:style-name="gr134" draw:text-style-name="P34" svg:width="0.09cm" svg:height="0.09cm" svg:x="0.43cm" svg:y="0.022cm" svg:viewBox="0 0 91 91" svg:d="M91 32c0-24-27-32-45-32-20 0-46 8-46 32 0 18 0 36 0 54 0 2 0 5 4 5s4-3 4-5c0-18 0-36 0-53 0-4 0-13 12-20 9-5 20-6 26-6 13 0 22 4 26 6 10 6 12 13 12 20 0 17 0 35 0 53 0 2 0 5 4 5 3 0 3-3 3-5 0-18 0-36 0-54z"><text:p/></draw:path><draw:path draw:style-name="gr135" draw:text-style-name="P34" svg:width="0.093cm" svg:height="0.105cm" svg:x="0.544cm" svg:y="0.007cm" svg:viewBox="0 0 94 106" svg:d="M94 2c0-1 0-2-2-2-1 0-1 0-3 2-3 3-5 5-7 8-6-8-15-10-24-10-21 0-39 17-39 34 0 2 0 8 4 13 6 6 11 7 21 10 3 0 11 2 12 3 5 1 14 4 14 15 0 12-12 26-29 26-13 0-29-5-29-21 0-2 1-5 1-8 0-2-2-2-2-2-2 0-2 0-3 3-2 10-5 19-7 29 0 1-1 2-1 3 0 0 1 1 2 1s1 0 3-2 6-6 7-8c8 9 20 10 28 10 23 0 41-19 41-36 0-7-3-13-6-16-5-6-8-6-26-10-3-1-9-2-10-3-4-1-10-4-10-13 0-12 14-23 29-23 16 0 24 9 24 23 0 1-1 5-1 6 0 2 2 2 2 2 2 0 3-1 3-3 3-10 5-21 8-31z"><text:p/></draw:path><draw:path draw:style-name="gr136" draw:text-style-name="P34" svg:width="0.064cm" svg:height="0.066cm" svg:x="0.642cm" svg:y="0.085cm" svg:viewBox="0 0 65 67" svg:d="M9 59c-1 3-1 3-5 3-2 0-4 0-4 3 0 1 1 2 2 2s3-1 5-1c1 0 3 0 5 0s4 0 7 0c1 0 3 1 5 1s3-1 3-3-2-2-4-2c-3 0-5 0-5-1s1-7 5-20c2 4 6 7 12 7 15 0 30-15 30-29 0-11-8-19-19-19-8 0-14 5-17 7-1-5-8-7-12-7-3 0-6 2-9 6s-4 10-4 10c0 2 1 2 2 2 2 0 2-1 2-2 2-5 4-12 9-12 3 0 4 3 4 5s0 2 0 3c-4 16-8 31-12 47zM29 15c0-1 0-2 2-4 4-4 10-7 15-7 4 0 9 3 9 10 0 5-2 15-5 20-4 8-11 10-15 10-9 0-11-9-11-9 0-1 1-1 1-2 1-6 3-12 4-18z"><text:p/></draw:path><draw:path draw:style-name="gr137" draw:text-style-name="P34" svg:width="0.006cm" svg:height="0.146cm" svg:x="0.746cm" svg:y="0cm" svg:viewBox="0 0 7 147" svg:d="M7 6c0-2 0-6-3-6-4 0-4 4-4 6 0 45 0 90 0 135 0 3 0 6 3 6 4 0 4-3 4-6 0-45 0-90 0-135z"><text:p/></draw:path><draw:path draw:style-name="gr138" draw:text-style-name="P34" svg:width="0.712cm" svg:height="0.007cm" svg:x="0.12cm" svg:y="0.16cm" svg:viewBox="0 0 713 8" svg:d="M356 8c-118 0-237 0-356 0 0-3 0-5 0-8 238 0 475 0 713 0 0 3 0 5 0 8-119 0-238 0-357 0z"><text:p/></draw:path><draw:path draw:style-name="gr139" draw:text-style-name="P34" svg:width="0.006cm" svg:height="0.146cm" svg:x="0.141cm" svg:y="0.178cm" svg:viewBox="0 0 7 147" svg:d="M7 6c0-2 0-6-3-6-4 0-4 4-4 6 0 45 0 90 0 136 0 2 0 5 4 5 3 0 3-3 3-5 0-46 0-91 0-136z"><text:p/></draw:path><draw:path draw:style-name="gr140" draw:text-style-name="P34" svg:width="0.093cm" svg:height="0.106cm" svg:x="0.181cm" svg:y="0.185cm" svg:viewBox="0 0 94 107" svg:d="M94 2c0-1-1-2-2-2s-1 0-3 2c-3 3-5 5-7 8-6-8-15-10-24-10-21 0-39 17-39 34 0 2 0 8 4 13 5 6 11 7 21 10 3 0 10 2 12 3 5 1 14 4 14 15 0 12-12 26-29 26-13 0-29-5-29-21 0-2 1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141" draw:text-style-name="P34" svg:width="0.056cm" svg:height="0.067cm" svg:x="0.283cm" svg:y="0.263cm" svg:viewBox="0 0 57 68" svg:d="M56 8c1-1 1-1 1-2 0-2-2-4-4-4s-4 2-6 5c-3-5-7-7-12-7-15 0-30 14-30 29 0 11 9 18 19 18 7 0 13-4 15-6 0 1-2 8-2 10-2 3-2 7-7 10-5 4-10 4-13 4-1 0-9 0-9-1s1-1 1-1c2-1 2-4 2-4 0-2-1-5-4-5s-7 3-7 7c0 7 11 7 17 7 15 0 26-5 28-15 4-15 8-30 11-45zM41 32c0 2 0 2-2 4-4 4-9 7-14 7s-10-2-10-11c0-4 2-13 6-19 3-5 8-9 14-9 9 0 11 8 11 9v1c-2 6-3 12-5 18z"><text:p/></draw:path><draw:path draw:style-name="gr142" draw:text-style-name="P34" svg:width="0.006cm" svg:height="0.146cm" svg:x="0.383cm" svg:y="0.178cm" svg:viewBox="0 0 7 147" svg:d="M7 6c0-2 0-6-3-6-4 0-4 4-4 6 0 45 0 90 0 136 0 2 0 5 3 5 4 0 4-3 4-5 0-46 0-91 0-136z"><text:p/></draw:path><draw:path draw:style-name="gr143" draw:text-style-name="P34" svg:width="0.108cm" svg:height="0.107cm" svg:x="0.422cm" svg:y="0.198cm" svg:viewBox="0 0 109 108" svg:d="M58 57c15 0 30 0 45 0 2 0 6 0 6-3 0-4-4-4-6-4-15 0-30 0-45 0 0-15 0-30 0-45 0-2 0-5-4-5s-4 3-4 5c0 15 0 30 0 45-15 0-30 0-45 0-2 0-5 0-5 4 0 3 3 3 5 3 15 0 30 0 45 0 0 15 0 30 0 46 0 2 0 5 4 5s4-3 4-5c0-16 0-31 0-46z"><text:p/></draw:path><draw:path draw:style-name="gr144" draw:text-style-name="P34" svg:width="0.006cm" svg:height="0.146cm" svg:x="0.562cm" svg:y="0.178cm" svg:viewBox="0 0 7 147" svg:d="M7 6c0-2 0-6-3-6-4 0-4 4-4 6 0 45 0 90 0 136 0 2 0 5 4 5 3 0 3-3 3-5 0-46 0-91 0-136z"><text:p/></draw:path><draw:path draw:style-name="gr145" draw:text-style-name="P34" svg:width="0.093cm" svg:height="0.106cm" svg:x="0.602cm" svg:y="0.185cm" svg:viewBox="0 0 94 107" svg:d="M94 2c0-1-1-2-2-2s-1 0-3 2c-3 3-5 5-7 8-6-8-15-10-24-10-21 0-39 17-39 34 0 2 0 8 4 13 5 6 11 7 21 10 3 0 10 2 12 3 5 1 14 4 14 15 0 12-12 26-29 26-13 0-29-5-29-21 0-2 1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146" draw:text-style-name="P34" svg:width="0.064cm" svg:height="0.066cm" svg:x="0.7cm" svg:y="0.263cm" svg:viewBox="0 0 65 67" svg:d="M9 59c-1 3-1 3-6 3-1 0-3 0-3 3 0 1 1 2 1 2 2 0 4-1 6-1 1 0 3 0 5 0s4 0 6 0 4 1 6 1c1 0 2-1 2-3s-1-2-3-2c-3 0-6 0-6-1s2-7 5-20c3 4 7 7 13 7 15 0 30-14 30-29 0-11-8-19-19-19-8 0-14 5-17 7-1-5-8-7-12-7-3 0-7 2-9 6-3 4-4 10-4 10 0 2 1 2 2 2 2 0 2-1 2-2 2-5 3-12 9-12 3 0 4 3 4 5s0 2-1 3c-3 16-7 31-11 47zM29 15c0-1 0-2 2-4 4-4 10-7 15-7 4 0 9 3 9 10 0 5-2 15-5 20-4 8-11 10-15 10-9 0-11-8-11-9s0-1 1-2c1-6 3-12 4-18z"><text:p/></draw:path><draw:path draw:style-name="gr147" draw:text-style-name="P34" svg:width="0.006cm" svg:height="0.146cm" svg:x="0.804cm" svg:y="0.178cm" svg:viewBox="0 0 7 147" svg:d="M7 6c0-2 0-6-3-6-4 0-4 4-4 6 0 45 0 90 0 136 0 2 0 5 4 5 3 0 3-3 3-5 0-46 0-91 0-136z"><text:p/></draw:path><draw:path draw:style-name="gr148" draw:text-style-name="P34" svg:width="0.139cm" svg:height="0.048cm" svg:x="0.928cm" svg:y="0.139cm" svg:viewBox="0 0 140 49" svg:d="M133 8c3 0 7 0 7-4s-4-4-7-4c-42 0-84 0-126 0-3 0-7 0-7 4s4 4 7 4c42 0 84 0 126 0zM133 49c3 0 7 0 7-4s-4-4-7-4c-42 0-84 0-126 0-3 0-7 0-7 4s4 4 7 4c42 0 84 0 126 0z"><text:p/></draw:path><draw:path draw:style-name="gr149" draw:text-style-name="P34" svg:width="0.149cm" svg:height="0.142cm" svg:x="1.147cm" svg:y="0.074cm" svg:viewBox="0 0 150 143" svg:d="M56 75c6 0 14 0 20 0 16 0 18 3 18 9 0 2 0 4-2 11v1c0 2 1 3 2 3 2 0 2 0 3-4 4-16 8-31 12-46 1-2 1-3 1-3-1-1-1-2-3-2-3 0-3 0-3 4-4 16-9 20-27 20-7 0-13 0-19 0 4-18 9-36 13-54 2-7 2-7 11-7 10 0 19 0 28 0 26 0 31 6 31 22 0 5 0 6-1 12 0 3 0 3 0 4s0 2 2 2c3 0 3-1 3-5 1-12 3-25 4-37 1-5 0-5-5-5-34 0-69 0-103 0-4 0-7 0-7 4 0 3 2 3 6 3 8 0 14 0 14 3 0 1 0 1-1 6-9 37-19 73-28 110-2 9-3 11-19 11-4 0-6 0-6 3s2 3 3 3c6 0 22-1 28-1 7 0 24 1 31 1 2 0 5 0 5-4 0-2-1-2-2-2 0 0-1 0-6 0-4 0-5 0-10-1-6-1-7-1-7-4 0-1 0-2 1-5 4-17 9-35 13-52z"><text:p/></draw:path><draw:path draw:style-name="gr150" draw:text-style-name="P34" svg:width="0.053cm" svg:height="0.097cm" svg:x="1.29cm" svg:y="0.151cm" svg:viewBox="0 0 54 98" svg:d="M34 4c0-4-1-4-5-4-9 10-23 10-29 10 0 1 0 3 0 5 4 0 13 0 22-4 0 25 0 49 0 75 0 4 0 6-15 6-2 0-4 0-6 0 0 2 0 4 0 6 3 0 21-1 27-1 4 0 22 1 26 1 0-2 0-4 0-6-2 0-4 0-6 0-14 0-14-2-14-6 0-28 0-55 0-82z"><text:p/></draw:path></draw:g></text:span></text:p></text:list-item><text:list-item><text:p text:style-name="P14"><text:span text:style-name="T9">Volume Sim = </text:span><text:span text:style-name="T9"><draw:g text:anchor-type="as-char" svg:y="-0.219cm" draw:z-index="14" draw:style-name="gr2"><svg:title>TexMaths</svg:title><svg:desc>6§inline§1 - \frac{||S_g| - |S_p||}{|S_g| + |S_p|} = 1 - \frac{|FN - FP|}{2TP + FP +F FN}§svg§600§TRUE§</svg:desc><draw:path draw:style-name="gr86" draw:text-style-name="P34" svg:width="0.068cm" svg:height="0.139cm" svg:x="0cm" svg:y="0.077cm" svg:viewBox="0 0 69 140" svg:d="M43 5c0-5 0-5-5-5-13 13-31 13-38 13 0 3 0 4 0 7 4 0 16 0 28-6 0 37 0 73 0 109 0 8-2 11-20 11-3 0-4 0-7 0 0 1 0 4 0 6 7 0 25 0 34 0s27 0 34 0c0-2 0-5 0-6-2 0-4 0-7 0-18 0-19-3-19-11 0-39 0-78 0-118z"><text:p/></draw:path><draw:path draw:style-name="gr87" draw:text-style-name="P34" svg:width="0.128cm" svg:height="0.007cm" svg:x="0.15cm" svg:y="0.16cm" svg:viewBox="0 0 129 8" svg:d="M122 8c3 0 7 0 7-4s-4-4-7-4c-39 0-76 0-115 0-3 0-7 0-7 4s4 4 7 4c39 0 76 0 115 0z"><text:p/></draw:path><draw:path draw:style-name="gr88" draw:text-style-name="P34" svg:width="0.006cm" svg:height="0.146cm" svg:x="0.39cm" svg:y="0cm" svg:viewBox="0 0 7 147" svg:d="M7 6c0-2 0-6-3-6-4 0-4 4-4 6 0 45 0 90 0 135 0 3 0 6 4 6 3 0 3-3 3-6 0-45 0-90 0-135z"><text:p/></draw:path><draw:path draw:style-name="gr89" draw:text-style-name="P34" svg:width="0.006cm" svg:height="0.146cm" svg:x="0.441cm" svg:y="0cm" svg:viewBox="0 0 7 147" svg:d="M7 6c0-2 0-6-3-6-4 0-4 4-4 6 0 45 0 90 0 135 0 3 0 6 4 6 3 0 3-3 3-6 0-45 0-90 0-135z"><text:p/></draw:path><draw:path draw:style-name="gr90" draw:text-style-name="P34" svg:width="0.093cm" svg:height="0.105cm" svg:x="0.48cm" svg:y="0.007cm" svg:viewBox="0 0 94 106" svg:d="M94 2c0-1-1-2-2-2s-1 0-3 2c-3 3-5 5-7 8-6-8-15-10-24-10-21 0-39 17-39 34 0 2 0 8 4 13 5 6 11 7 21 10 3 0 10 2 12 3 5 1 14 4 14 15 0 12-12 26-29 26-13 0-29-5-29-21 0-2 1-5 1-8 0-2-2-2-2-2-2 0-3 0-3 3-3 10-5 19-7 29-1 1-1 2-1 3 0 0 1 1 2 1s1 0 3-2 5-6 7-8c8 9 19 10 28 10 22 0 40-19 40-36 0-7-2-13-6-16-4-6-7-6-26-10-3-1-8-2-9-3-4-1-10-4-10-13 0-12 13-23 29-23 15 0 23 9 23 23 0 1-1 5-1 6 0 2 2 2 3 2 2 0 2-1 3-3 2-10 5-21 8-31z"><text:p/></draw:path><draw:path draw:style-name="gr91" draw:text-style-name="P34" svg:width="0.055cm" svg:height="0.067cm" svg:x="0.583cm" svg:y="0.085cm" svg:viewBox="0 0 56 68" svg:d="M56 8c0-1 0-1 0-2 0-2-1-4-4-4-2 0-4 2-5 4-3-4-8-6-13-6-14 0-29 14-29 29 0 11 9 18 18 18 7 0 13-4 15-6 0 1-2 8-2 10-1 3-2 6-7 10-4 4-9 4-12 4-1 0-9-1-9-2 2-1 3-4 3-5 0-2-1-4-5-4-3 0-6 3-6 7 0 7 10 7 17 7 14 0 25-5 27-15 4-15 8-30 12-45zM41 32c-1 2-1 2-3 4-4 4-9 7-14 7-4 0-10-2-10-11 0-4 2-13 6-20 3-4 9-8 14-8 9 0 12 8 12 9l-1 1c-1 6-3 12-4 18z"><text:p/></draw:path><draw:path draw:style-name="gr92" draw:text-style-name="P34" svg:width="0.006cm" svg:height="0.146cm" svg:x="0.682cm" svg:y="0cm" svg:viewBox="0 0 7 147" svg:d="M7 6c0-2 0-6-3-6-4 0-4 4-4 6 0 45 0 90 0 135 0 3 0 6 4 6 3 0 3-3 3-6 0-45 0-90 0-135z"><text:p/></draw:path><draw:path draw:style-name="gr93" draw:text-style-name="P34" svg:width="0.099cm" svg:height="0.006cm" svg:x="0.727cm" svg:y="0.07cm" svg:viewBox="0 0 100 7" svg:d="M94 7c3 0 6 0 6-3 0-4-3-4-6-4-29 0-59 0-88 0-2 0-6 0-6 4 0 3 4 3 6 3 29 0 59 0 88 0z"><text:p/></draw:path><draw:path draw:style-name="gr94" draw:text-style-name="P34" svg:width="0.006cm" svg:height="0.146cm" svg:x="0.864cm" svg:y="0cm" svg:viewBox="0 0 7 147" svg:d="M7 6c0-2 0-6-3-6-4 0-4 4-4 6 0 45 0 90 0 135 0 3 0 6 4 6 3 0 3-3 3-6 0-45 0-90 0-135z"><text:p/></draw:path><draw:path draw:style-name="gr95" draw:text-style-name="P34" svg:width="0.093cm" svg:height="0.105cm" svg:x="0.904cm" svg:y="0.007cm" svg:viewBox="0 0 94 106" svg:d="M94 2c0-1 0-2-2-2-1 0-1 0-3 2-3 3-5 5-7 8-6-8-15-10-24-10-21 0-39 17-39 34 0 2 0 8 4 13 5 6 11 7 21 10 3 0 10 2 12 3 5 1 14 4 14 15 0 12-12 26-29 26-13 0-29-5-29-21 0-2 1-5 1-8 0-2-2-2-2-2-2 0-3 0-3 3-3 10-5 19-7 29 0 1-1 2-1 3 0 0 1 1 2 1s1 0 3-2 6-6 7-8c8 9 19 10 28 10 22 0 40-19 40-36 0-7-2-13-5-16-5-6-8-6-26-10-4-1-9-2-10-3-4-1-10-4-10-13 0-12 13-23 29-23s23 9 23 23c0 1-1 5-1 6 0 2 2 2 3 2 2 0 3-1 3-3 3-10 5-21 8-31z"><text:p/></draw:path><draw:path draw:style-name="gr96" draw:text-style-name="P34" svg:width="0.064cm" svg:height="0.066cm" svg:x="1.002cm" svg:y="0.085cm" svg:viewBox="0 0 65 67" svg:d="M9 59c-1 3-1 3-6 3-1 0-3 0-3 3 0 1 1 2 2 2s3-1 5-1c1 0 3 0 5 0s4 0 6 0 4 1 6 1c1 0 3-1 3-3s-2-2-4-2c-3 0-6 0-6-1s2-7 5-20c3 4 7 7 13 7 15 0 30-15 30-29 0-11-8-19-19-19-8 0-14 5-17 7-1-5-8-7-12-7-3 0-7 2-9 6-3 4-4 10-4 10 0 2 1 2 2 2 2 0 2-1 2-2 2-5 4-12 9-12 3 0 4 3 4 5s0 2-1 3c-3 16-7 31-11 47zM29 15c0-1 0-2 2-4 4-4 10-7 15-7 4 0 9 3 9 10 0 5-2 15-5 20-4 8-11 10-15 10-9 0-11-9-11-9 0-1 1-1 1-2 1-6 3-12 4-18z"><text:p/></draw:path><draw:path draw:style-name="gr97" draw:text-style-name="P34" svg:width="0.006cm" svg:height="0.146cm" svg:x="1.106cm" svg:y="0cm" svg:viewBox="0 0 7 147" svg:d="M7 6c0-2 0-6-3-6-4 0-4 4-4 6 0 45 0 90 0 135 0 3 0 6 4 6 3 0 3-3 3-6 0-45 0-90 0-135z"><text:p/></draw:path><draw:path draw:style-name="gr98" draw:text-style-name="P34" svg:width="0.006cm" svg:height="0.146cm" svg:x="1.156cm" svg:y="0cm" svg:viewBox="0 0 7 147" svg:d="M7 6c0-2 0-6-3-6-4 0-4 4-4 6 0 45 0 90 0 135 0 3 0 6 4 6 3 0 3-3 3-6 0-45 0-90 0-135z"><text:p/></draw:path><draw:path draw:style-name="gr99" draw:text-style-name="P34" svg:width="0.815cm" svg:height="0.007cm" svg:x="0.369cm" svg:y="0.16cm" svg:viewBox="0 0 816 8" svg:d="M408 8c-136 0-272 0-408 0 0-3 0-5 0-8 272 0 544 0 816 0 0 3 0 5 0 8-136 0-272 0-408 0z"><text:p/></draw:path><draw:path draw:style-name="gr100" draw:text-style-name="P34" svg:width="0.006cm" svg:height="0.146cm" svg:x="0.442cm" svg:y="0.178cm" svg:viewBox="0 0 7 147" svg:d="M7 6c0-2 0-6-3-6-4 0-4 4-4 6 0 45 0 90 0 136 0 2 0 5 4 5 3 0 3-3 3-5 0-46 0-91 0-136z"><text:p/></draw:path><draw:path draw:style-name="gr101" draw:text-style-name="P34" svg:width="0.093cm" svg:height="0.106cm" svg:x="0.481cm" svg:y="0.185cm" svg:viewBox="0 0 94 107" svg:d="M94 2c0-1-1-2-2-2s-1 0-3 2c-3 3-5 5-7 8-6-8-15-10-24-10-21 0-39 17-39 34 0 2 0 8 4 13 5 6 11 7 21 10 3 0 10 2 12 3 5 1 14 4 14 15 0 12-12 26-29 26-13 0-29-5-29-21 0-2 1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102" draw:text-style-name="P34" svg:width="0.056cm" svg:height="0.067cm" svg:x="0.584cm" svg:y="0.263cm" svg:viewBox="0 0 57 68" svg:d="M56 8c1-1 1-1 1-2 0-2-2-4-4-4s-4 2-6 5c-3-5-7-7-12-7-15 0-30 14-30 29 0 11 9 18 19 18 7 0 13-4 15-6 0 1-2 8-2 10-2 3-2 7-7 10-5 4-10 4-13 4-1 0-8 0-8-1s0-1 0-1c2-1 2-4 2-4 0-2-1-5-4-5s-7 3-7 7c0 7 11 7 17 7 15 0 26-5 28-15 4-15 8-30 11-45zM41 32c0 2 0 2-2 4-4 4-9 7-14 7s-10-2-10-11c0-4 2-13 6-19 3-5 8-9 14-9 9 0 11 8 11 9v1c-2 6-3 12-5 18z"><text:p/></draw:path><draw:path draw:style-name="gr103" draw:text-style-name="P34" svg:width="0.006cm" svg:height="0.146cm" svg:x="0.684cm" svg:y="0.178cm" svg:viewBox="0 0 7 147" svg:d="M7 6c0-2 0-6-3-6-4 0-4 4-4 6 0 45 0 90 0 136 0 2 0 5 4 5 3 0 3-3 3-5 0-46 0-91 0-136z"><text:p/></draw:path><draw:path draw:style-name="gr104" draw:text-style-name="P34" svg:width="0.108cm" svg:height="0.107cm" svg:x="0.723cm" svg:y="0.198cm" svg:viewBox="0 0 109 108" svg:d="M58 57c15 0 30 0 45 0 2 0 6 0 6-3 0-4-4-4-6-4-15 0-30 0-45 0 0-15 0-30 0-45 0-2 0-5-4-5s-4 3-4 5c0 15 0 30 0 45-15 0-30 0-45 0-1 0-5 0-5 4 0 3 3 3 5 3 15 0 30 0 45 0 0 15 0 30 0 46 0 2 0 5 4 5s4-3 4-5c0-16 0-31 0-46z"><text:p/></draw:path><draw:path draw:style-name="gr105" draw:text-style-name="P34" svg:width="0.006cm" svg:height="0.146cm" svg:x="0.863cm" svg:y="0.178cm" svg:viewBox="0 0 7 147" svg:d="M7 6c0-2 0-6-3-6-4 0-4 4-4 6 0 45 0 90 0 136 0 2 0 5 4 5 3 0 3-3 3-5 0-46 0-91 0-136z"><text:p/></draw:path><draw:path draw:style-name="gr106" draw:text-style-name="P34" svg:width="0.093cm" svg:height="0.106cm" svg:x="0.903cm" svg:y="0.185cm" svg:viewBox="0 0 94 107" svg:d="M94 2c0-1 0-2-2-2-1 0-1 0-3 2-3 3-5 5-7 8-6-8-15-10-24-10-21 0-39 17-39 34 0 2 0 8 4 13 5 6 11 7 21 10 3 0 10 2 12 3 5 1 14 4 14 15 0 12-12 26-29 26-13 0-29-5-29-21 0-2 1-5 1-7 0-1 0-1 0-1 0-2-2-2-2-2-2 0-3 0-3 3-3 10-5 19-7 29 0 1-1 2-1 3 0 0 1 2 2 2s1-1 3-3 6-6 7-8c8 9 20 11 28 11 22 0 40-20 40-37 0-7-2-13-5-16-5-5-8-6-26-10-4-1-9-2-10-3-4-1-10-4-10-13 0-12 13-23 29-23s23 9 23 23c0 1-1 5-1 6 0 3 2 3 3 3 2 0 3-2 3-4 3-10 5-21 8-31z"><text:p/></draw:path><draw:path draw:style-name="gr107" draw:text-style-name="P34" svg:width="0.064cm" svg:height="0.066cm" svg:x="1.001cm" svg:y="0.263cm" svg:viewBox="0 0 65 67" svg:d="M9 59c-1 3-1 3-5 3-2 0-4 0-4 3 0 1 1 2 2 2s3-1 5-1c1 0 3 0 5 0s4 0 6 0 4 1 6 1c1 0 3-1 3-3s-2-2-4-2c-3 0-6 0-6-1s2-7 6-20c2 4 6 7 12 7 15 0 30-14 30-29 0-11-8-19-19-19-8 0-14 5-17 7-1-5-8-7-12-7-3 0-7 2-9 6-3 4-4 10-4 10 0 2 1 2 2 2 2 0 2-1 2-2 2-5 4-12 9-12 3 0 4 3 4 5s0 2 0 3c-4 16-8 31-12 47zM29 15c0-1 0-2 2-4 4-4 10-7 15-7 4 0 9 3 9 10 0 5-2 15-5 20-4 8-11 10-15 10-9 0-11-8-11-9s1-1 1-2c1-6 3-12 4-18z"><text:p/></draw:path><draw:path draw:style-name="gr108" draw:text-style-name="P34" svg:width="0.007cm" svg:height="0.146cm" svg:x="1.105cm" svg:y="0.178cm" svg:viewBox="0 0 8 147" svg:d="M8 6c0-2 0-6-4-6s-4 4-4 6c0 45 0 90 0 136 0 2 0 5 4 5s4-3 4-5c0-46 0-91 0-136z"><text:p/></draw:path><draw:path draw:style-name="gr109" draw:text-style-name="P34" svg:width="0.139cm" svg:height="0.048cm" svg:x="1.281cm" svg:y="0.139cm" svg:viewBox="0 0 140 49" svg:d="M133 8c3 0 7 0 7-4s-4-4-7-4c-42 0-84 0-126 0-3 0-7 0-7 4s4 4 7 4c42 0 84 0 126 0zM133 49c3 0 7 0 7-4s-4-4-7-4c-42 0-84 0-126 0-3 0-7 0-7 4s4 4 7 4c42 0 84 0 126 0z"><text:p/></draw:path><draw:path draw:style-name="gr110" draw:text-style-name="P34" svg:width="0.069cm" svg:height="0.139cm" svg:x="1.51cm" svg:y="0.077cm" svg:viewBox="0 0 70 140" svg:d="M43 5c0-5 0-5-5-5-13 13-31 13-38 13 0 3 0 4 0 7 4 0 16 0 28-6 0 37 0 73 0 109 0 8-1 11-20 11-3 0-4 0-7 0 0 1 0 4 0 6 7 0 26 0 34 0 9 0 27 0 35 0 0-2 0-5 0-6-3 0-5 0-8 0-18 0-19-3-19-11 0-39 0-78 0-118z"><text:p/></draw:path><draw:path draw:style-name="gr111" draw:text-style-name="P34" svg:width="0.128cm" svg:height="0.007cm" svg:x="1.66cm" svg:y="0.16cm" svg:viewBox="0 0 129 8" svg:d="M122 8c3 0 7 0 7-4s-4-4-7-4c-38 0-76 0-114 0-4 0-8 0-8 4s4 4 8 4c38 0 76 0 114 0z"><text:p/></draw:path><draw:path draw:style-name="gr112" draw:text-style-name="P34" svg:width="0.006cm" svg:height="0.146cm" svg:x="2.147cm" svg:y="0.005cm" svg:viewBox="0 0 7 147" svg:d="M7 6c0-2 0-6-3-6-4 0-4 4-4 6 0 45 0 90 0 135 0 3 0 6 4 6 3 0 3-3 3-6 0-45 0-90 0-135z"><text:p/></draw:path><draw:path draw:style-name="gr113" draw:text-style-name="P34" svg:width="0.111cm" svg:height="0.099cm" svg:x="2.186cm" svg:y="0.015cm" svg:viewBox="0 0 112 100" svg:d="M40 53c6 0 11 0 16 0 11 0 13 1 13 6 0 3 0 3-1 7 0 1 0 1 0 2s1 2 2 2c2 0 3-1 3-4 3-10 6-20 8-31 0 0 1-2 1-3s-2-1-3-1c-2 0-2 0-3 3-3 12-7 13-20 13-4 0-10 0-15 0 3-12 7-24 10-36 1-5 1-6 7-6 8 0 15 0 23 0 20 0 23 5 23 18 0 5 0 8 0 9s0 2 2 2c3 0 3-1 3-3 1-9 2-18 3-26 0-5-1-5-5-5-26 0-52 0-78 0-3 0-5 0-5 4 0 1 2 1 5 1 2 0 2 0 5 1 3 0 4 1 4 2s-1 2-1 3c-6 26-13 51-20 77-1 6-1 7-13 7-2 0-4 0-4 3 0 1 1 2 2 2 5 0 15-1 20-1 3 0 7 0 11 1 4 0 8 0 12 0 1 0 3 0 3-3 0-2-2-2-5-2 0 0-4 0-8 0-3 0-4-1-4-3 0 0 0-1 0-3 3-12 6-24 9-36z"><text:p/></draw:path><draw:path draw:style-name="gr114" draw:text-style-name="P34" svg:width="0.13cm" svg:height="0.1cm" svg:x="2.316cm" svg:y="0.014cm" svg:viewBox="0 0 131 101" svg:d="M113 16c2-5 4-10 15-11 2 0 3 0 3-3 0-1 0-2-1-2-6 0-11 1-16 1-4 0-12-1-16-1 0 0-3 0-3 4 0 1 2 1 3 1 8 1 10 3 10 6 0 2 0 3-1 4-5 22-10 42-16 64-12-25-24-51-37-76-1-3-2-3-5-3-6 0-14 0-20 0-3 0-5 0-5 4 0 1 2 1 5 1s6 1 9 2c-6 26-13 52-19 78-2 5-5 10-16 10-1 0-3 1-3 4 0 1 1 2 2 2 5 0 11-1 15-1s13 1 16 1c2 0 3-1 3-3s-2-3-3-3c-10 0-10-3-10-6 0 0 0-1 1-3 7-26 13-51 19-76 15 30 28 59 43 88 1 3 2 3 3 3 3 0 3 0 3-3 7-28 14-55 21-82z"><text:p/></draw:path><draw:path draw:style-name="gr115" draw:text-style-name="P34" svg:width="0.099cm" svg:height="0.006cm" svg:x="2.471cm" svg:y="0.075cm" svg:viewBox="0 0 100 7" svg:d="M94 7c2 0 6 0 6-3 0-4-4-4-6-4-30 0-59 0-89 0-1 0-5 0-5 4 0 3 3 3 5 3 30 0 59 0 89 0z"><text:p/></draw:path><draw:path draw:style-name="gr116" draw:text-style-name="P34" svg:width="0.111cm" svg:height="0.099cm" svg:x="2.597cm" svg:y="0.015cm" svg:viewBox="0 0 112 100" svg:d="M40 53c6 0 10 0 16 0 11 0 13 1 13 6 0 3 0 3-1 7 0 1 0 1 0 2s0 2 2 2 2-1 3-4c3-10 5-20 8-31 0 0 1-2 1-3s-2-1-3-1c-2 0-2 0-3 3-3 12-7 13-20 13-4 0-10 0-15 0 3-12 7-24 10-36 1-5 1-6 7-6 8 0 15 0 23 0 19 0 23 5 23 18 0 5 0 8 0 9s0 2 2 2 3-1 3-3c1-9 1-18 3-26 0-5-1-5-5-5-26 0-52 0-79 0-3 0-5 0-5 4 0 1 2 1 5 1 2 0 3 0 6 1 3 0 3 1 3 2s0 2 0 3c-7 26-13 51-20 77-1 6-1 7-13 7-2 0-4 0-4 3 0 1 1 2 2 2 5 0 15-1 20-1 3 0 7 0 11 1 4 0 8 0 11 0 2 0 4 0 4-3 0-2-2-2-5-2s-4 0-8 0c-3 0-4-1-4-3 0 0 0-1 0-3 3-12 6-24 9-36z"><text:p/></draw:path><draw:path draw:style-name="gr117" draw:text-style-name="P34" svg:width="0.112cm" svg:height="0.1cm" svg:x="2.727cm" svg:y="0.014cm" svg:viewBox="0 0 113 101" svg:d="M40 55c9 0 18 0 27 0 25 0 46-15 46-32 0-12-12-23-33-23-17 0-34 0-51 0-3 0-5 0-5 4 0 1 2 1 5 1 2 0 3 0 6 1 2 0 3 1 3 2 0 0 0 1-1 3-6 26-12 52-19 78-2 6-2 6-13 6-3 0-5 0-5 4 1 0 0 2 2 2 5 0 15-1 20-1 2 0 7 0 10 1 3 0 6 0 9 0 1 0 3 0 3-3s-1-3-4-3c-2 0-3 0-6 0s-3 0-3-2c0-1 0-1 0-3 3-12 6-24 9-35zM50 11c2-5 2-6 8-6s12 0 18 0c13 0 22 5 22 15 0 5-2 17-9 23-6 5-14 7-25 7-8 0-15 0-23 0 3-13 6-26 9-39z"><text:p/></draw:path><draw:path draw:style-name="gr118" draw:text-style-name="P34" svg:width="0.006cm" svg:height="0.146cm" svg:x="2.868cm" svg:y="0.005cm" svg:viewBox="0 0 7 147" svg:d="M7 6c0-2 0-6-3-6-4 0-4 4-4 6 0 45 0 90 0 135 0 3 0 6 4 6 3 0 3-3 3-6 0-45 0-90 0-135z"><text:p/></draw:path><draw:path draw:style-name="gr119" draw:text-style-name="P34" svg:width="1.263cm" svg:height="0.007cm" svg:x="1.879cm" svg:y="0.16cm" svg:viewBox="0 0 1264 8" svg:d="M632 8c-211 0-421 0-632 0 0-3 0-5 0-8 421 0 842 0 1264 0 0 3 0 5 0 8-211 0-422 0-632 0z"><text:p/></draw:path><draw:path draw:style-name="gr120" draw:text-style-name="P34" svg:width="0.064cm" svg:height="0.097cm" svg:x="1.888cm" svg:y="0.191cm" svg:viewBox="0 0 65 98" svg:d="M65 71c-1 0-3 0-4 0-1 3-3 12-5 13-1 1-12 1-14 1-9 0-18 0-27 0 15-14 20-18 29-25 11-9 21-17 21-32 0-17-15-28-34-28-18 0-31 13-31 26 0 8 7 8 8 8 3 0 8-2 8-8 0-2-1-7-9-7 4-11 15-14 22-14 14 0 22 12 22 23 0 13-9 23-14 29-12 11-23 23-35 35-2 1-2 1-2 6 20 0 41 0 61 0 1-9 3-18 4-27z"><text:p/></draw:path><draw:path draw:style-name="gr121" draw:text-style-name="P34" svg:width="0.109cm" svg:height="0.098cm" svg:x="1.969cm" svg:y="0.19cm" svg:viewBox="0 0 110 99" svg:d="M65 10c2-4 2-5 5-5 1 0 6 0 9 0 9 0 13 0 16 1 7 2 8 7 8 12 0 2 0 4-2 12 0 1 0 1 0 1 0 2 1 3 3 3s2-2 3-4c1-10 2-19 3-28 0-2-1-2-4-2-30 0-60 0-90 0-5 0-5 0-6 3-3 8-6 17-9 26 0 0-1 2-1 3 0 0 1 2 3 2s2-1 3-4c8-23 13-25 36-25 2 0 4 0 6 0 4 0 5 0 5 2 0 1 0 0-1 3-6 25-13 51-20 77-1 5-1 7-17 7-5 0-7 0-7 3 0 1 1 2 3 2 4 0 9 0 13 0s8 0 13 0c4 0 9 0 13 0s8 0 12 0c1 0 3 0 3-3 0-2-1-2-6-2-3 0-5 0-8-1-5 0-5 0-5-2 0-1 0-2 0-4 7-25 13-51 19-77z"><text:p/></draw:path><draw:path draw:style-name="gr122" draw:text-style-name="P34" svg:width="0.112cm" svg:height="0.1cm" svg:x="2.096cm" svg:y="0.188cm" svg:viewBox="0 0 113 101" svg:d="M40 55c9 0 18 0 27 0 25 0 46-16 46-32 0-12-12-23-33-23-17 0-34 0-51 0-3 0-5 0-5 3 0 2 2 2 5 2 2 0 3 0 5 0 3 1 4 1 4 3 0 1 0 0-1 3-6 26-13 51-20 78-1 5-1 6-12 6-3 0-5 0-5 3 1 1 0 3 2 3 5 0 15-1 20-1 2 0 7 0 10 0s6 1 9 1c1 0 3 0 3-4 0-2-1-2-4-2-2 0-3 0-6 0s-3-1-3-2 0-1 0-4c3-11 6-23 9-34zM50 10c2-5 2-5 8-5s12 0 18 0c13 0 22 5 22 15 0 5-2 16-9 23-6 4-14 7-25 7-8 0-15 0-23 0 3-13 6-27 9-40z"><text:p/></draw:path><draw:path draw:style-name="gr123" draw:text-style-name="P34" svg:width="0.108cm" svg:height="0.107cm" svg:x="2.226cm" svg:y="0.198cm" svg:viewBox="0 0 109 108" svg:d="M58 57c15 0 30 0 45 0 2 0 6 0 6-3 0-4-4-4-6-4-15 0-30 0-45 0 0-15 0-30 0-45 0-2 0-5-4-5s-4 3-4 5c0 15 0 30 0 45-15 0-30 0-45 0-1 0-5 0-5 4 0 3 3 3 5 3 15 0 30 0 45 0 0 15 0 30 0 46 0 2 0 5 4 5s4-3 4-5c0-16 0-31 0-46z"><text:p/></draw:path><draw:path draw:style-name="gr124" draw:text-style-name="P34" svg:width="0.111cm" svg:height="0.099cm" svg:x="2.355cm" svg:y="0.189cm" svg:viewBox="0 0 112 100" svg:d="M40 53c6 0 11 0 16 0 11 0 14 1 14 6 0 2 0 3-2 7 0 0 0 1 0 2s1 1 2 1c2 0 3 0 3-3 3-10 6-20 8-31 0 0 1-1 1-3 0-1-2-2-3-2-2 0-2 1-3 4-3 11-7 13-20 13-4 0-9 0-14 0 3-12 6-24 9-37 1-5 1-5 8-5s15 0 22 0c20 0 23 5 23 17 0 5 0 8 0 9s0 3 2 3c3 0 3-2 3-4 1-8 2-17 3-26 0-4-1-4-5-4-26 0-52 0-78 0-3 0-5 0-5 3 0 2 2 2 5 2 2 0 3 0 5 0 3 1 4 1 4 3 0 0-1 2-1 3-6 26-13 51-20 77-1 5-1 7-12 7-3 0-5 0-5 3 0 1 1 2 2 2 5 0 15-1 20-1 4 0 7 0 11 0s8 1 12 1c1 0 3 0 3-4 0-1-2-1-5-1 0 0-4 0-8-1-3 0-4 0-4-2 0-1 0-2 0-3 3-12 6-24 9-36z"><text:p/></draw:path><draw:path draw:style-name="gr125" draw:text-style-name="P34" svg:width="0.111cm" svg:height="0.1cm" svg:x="2.485cm" svg:y="0.188cm" svg:viewBox="0 0 112 101" svg:d="M40 55c9 0 18 0 27 0 24 0 45-16 45-32 0-12-12-23-32-23-17 0-34 0-52 0-3 0-4 0-4 3 0 2 1 2 5 2 2 0 3 0 5 0 3 1 3 1 3 3 0 1 0 0 0 3-7 26-13 51-20 78-1 5-1 6-13 6-2 0-4 0-4 3 1 1 0 3 2 3 5 0 15-1 20-1 2 0 7 0 10 0 2 0 6 1 9 1 1 0 3 0 3-4 0-2-1-2-4-2-1 0-3 0-6 0s-3-1-3-2 0-1 0-4c3-11 6-23 9-34zM50 10c2-5 2-5 8-5s11 0 17 0c14 0 22 5 22 15 0 5-2 16-9 23-5 4-14 7-24 7-8 0-16 0-24 0 4-13 7-27 10-40z"><text:p/></draw:path><draw:path draw:style-name="gr126" draw:text-style-name="P34" svg:width="0.108cm" svg:height="0.107cm" svg:x="2.615cm" svg:y="0.198cm" svg:viewBox="0 0 109 108" svg:d="M58 57c15 0 30 0 45 0 2 0 6 0 6-3 0-4-3-4-6-4-15 0-30 0-45 0 0-15 0-30 0-45 0-2 0-5-3-5-4 0-4 3-4 5 0 15 0 30 0 45-15 0-31 0-46 0-1 0-5 0-5 4 0 3 4 3 5 3 15 0 31 0 46 0 0 15 0 30 0 46 0 2 0 5 4 5 3 0 3-3 3-5 0-16 0-31 0-46z"><text:p/></draw:path><draw:path draw:style-name="gr127" draw:text-style-name="P34" svg:width="0.111cm" svg:height="0.099cm" svg:x="2.745cm" svg:y="0.189cm" svg:viewBox="0 0 112 100" svg:d="M40 53c6 0 10 0 16 0 11 0 13 1 13 6 0 2 0 3-1 7 0 0 0 1 0 2s0 1 2 1 2 0 3-3c3-10 5-20 8-31 0 0 1-1 1-3 0-1-2-2-3-2-2 0-2 1-3 4-3 11-7 13-20 13-4 0-10 0-15 0 3-12 7-24 10-37 1-5 1-5 7-5 8 0 15 0 23 0 19 0 23 5 23 17 0 5 0 8 0 9s0 3 2 3 3-2 3-4c1-8 1-17 3-26 0-4-1-4-5-4-26 0-52 0-79 0-3 0-5 0-5 3 0 2 2 2 5 2 2 0 3 0 6 0 3 1 3 1 3 3 0 0 0 2 0 3-7 26-13 51-20 77-1 5-1 7-13 7-2 0-4 0-4 3 0 1 1 2 2 2 5 0 15-1 20-1 3 0 7 0 11 0s8 1 11 1c2 0 4 0 4-4 0-1-2-1-5-1-3-1-4 0-8-1-3 0-4 0-4-2 0-1 0-2 0-3 3-12 6-24 9-36z"><text:p/></draw:path><draw:path draw:style-name="gr128" draw:text-style-name="P34" svg:width="0.111cm" svg:height="0.099cm" svg:x="2.874cm" svg:y="0.189cm" svg:viewBox="0 0 112 100" svg:d="M40 53c6 0 10 0 16 0 11 0 13 1 13 6 0 2 0 3-1 7 0 0 0 1 0 2s0 1 2 1 2 0 3-3c3-10 5-20 8-31 0 0 1-1 1-3 0-1-2-2-3-2-2 0-2 1-3 4-3 11-7 13-20 13-4 0-10 0-15 0 3-12 7-24 10-37 1-5 1-5 7-5 8 0 15 0 23 0 19 0 23 5 23 17 0 5 0 8 0 9s0 3 2 3c3 0 3-2 3-4 1-8 1-17 3-26 0-4-1-4-5-4-26 0-52 0-79 0-2 0-5 0-5 3 0 2 2 2 5 2 2 0 3 0 6 0 3 1 3 1 3 3 0 0 0 2 0 3-7 26-13 51-20 77-1 5-1 7-13 7-2 0-4 0-4 3 0 1 1 2 2 2 5 0 15-1 20-1 3 0 7 0 11 0s8 1 12 1c1 0 3 0 3-4 0-1-2-1-5-1-3-1-4 0-8-1-3 0-4 0-4-2 0-1 0-2 0-3 3-12 6-24 9-36z"><text:p/></draw:path><draw:path draw:style-name="gr129" draw:text-style-name="P34" svg:width="0.13cm" svg:height="0.1cm" svg:x="3.004cm" svg:y="0.188cm" svg:viewBox="0 0 131 101" svg:d="M113 16c1-6 3-11 15-11 1 0 3 0 3-3 0-1 0-2-2-2-5 0-10 1-15 1-4 0-12-1-16-1-1 0-3 0-3 3 0 2 2 2 3 2 8 0 10 3 10 6 0 2 0 2-1 4-5 22-10 42-16 64-12-26-24-51-37-77-1-2-2-2-5-2-7 0-14 0-21 0-2 0-4 0-4 3 0 2 2 2 5 2s6 0 9 1c-7 26-13 52-19 78-2 6-5 11-16 11-1 0-3 0-3 3 0 2 1 3 2 3 5 0 11-1 15-1s12 1 16 1c2 0 3-2 3-3 0-3-2-3-4-3-9 0-9-4-9-6 0 0 0-2 1-4 6-25 13-50 19-75 14 30 28 59 43 88 1 2 2 3 3 3 3 0 3-1 3-3 7-28 14-55 21-82z"><text:p/></draw:path></draw:g></text:span></text:p></text:list-item></text:list><text:p text:style-name="P17"><text:span text:style-name="T9">surface distance measure</text:span></text:p><text:list xml:id="list170730577705646" text:continue-numbering="true" text:style-name="L10"><text:list-item><text:p text:style-name="P15"><text:span text:style-name="T9">Hausdorff Distance =</text:span></text:p></text:list-item></text:list><text:p text:style-name="P4"><text:span text:style-name="T46"><text:s text:c="2"/></text:span><text:span text:style-name="T46"><draw:g text:anchor-type="as-char" svg:y="-0.148cm" draw:z-index="11" draw:style-name="gr2"><svg:title>TexMaths</svg:title><svg:desc>6§inline§\max(h(A,B),h(B,A)), h(A,B) = \underset{a\in A}{\max} \underset{b\in B}{\min} ||a-b||§svg§600§TRUE§</svg:desc><draw:path draw:style-name="gr194" draw:text-style-name="P34" svg:width="0.164cm" svg:height="0.092cm" svg:x="0cm" svg:y="0.065cm" svg:viewBox="0 0 165 93" svg:d="M17 21c0 19 0 37 0 56 0 9-3 9-17 9 0 2 0 4 0 7 8 0 19-1 24-1s17 1 24 1c0-3 0-5 0-7-14 0-17 0-17-9 0-13 0-26 0-39 0-21 15-33 29-33 13 0 16 11 16 23 0 16 0 32 0 49 0 9-3 9-17 9 0 2 0 4 0 7 7 0 18-1 24-1 5 0 16 1 23 1 0-3 0-5 0-7-14 0-16 0-16-9 0-13 0-26 0-39 0-21 15-33 28-33s16 11 16 23c0 16 0 32 0 49 0 9-3 9-16 9 0 2 0 4 0 7 7 0 18-1 24-1 5 0 16 1 23 1 0-3 0-5 0-7-11 0-16 0-16-6 0-14 0-27 0-40 0-18 0-24-7-32-3-4-10-8-22-8-18 0-27 13-31 21-3-19-18-21-28-21-15 0-25 9-31 22 0-7 0-15 0-22-10 1-20 2-30 2 0 3 0 5 0 7 15 0 17 1 17 12z"><text:p/></draw:path><draw:path draw:style-name="gr195" draw:text-style-name="P34" svg:width="0.094cm" svg:height="0.095cm" svg:x="0.178cm" svg:y="0.064cm" svg:viewBox="0 0 95 96" svg:d="M61 78c1 9 7 17 16 17 5 0 18-3 18-20 0-4 0-8 0-12-2 0-3 0-5 0 0 4 0 8 0 12 0 12-5 14-8 14-7 0-8-9-8-11 0-14 0-28 0-41 0-9 0-18-7-26-8-7-19-11-29-11-18 0-32 10-32 24 0 6 4 10 10 10s9-5 9-10c0-2 0-10-11-10 6-7 17-9 23-9 11 0 23 8 23 27 0 2 0 5 0 8-11 0-26 1-39 7-16 7-21 18-21 27 0 17 20 22 34 22 13 0 23-8 27-18zM60 44c0 7 0 13 0 21 0 19-16 27-25 27-10 0-19-8-19-18 0-12 9-29 44-30z"><text:p/></draw:path><draw:path draw:style-name="gr196" draw:text-style-name="P34" svg:width="0.105cm" svg:height="0.089cm" svg:x="0.277cm" svg:y="0.066cm" svg:viewBox="0 0 106 90" svg:d="M58 41c6-8 15-18 19-24 7-7 15-10 26-10 0-3 0-5 0-7-6 1-12 1-18 1s-17-1-20-1c0 2 0 4 0 7 5 0 6 3 6 6s-2 6-3 7c-4 6-9 11-13 17-6-8-11-14-17-21-1-2-1-3-1-4 0-4 3-5 7-5 0-3 0-5 0-7-6 0-19 1-23 1s-14 0-20-1c0 2 0 4 0 7 15 0 15 0 25 12 7 9 14 19 21 28-7 7-13 16-20 24-10 13-23 13-27 13 0 2 0 4 0 6 5 0 12 0 17 0 6 0 15 0 21 0 0-2 0-4 0-6-5-1-7-3-7-7s7-11 19-26c6 6 11 14 17 21 1 2 4 5 4 7s-2 5-8 5c0 2 0 4 0 6 7 0 19 0 23 0 6 0 14 0 20 0 0-2 0-4 0-6-11 0-15 0-20-7-9-12-18-24-28-36z"><text:p/></draw:path><draw:path draw:style-name="gr197" draw:text-style-name="P34" svg:width="0.048cm" svg:height="0.209cm" svg:x="0.406cm" svg:y="-0.001cm" svg:viewBox="0 0 49 210" svg:d="M49 207l-3-4c-27-27-34-66-34-98 0-36 8-73 34-99 3-3 3-3 3-4s-1-2-2-2c-2 0-21 14-34 41-11 23-13 46-13 64 0 17 2 42 14 65 12 26 31 40 33 40 1 0 2-1 2-3z"><text:p/></draw:path><draw:path draw:style-name="gr198" draw:text-style-name="P34" svg:width="0.103cm" svg:height="0.147cm" svg:x="0.479cm" svg:y="0.011cm" svg:viewBox="0 0 104 148" svg:d="M49 2c0 0 0-2-3-2-5 0-20 2-26 2-1 0-3 0-3 4 0 3 2 3 5 3 10 0 10 1 10 4 0 1 0 3 0 4-10 40-21 80-31 121-1 2-1 3-1 4 0 5 4 6 6 6 4 0 7-3 8-6 1-5 3-10 4-16 2-6 3-12 5-18 1-5 2-10 3-15 0-1 2-7 3-9 0-2 7-13 14-19 4-3 11-8 20-8s11 8 11 15c0 11-7 35-13 47-1 5-2 7-2 11 0 11 7 18 17 18 20 0 28-31 28-32 0-2-2-2-3-2-2 0-2 0-3 3-3 11-10 26-22 26-3 0-5-2-5-7s2-10 4-14c4-9 13-35 13-47 0-13-8-22-24-22-14 0-24 6-32 16 6-22 12-44 17-67z"><text:p/></draw:path><draw:path draw:style-name="gr199" draw:text-style-name="P34" svg:width="0.048cm" svg:height="0.209cm" svg:x="0.61cm" svg:y="-0.001cm" svg:viewBox="0 0 49 210" svg:d="M49 207l-3-4c-27-27-33-66-33-98 0-36 7-73 33-99 3-3 3-3 3-4s-1-2-2-2c-2 0-21 14-34 41-11 23-13 46-13 64 0 17 2 42 14 65 12 26 31 40 33 40 1 0 2-1 2-3z"><text:p/></draw:path><draw:path draw:style-name="gr200" draw:text-style-name="P34" svg:width="0.144cm" svg:height="0.149cm" svg:x="0.678cm" svg:y="0.007cm" svg:viewBox="0 0 145 150" svg:d="M31 126c-9 14-17 17-26 18-3 0-5 0-5 4 0 1 1 2 3 2 5 0 12 0 18 0 7 0 14 0 21 0 1 0 4 0 4-3s-2-3-3-3c-5 0-10-2-10-8 0-2 1-4 3-7 5-9 10-18 16-27 18 0 35 0 53 0 0 5 3 33 3 35 0 6-11 7-15 7-3 0-5 0-5 4 0 2 1 1 3 2 9 0 18 0 26 0 5 0 19 0 24 0 1 0 4 0 4-4 0-2-2-2-5-2-13 0-13-2-14-8-4-43-8-87-13-131 0-4 0-5-4-5-3 0-4 2-5 4-25 40-49 81-73 122zM56 95c14-23 27-46 41-69 3 23 5 46 7 69-16 0-32 0-48 0z"><text:p/></draw:path><draw:path draw:style-name="gr201" draw:text-style-name="P34" svg:width="0.024cm" svg:height="0.062cm" svg:x="0.847cm" svg:y="0.135cm" svg:viewBox="0 0 25 63" svg:d="M25 22c0-14-6-22-14-22-7 0-11 5-11 11s4 11 11 11c3 0 5 0 8-2 0-1 0-1 0-1 1 0 1 0 1 3 0 16-7 28-15 35-2 2-2 3-2 3 0 2 1 3 2 3 3 0 20-16 20-41z"><text:p/></draw:path><draw:path draw:style-name="gr202" draw:text-style-name="P34" svg:width="0.15cm" svg:height="0.142cm" svg:x="0.931cm" svg:y="0.014cm" svg:viewBox="0 0 151 143" svg:d="M25 127c-2 8-2 9-19 9-4 0-6 0-6 5 0 2 2 2 6 2 25 0 50 0 75 0 34 0 58-24 58-45 0-15-12-27-32-30 21-4 44-20 44-39 0-16-14-29-39-29-24 0-48 0-71 0-4 0-6 0-6 4 0 3 2 3 6 3 2 0 4 0 8 0 3 0 5 0 5 3 0 1 0 1-1 4-9 38-18 75-28 113zM57 66c4-17 9-34 13-52 2-7 3-7 12-7s18 0 27 0c18 0 22 12 22 21 0 19-18 38-43 38-11 0-21 0-31 0zM47 136c-3 0-3 0-4 0-2 0-3 0-3-2 0-1 0-1 1-5 5-19 10-39 15-58 13 0 26 0 39 0 21 0 25 16 25 25 0 20-19 40-44 40-9 0-19 0-29 0z"><text:p/></draw:path><draw:path draw:style-name="gr203" draw:text-style-name="P34" svg:width="0.048cm" svg:height="0.209cm" svg:x="1.105cm" svg:y="-0.001cm" svg:viewBox="0 0 49 210" svg:d="M49 105c0-16-2-42-14-65-13-26-31-40-33-40-1 0-2 1-2 2s0 1 4 5c21 21 33 54 33 98 0 36-8 72-35 99-2 3-2 3-2 3 0 1 1 3 2 3 2 0 21-15 33-41 11-23 14-46 14-64z"><text:p/></draw:path><draw:path draw:style-name="gr204" draw:text-style-name="P34" svg:width="0.024cm" svg:height="0.062cm" svg:x="1.194cm" svg:y="0.135cm" svg:viewBox="0 0 25 63" svg:d="M25 22c0-14-6-22-14-22-7 0-11 5-11 11s4 11 11 11c3 0 5 0 8-2 0-1 0-1 0-1 1 0 1 0 1 3 0 16-7 28-15 35-2 2-2 3-2 3 0 2 1 3 2 3 3 0 20-16 20-41z"><text:p/></draw:path><draw:path draw:style-name="gr205" draw:text-style-name="P34" svg:width="0.103cm" svg:height="0.147cm" svg:x="1.281cm" svg:y="0.011cm" svg:viewBox="0 0 104 148" svg:d="M49 2c0 0 0-2-3-2-5 0-20 2-26 2-1 0-4 0-4 4 0 3 3 3 6 3 10 0 10 1 10 4 0 1-1 3-1 4-10 40-20 80-30 121-1 2-1 3-1 4 0 5 4 6 6 6 4 0 7-3 8-6 1-5 3-10 4-16 2-6 3-12 5-18 1-5 2-10 3-15 0-1 2-7 2-9 1-2 7-13 15-19 4-3 11-8 20-8s11 8 11 15c0 11-7 35-13 47-2 5-2 7-2 11 0 11 7 18 17 18 20 0 28-31 28-32 0-2-3-2-3-2-2 0-2 0-3 3-3 11-10 26-22 26-3 0-5-2-5-7s2-10 4-14c4-9 13-35 13-47 0-13-8-22-24-22-14 0-24 6-32 16 6-22 12-44 17-67z"><text:p/></draw:path><draw:path draw:style-name="gr206" draw:text-style-name="P34" svg:width="0.048cm" svg:height="0.209cm" svg:x="1.411cm" svg:y="-0.001cm" svg:viewBox="0 0 49 210" svg:d="M49 207l-3-4c-27-27-34-66-34-98 0-36 8-73 34-99 3-3 3-3 3-4s-1-2-2-2c-3 0-21 14-34 41-11 23-13 46-13 64 0 17 2 42 14 65 12 26 30 40 33 40 1 0 2-1 2-3z"><text:p/></draw:path><draw:path draw:style-name="gr207" draw:text-style-name="P34" svg:width="0.149cm" svg:height="0.142cm" svg:x="1.482cm" svg:y="0.014cm" svg:viewBox="0 0 150 143" svg:d="M25 127c-2 8-3 9-20 9-3 0-5 0-5 5 0 2 2 2 5 2 26 0 51 0 76 0 33 0 58-24 58-45 0-15-12-27-33-30 22-4 44-20 44-39 0-16-14-29-39-29-23 0-47 0-71 0-4 0-6 0-6 4 0 3 2 3 6 3 3 0 4 0 8 0s6 0 6 3c0 1-1 1-1 4-10 38-19 75-28 113zM56 66c5-17 9-34 14-52 1-7 2-7 11-7s18 0 27 0c19 0 23 12 23 21 0 19-18 38-44 38-10 0-20 0-31 0zM47 136c-3 0-3 0-4 0-3 0-3 0-3-2 0-1 0-1 1-5 5-19 9-39 14-58 13 0 27 0 40 0 20 0 24 16 24 25 0 20-18 40-43 40-10 0-20 0-29 0z"><text:p/></draw:path><draw:path draw:style-name="gr208" draw:text-style-name="P34" svg:width="0.024cm" svg:height="0.062cm" svg:x="1.661cm" svg:y="0.135cm" svg:viewBox="0 0 25 63" svg:d="M25 22c0-14-5-22-14-22-7 0-11 5-11 11s4 11 11 11c3 0 6 0 8-2 0-1 0-1 1-1 0 1 0 0 0 3 0 16-7 28-14 35-2 2-2 3-2 3 0 2 1 3 1 3 3 0 20-16 20-41z"><text:p/></draw:path><draw:path draw:style-name="gr209" draw:text-style-name="P34" svg:width="0.144cm" svg:height="0.149cm" svg:x="1.744cm" svg:y="0.007cm" svg:viewBox="0 0 145 150" svg:d="M31 126c-9 14-17 17-26 18-3 0-5 0-5 4 0 1 1 2 3 2 6 0 12 0 18 0 7 0 14 0 21 0 2 0 4 0 4-3s-2-3-3-3c-5 0-10-2-10-8 0-2 1-4 3-7 5-9 11-18 16-27 18 0 36 0 53 0 0 5 3 33 3 35 0 6-11 7-15 7-3 0-5 0-5 4 0 2 3 2 3 2 9 0 18 0 26 0 5 0 19 0 24 0 1 0 4 0 4-4 0-2-2-2-5-2-13 0-13-2-13-8-5-43-9-87-14-131 0-4 0-5-4-5-3 0-4 2-5 4-25 40-49 81-73 122zM56 95c14-23 27-46 41-69 3 23 5 46 7 69-16 0-32 0-48 0z"><text:p/></draw:path><draw:path draw:style-name="gr210" draw:text-style-name="P34" svg:width="0.048cm" svg:height="0.209cm" svg:x="1.907cm" svg:y="-0.001cm" svg:viewBox="0 0 49 210" svg:d="M49 105c0-16-3-42-14-65-13-26-31-40-33-40-1 0-2 1-2 2s0 1 4 5c21 21 33 54 33 98 0 36-8 72-35 99-2 3-2 3-2 3 0 1 1 3 2 3 2 0 21-15 33-41 11-23 14-46 14-64z"><text:p/></draw:path><draw:path draw:style-name="gr211" draw:text-style-name="P34" svg:width="0.048cm" svg:height="0.209cm" svg:x="1.989cm" svg:y="-0.001cm" svg:viewBox="0 0 49 210" svg:d="M49 105c0-16-2-42-14-65-12-26-31-40-33-40-1 0-2 1-2 2s0 1 4 5c21 21 33 54 33 98 0 36-8 72-34 99-3 3-3 3-3 3 0 1 1 3 2 3 2 0 21-15 34-41 11-23 13-46 13-64z"><text:p/></draw:path><draw:path draw:style-name="gr212" draw:text-style-name="P34" svg:width="0.024cm" svg:height="0.062cm" svg:x="2.077cm" svg:y="0.135cm" svg:viewBox="0 0 25 63" svg:d="M25 22c0-14-5-22-14-22-7 0-11 5-11 11s4 11 11 11c3 0 6 0 8-2 0-1 0-1 1-1 0 1 0 0 0 3 0 16-7 28-14 35-2 2-2 3-2 3 0 2 1 3 1 3 3 0 20-16 20-41z"><text:p/></draw:path><draw:path draw:style-name="gr213" draw:text-style-name="P34" svg:width="0.102cm" svg:height="0.147cm" svg:x="2.165cm" svg:y="0.011cm" svg:viewBox="0 0 103 148" svg:d="M49 2c0 0 0-2-3-2-5 0-20 2-26 2-1 0-4 0-4 4 0 3 2 3 5 3 10 0 11 1 11 4 0 1-1 3-1 4-10 40-20 80-30 121-1 2-1 3-1 4 0 5 4 6 6 6 3 0 7-3 8-6 1-5 2-10 3-16 2-6 3-12 5-18 1-5 3-10 4-15 0-1 2-7 2-9 1-2 7-13 15-19 4-3 10-8 20-8 9 0 11 8 11 15 0 11-8 35-13 47-2 5-3 7-3 11 0 11 8 18 18 18 19 0 27-31 27-32 0-2-2-2-2-2-3 0-3 0-3 3-4 11-10 26-22 26-3 0-5-2-5-7s2-10 4-14c3-9 13-35 13-47 0-13-9-22-24-22-14 0-24 6-32 16 6-22 11-44 17-67z"><text:p/></draw:path><draw:path draw:style-name="gr214" draw:text-style-name="P34" svg:width="0.048cm" svg:height="0.209cm" svg:x="2.294cm" svg:y="-0.001cm" svg:viewBox="0 0 49 210" svg:d="M49 207l-3-4c-27-27-33-66-33-98 0-36 7-73 33-99 3-3 3-3 3-4s0-2-2-2-21 14-33 41c-11 23-14 46-14 64 0 17 2 42 14 65 13 26 31 40 33 40s2-1 2-3z"><text:p/></draw:path><draw:path draw:style-name="gr215" draw:text-style-name="P34" svg:width="0.144cm" svg:height="0.149cm" svg:x="2.363cm" svg:y="0.007cm" svg:viewBox="0 0 145 150" svg:d="M30 126c-8 14-17 17-26 18-2 0-4 0-4 4 0 1 1 2 2 2 6 0 13 0 18 0 8 0 15 0 22 0 1 0 4 0 4-3s-2-3-3-3c-5 0-11-2-11-8 0-2 2-4 3-7 6-9 11-18 17-27 17 0 35 0 52 0 1 5 4 33 4 35 0 6-11 7-16 7-3 0-4 0-4 4 0 2 2 2 3 2 8 0 17 0 26 0 5 0 19 0 23 0 2 0 5 0 5-4 0-2-3-2-5-2-13 0-13-2-14-8-4-43-9-87-13-131 0-4 0-5-4-5-3 0-4 2-6 4-24 40-48 81-73 122zM55 95c14-23 28-46 42-69 3 23 4 46 7 69-16 0-33 0-49 0z"><text:p/></draw:path><draw:path draw:style-name="gr216" draw:text-style-name="P34" svg:width="0.024cm" svg:height="0.062cm" svg:x="2.532cm" svg:y="0.135cm" svg:viewBox="0 0 25 63" svg:d="M25 22c0-14-6-22-14-22-7 0-11 5-11 11s4 11 11 11c3 0 5 0 8-2 0-1 0-1 1-1 0 1 0 0 0 3 0 16-7 28-14 35-2 2-2 3-2 3 0 2 0 3 1 3 3 0 20-16 20-41z"><text:p/></draw:path><draw:path draw:style-name="gr217" draw:text-style-name="P34" svg:width="0.15cm" svg:height="0.142cm" svg:x="2.616cm" svg:y="0.014cm" svg:viewBox="0 0 151 143" svg:d="M25 127c-2 8-3 9-20 9-3 0-5 0-5 5 0 2 2 2 5 2 26 0 51 0 76 0 33 0 58-24 58-45 0-15-12-27-33-30 22-4 45-20 45-39 0-16-15-29-40-29-23 0-47 0-71 0-3 0-6 0-6 4 0 3 2 3 6 3 1 0 4 0 8 0s6 0 6 3c0 1-1 1-1 4-10 38-19 75-28 113zM56 66c5-17 9-34 14-52 1-7 2-7 11-7s18 0 27 0c19 0 23 12 23 21 0 19-18 38-43 38-11 0-21 0-32 0zM47 136c-3 0-3 0-4 0-3 0-3 0-3-2 0-1 0-1 1-5 5-19 9-39 14-58 13 0 27 0 40 0 20 0 24 16 24 25 0 20-18 40-43 40-10 0-19 0-29 0z"><text:p/></draw:path><draw:path draw:style-name="gr218" draw:text-style-name="P34" svg:width="0.048cm" svg:height="0.209cm" svg:x="2.79cm" svg:y="-0.001cm" svg:viewBox="0 0 49 210" svg:d="M49 105c0-16-2-42-14-65-13-26-31-40-33-40-1 0-2 1-2 2s0 1 4 5c21 21 33 54 33 98 0 36-8 72-34 99-3 3-3 3-3 3 0 1 1 3 2 3 2 0 21-15 34-41 11-23 13-46 13-64z"><text:p/></draw:path><draw:path draw:style-name="gr219" draw:text-style-name="P34" svg:width="0.139cm" svg:height="0.048cm" svg:x="2.93cm" svg:y="0.08cm" svg:viewBox="0 0 140 49" svg:d="M133 8c3 0 7 0 7-4s-4-4-7-4c-42 0-84 0-126 0-3 0-7 0-7 4s4 4 7 4c42 0 84 0 126 0zM133 49c3 0 7 0 7-4s-4-4-7-4c-42 0-84 0-126 0-3 0-7 0-7 4s4 4 7 4c42 0 84 0 126 0z"><text:p/></draw:path><draw:path draw:style-name="gr220" draw:text-style-name="P34" svg:width="0.163cm" svg:height="0.092cm" svg:x="3.148cm" svg:y="0.065cm" svg:viewBox="0 0 164 93" svg:d="M16 21c0 19 0 37 0 56 0 9-2 9-16 9 0 2 0 4 0 7 7 0 18-1 23-1 6 0 17 1 24 1 0-3 0-5 0-7-14 0-16 0-16-9 0-13 0-26 0-39 0-21 15-33 28-33 14 0 16 11 16 23 0 16 0 32 0 49 0 9-2 9-17 9 0 2 0 4 0 7 8 0 19-1 24-1 6 0 16 1 24 1 0-3 0-5 0-7-14 0-17 0-17-9 0-13 0-26 0-39 0-21 15-33 29-33 13 0 15 11 15 23 0 16 0 32 0 49 0 9-2 9-16 9 0 2 0 4 0 7 7 0 18-1 24-1 5 0 16 1 23 1 0-3 0-5 0-7-10 0-16 0-16-6 0-14 0-27 0-40 0-18 0-24-6-32-3-4-11-8-23-8-18 0-27 13-30 21-3-19-19-21-28-21-15 0-26 9-32 22 0-7 0-15 0-22-9 1-19 2-29 2 0 3 0 5 0 7 14 0 16 1 16 12z"><text:p/></draw:path><draw:path draw:style-name="gr221" draw:text-style-name="P34" svg:width="0.094cm" svg:height="0.095cm" svg:x="3.326cm" svg:y="0.064cm" svg:viewBox="0 0 95 96" svg:d="M61 78c1 9 7 17 17 17 4 0 17-3 17-20 0-4 0-8 0-12-2 0-3 0-5 0 0 4 0 8 0 12 0 12-5 14-8 14-7 0-8-9-8-11 0-14 0-28 0-41 0-9 0-18-7-26-8-7-19-11-29-11-18 0-32 10-32 24 0 6 4 10 10 10s9-5 9-10c0-2 0-10-10-10 5-7 16-9 23-9 10 0 22 8 22 27 0 2 0 5 0 8-11 0-26 1-39 7-16 7-21 18-21 27 0 17 20 22 34 22 13 0 24-8 27-18zM60 44c0 7 0 13 0 21 0 19-16 27-25 27-10 0-19-8-19-18 0-12 9-29 44-30z"><text:p/></draw:path><draw:path draw:style-name="gr222" draw:text-style-name="P34" svg:width="0.105cm" svg:height="0.089cm" svg:x="3.425cm" svg:y="0.066cm" svg:viewBox="0 0 106 90" svg:d="M58 41c6-8 15-18 19-24 7-7 15-10 26-10 0-3 0-5 0-7-6 1-12 1-18 1s-17-1-20-1c0 2 0 4 0 7 5 0 6 3 6 6s-2 6-3 7c-4 6-9 11-13 17-6-8-11-14-17-21-1-2-1-3-1-4 0-4 3-5 7-5 0-3 0-5 0-7-6 0-19 1-23 1s-14 0-20-1c0 2 0 4 0 7 15 0 15 0 25 12 7 9 14 19 21 28-7 7-13 16-20 24-10 13-22 13-27 13 0 2 0 4 0 6 5 0 12 0 17 0 6 0 15 0 21 0 0-2 0-4 0-6-5-1-7-3-7-7s7-11 19-26c6 6 11 14 17 21 1 2 4 5 4 7s-2 5-7 5c0 2 0 4 0 6 6 0 18 0 22 0 6 0 14 0 20 0 0-2 0-4 0-6-11 0-15 0-20-7-9-12-18-24-28-36z"><text:p/></draw:path><draw:path draw:style-name="gr223" draw:text-style-name="P34" svg:width="0.074cm" svg:height="0.065cm" svg:x="3.18cm" svg:y="0.228cm" svg:viewBox="0 0 75 66" svg:d="M53 9c-3-5-8-9-15-9-19 0-38 21-38 42 0 14 10 24 22 24 8 0 15-4 21-10 3 9 12 10 15 10 6 0 9-3 12-7 3-6 5-15 5-15 0-2-2-2-2-2-2 0-2 1-3 5-2 7-5 15-11 15-4 0-5-3-5-7 0-2 1-8 2-11 1-4 3-10 3-14 2-4 2-7 3-11s3-11 3-11c0-4-3-5-5-5s-6 2-7 6zM44 47c-1 4-4 7-8 9-1 1-7 6-13 6s-11-3-11-14c0-8 4-24 8-30 6-11 14-14 18-14 11 0 13 12 13 13 0 0 0 2-1 2-2 9-4 19-6 28z"><text:p/></draw:path><draw:path draw:style-name="gr224" draw:text-style-name="P34" svg:width="0.081cm" svg:height="0.095cm" svg:x="3.279cm" svg:y="0.207cm" svg:viewBox="0 0 82 96" svg:d="M76 51c2 0 6 0 6-3 0-4-4-4-6-4-23 0-46 0-69 0 3-21 21-37 43-37 9 0 17 0 26 0 2 0 6 0 6-3 0-4-4-4-6-4-9 0-18 0-26 0-28 0-50 22-50 48 0 27 23 48 50 48 8 0 17 0 26 0 2 0 6 0 6-4 0-3-4-3-6-3-9 0-17 0-26 0-22 0-40-16-43-38 23 0 46 0 69 0z"><text:p/></draw:path><draw:path draw:style-name="gr225" draw:text-style-name="P34" svg:width="0.11cm" svg:height="0.104cm" svg:x="3.385cm" svg:y="0.187cm" svg:viewBox="0 0 111 105" svg:d="M22 87c-5 8-10 12-19 13-1 0-3 0-3 3 0 1 1 2 2 2 3 0 9-1 12-1 5 0 11 1 16 1 1 0 2 0 2-3 0-2-1-2-2-2-1-1-7-1-7-5 0-2 2-4 3-5 4-7 8-13 12-19 14 0 28 0 42 0 1 8 2 16 3 25 0 2-1 4-10 4-2 0-3 0-3 3 0 1 0 2 2 2 4 0 14-1 19-1 3 0 6 1 9 1 2 0 6 0 8 0s3-1 3-3-2-2-4-2c-9 0-9-1-10-5-4-30-8-60-12-91-1-3-1-4-4-4s-4 2-5 4c-18 28-36 55-54 83zM41 66c11-16 21-32 31-48 2 16 5 32 7 48-12 0-25 0-38 0z"><text:p/></draw:path><draw:path draw:style-name="gr226" draw:text-style-name="P34" svg:width="0.163cm" svg:height="0.092cm" svg:x="3.54cm" svg:y="0.065cm" svg:viewBox="0 0 164 93" svg:d="M16 21c0 19 0 37 0 56 0 9-2 9-16 9 0 2 0 4 0 7 7 0 18-1 23-1 6 0 17 1 24 1 0-3 0-5 0-7-14 0-16 0-16-9 0-13 0-26 0-39 0-21 15-33 28-33 14 0 16 11 16 23 0 16 0 32 0 49 0 9-2 9-17 9 0 2 0 4 0 7 8 0 19-1 24-1 6 0 16 1 24 1 0-3 0-5 0-7-14 0-17 0-17-9 0-13 0-26 0-39 0-21 15-33 29-33 13 0 15 11 15 23 0 16 0 32 0 49 0 9-2 9-16 9 0 2 0 4 0 7 7 0 18-1 24-1 5 0 16 1 23 1 0-3 0-5 0-7-10 0-16 0-16-6 0-14 0-27 0-40 0-18 0-24-6-32-3-4-11-8-23-8-18 0-27 13-30 21-3-19-19-21-28-21-15 0-26 9-32 22 0-7 0-15 0-22-9 1-19 2-29 2 0 3 0 5 0 7 14 0 16 1 16 12z"><text:p/></draw:path><draw:path draw:style-name="gr227" draw:text-style-name="P34" svg:width="0.044cm" svg:height="0.139cm" svg:x="3.716cm" svg:y="0.018cm" svg:viewBox="0 0 45 140" svg:d="M30 47c-10 1-20 2-29 3 0 2 0 4 0 6 13 0 15 1 15 12 0 18 0 37 0 57 0 8-2 8-16 8 0 2 0 5 0 7 7 0 18-1 23-1 8 0 15 1 22 1 0-2 0-5 0-7-14 0-15 0-15-8 0-26 0-52 0-78zM31 11c0-7-5-11-11-11-7 0-11 5-11 11s4 11 11 11c6 0 11-5 11-11z"><text:p/></draw:path><draw:path draw:style-name="gr228" draw:text-style-name="P34" svg:width="0.105cm" svg:height="0.092cm" svg:x="3.774cm" svg:y="0.065cm" svg:viewBox="0 0 106 93" svg:d="M16 21c0 19 0 37 0 56 0 9-2 9-16 9 0 2 0 4 0 7 7 0 18-1 24-1 5 0 16 1 23 1 0-3 0-5 0-7-13 0-16 0-16-9 0-13 0-26 0-39 0-21 15-33 28-33 14 0 16 11 16 23 0 16 0 32 0 49 0 9-2 9-16 9 0 2 0 4 0 7 7 0 18-1 23-1 6 0 17 1 24 1 0-3 0-5 0-7-11 0-16 0-17-6 0-14 0-27 0-40 0-18 0-24-6-32-3-4-10-8-22-8-15 0-26 9-31 22 0-7 0-15 0-22-10 1-20 2-30 2 0 3 0 5 0 7 15 0 16 1 16 12z"><text:p/></draw:path><draw:path draw:style-name="gr229" draw:text-style-name="P34" svg:width="0.058cm" svg:height="0.103cm" svg:x="3.558cm" svg:y="0.192cm" svg:viewBox="0 0 59 104" svg:d="M29 4l1-2c0-1-1-2-2-2-3 0-16 1-20 1-1 0-3 1-3 4 0 2 2 2 4 2 7 0 7 1 7 2s-2 7-2 10c-1 5-3 9-4 14s-9 37-9 39c-1 3-1 5-1 7 0 15 10 25 22 25 18 0 37-21 37-42 0-18-11-25-21-25-8 0-15 4-19 8 4-14 7-27 10-41zM22 99c-8 0-12-6-12-15 0-5 2-10 6-27 1-3 1-3 4-6 5-7 12-10 17-10 6 0 11 4 11 15 0 6-4 21-8 29-3 7-11 14-18 14z"><text:p/></draw:path><draw:path draw:style-name="gr230" draw:text-style-name="P34" svg:width="0.081cm" svg:height="0.095cm" svg:x="3.638cm" svg:y="0.208cm" svg:viewBox="0 0 82 96" svg:d="M76 52c2 0 6 0 6-4 0-3-4-3-6-3-23 0-46 0-69 0 3-22 20-37 43-37 9 0 17 0 26 0 2 0 6 0 6-4s-4-4-6-4c-9 0-18 0-26 0-28 0-50 22-50 48 0 27 23 48 50 48 8 0 17 0 26 0 2 0 6 0 6-3 0-4-4-4-6-4-9 0-17 0-26 0-23 0-40-16-43-37 23 0 46 0 69 0z"><text:p/></draw:path><draw:path draw:style-name="gr231" draw:text-style-name="P34" svg:width="0.112cm" svg:height="0.1cm" svg:x="3.746cm" svg:y="0.193cm" svg:viewBox="0 0 113 101" svg:d="M17 89c-1 5-1 6-12 6-3 0-5 0-5 3s2 3 5 3c19 0 38 0 57 0 24 0 44-17 44-32 0-10-10-19-26-21 18-3 33-14 33-27 0-11-12-21-31-21-18 0-35 0-53 0-3 0-5 0-5 4 0 1 2 1 5 1 2 0 3 0 5 1 3 0 4 1 4 2 0 0 0 1-1 3-6 26-13 52-20 78zM41 47c3-12 6-24 9-36 2-5 2-6 8-6 7 0 15 0 22 0 15 0 18 11 18 16 0 12-13 26-33 26-7 0-16 0-24 0zM34 95c-5 0-5 0-5-1s0-1 1-3c4-14 7-28 10-41 10 0 21 0 31 0 14 0 20 10 20 18 0 15-15 27-33 27-8 0-16 0-24 0z"><text:p/></draw:path><draw:path draw:style-name="gr232" draw:text-style-name="P34" svg:width="0.007cm" svg:height="0.209cm" svg:x="3.91cm" svg:y="-0.001cm" svg:viewBox="0 0 8 210" svg:d="M8 8c0-4 0-8-4-8s-4 4-4 8c0 64 0 129 0 194 0 4 0 8 4 8s4-4 4-8c0-65 0-130 0-194z"><text:p/></draw:path><draw:path draw:style-name="gr233" draw:text-style-name="P34" svg:width="0.008cm" svg:height="0.209cm" svg:x="3.968cm" svg:y="-0.001cm" svg:viewBox="0 0 9 210" svg:d="M9 8c0-4 0-8-5-8-4 0-4 4-4 8 0 64 0 129 0 194 0 4 0 8 4 8 5 0 5-4 5-8 0-65 0-130 0-194z"><text:p/></draw:path><draw:path draw:style-name="gr234" draw:text-style-name="P34" svg:width="0.096cm" svg:height="0.094cm" svg:x="4.01cm" svg:y="0.065cm" svg:viewBox="0 0 97 95" svg:d="M70 14c-3-8-9-14-19-14-25 0-51 31-51 62 0 19 12 33 28 33 4 0 15 0 28-15 2 9 9 15 19 15 7 0 12-5 16-11 3-8 6-21 6-21 0-2-2-2-3-2-2 0-2 1-3 4-3 13-7 25-16 25-5 0-6-5-6-9s1-6 2-16c3-8 3-11 5-18 3-10 6-20 8-30 1-6 1-6 1-7 0-3-2-6-6-6-5 0-8 5-9 10zM56 68c0 4 0 4-4 7-9 12-17 15-23 15-11 0-14-11-14-19 0-11 7-36 12-46 6-12 16-20 24-20 14 0 17 17 17 18 0 2-1 3-1 4-3 14-7 27-11 41z"><text:p/></draw:path><draw:path draw:style-name="gr235" draw:text-style-name="P34" svg:width="0.128cm" svg:height="0.007cm" svg:x="4.178cm" svg:y="0.102cm" svg:viewBox="0 0 129 8" svg:d="M122 8c3 0 7 0 7-4s-4-4-7-4c-38 0-76 0-114 0-4 0-8 0-8 4s4 4 8 4c38 0 76 0 114 0z"><text:p/></draw:path><draw:path draw:style-name="gr236" draw:text-style-name="P34" svg:width="0.076cm" svg:height="0.147cm" svg:x="4.381cm" svg:y="0.011cm" svg:viewBox="0 0 77 148" svg:d="M40 2c0 0 0-2-2-2-5 0-21 2-26 2-2 0-4 0-4 4 0 3 2 3 5 3 10 0 10 1 10 4 0 1-1 8-3 12-5 23-11 46-16 69-3 10-4 14-4 21 0 20 11 33 27 33 25 0 50-31 50-62 0-19-10-33-27-33-10 0-19 6-25 12 5-21 10-42 15-63zM20 81c2-4 2-4 4-7 10-14 20-17 25-17 8 0 13 6 13 20 0 13-7 37-10 45-8 14-17 21-25 21-7 0-14-5-14-21 0-4 0-8 3-21 1-6 3-13 4-20z"><text:p/></draw:path><draw:path draw:style-name="gr237" draw:text-style-name="P34" svg:width="0.007cm" svg:height="0.209cm" svg:x="4.487cm" svg:y="-0.001cm" svg:viewBox="0 0 8 210" svg:d="M8 8c0-4 0-8-4-8s-4 4-4 8c0 64 0 129 0 194 0 4 0 8 4 8s4-4 4-8c0-65 0-130 0-194z"><text:p/></draw:path><draw:path draw:style-name="gr238" draw:text-style-name="P34" svg:width="0.007cm" svg:height="0.209cm" svg:x="4.545cm" svg:y="-0.001cm" svg:viewBox="0 0 8 210" svg:d="M8 8c0-4 0-8-4-8s-4 4-4 8c0 64 0 129 0 194 0 4 0 8 4 8s4-4 4-8c0-65 0-130 0-194z"><text:p/></draw:path></draw:g></text:span></text:p><text:list xml:id="list170730182650270" text:continue-numbering="true" text:style-name="L10"><text:list-item><text:p text:style-name="P16"><text:span text:style-name="T9">Average Surface Distance </text:span><text:span text:style-name="T11">(create map and swap)</text:span></text:p></text:list-item></text:list><text:p text:style-name="P4"><text:span text:style-name="T46"><text:s text:c="2"/></text:span><text:span text:style-name="T46"><draw:g text:anchor-type="as-char" svg:y="-0.213cm" draw:z-index="12" draw:style-name="gr2"><svg:title>TexMaths</svg:title><svg:desc>6§inline§\frac{d(A,B)+d(B,A)}{2}, d(A,B)=\frac 1 N \sum_{a \in A} \min_{b \in B} ||a - b||§svg§600§TRUE§</svg:desc><draw:path draw:style-name="gr151" draw:text-style-name="P34" svg:width="0.075cm" svg:height="0.103cm" svg:x="0.009cm" svg:y="0.009cm" svg:viewBox="0 0 76 104" svg:d="M76 4v-2c0-1 0-2-2-2-3 0-16 1-19 1-2 1-3 1-3 4 0 2 1 2 3 2 7 0 7 1 7 2s0 2 0 4c-3 11-6 22-9 33-3-4-7-9-15-9-19 0-38 21-38 42 0 15 10 25 22 25 9 0 15-5 21-10 3 9 12 10 16 10 5 0 9-3 11-8 3-6 6-14 6-15 0-2-2-1-3-2-2 0-2 1-3 5-2 7-5 16-11 16-4 0-5-3-5-7 0-3 1-5 1-6 7-28 13-55 21-83zM44 84c-1 4-4 7-7 10-2 1-8 6-14 6s-11-4-11-15c0-7 4-24 8-30 6-11 14-13 18-13 11 0 14 11 14 12s-1 2-1 3c-2 9-5 18-7 27z"><text:p/></draw:path><draw:path draw:style-name="gr152" draw:text-style-name="P34" svg:width="0.037cm" svg:height="0.147cm" svg:x="0.105cm" svg:y="-0.001cm" svg:viewBox="0 0 38 148" svg:d="M35 0c-28 20-35 51-35 74 0 20 6 53 35 74 2 0 3 0 3-2 0-1 0-1-1-2-20-18-27-43-27-70 0-40 15-60 27-70 1-1 1-2 1-2 0-2-1-2-3-2z"><text:p/></draw:path><draw:path draw:style-name="gr153" draw:text-style-name="P34" svg:width="0.111cm" svg:height="0.105cm" svg:x="0.162cm" svg:y="0.005cm" svg:viewBox="0 0 112 106" svg:d="M22 88c-5 8-9 12-18 12-2 0-4 0-4 3 0 2 2 3 2 3 4 0 9-1 13-1 5 0 11 1 15 1 1 0 3 0 3-4 0-2-2-2-2-2-2 0-7 0-7-4 0-2 2-5 2-6 5-6 8-12 12-18 14 0 29 0 42 0 2 7 3 16 4 24-1 2-2 4-10 4-2 0-4 0-4 3 0 1 0 3 2 3 5 0 15-1 19-1 3 0 6 0 9 0s6 1 9 1c1 0 3-1 3-4 0-2-2-2-5-2-9 0-9-1-9-4-4-31-9-61-13-92 0-3-1-4-3-4-3 0-5 2-6 4-18 28-36 56-54 84zM41 67c11-16 21-33 32-49 2 16 4 33 7 49-13 0-26 0-39 0z"><text:p/></draw:path><draw:path draw:style-name="gr154" draw:text-style-name="P34" svg:width="0.018cm" svg:height="0.045cm" svg:x="0.297cm" svg:y="0.093cm" svg:viewBox="0 0 19 46" svg:d="M15 15c0 8-2 17-12 27-1 1-1 1-1 2s2 2 2 2c3 0 15-12 15-30 0-9-3-16-11-16-4 0-8 4-8 8 0 5 4 9 8 9s6-2 7-2z"><text:p/></draw:path><draw:path draw:style-name="gr155" draw:text-style-name="P34" svg:width="0.112cm" svg:height="0.1cm" svg:x="0.341cm" svg:y="0.01cm" svg:viewBox="0 0 113 101" svg:d="M17 89c-1 5-1 7-13 7-2 0-4 0-4 3 0 2 2 2 4 2 19 0 38 0 57 0 25 0 44-17 44-32 0-11-10-20-25-21 18-3 33-14 33-27 0-11-12-21-31-21-18 0-35 0-53 0-3 0-5 0-5 3 0 2 2 2 5 2 2 0 2 0 5 0 3 1 4 1 4 2s0 1-1 4c-6 26-13 52-20 78zM41 46c3-12 6-24 9-36 1-5 1-5 8-5s15 0 22 0c15 0 18 10 18 15 0 12-13 26-33 26-8 0-16 0-24 0zM34 96c-5 0-5-1-5-2s0-1 1-3c3-14 7-27 10-40 10 0 21 0 31 0 14 0 20 9 20 17 0 15-15 28-33 28-8 0-17 0-24 0z"><text:p/></draw:path><draw:path draw:style-name="gr156" draw:text-style-name="P34" svg:width="0.037cm" svg:height="0.147cm" svg:x="0.475cm" svg:y="-0.001cm" svg:viewBox="0 0 38 148" svg:d="M3 0c-1 0-3 0-3 2 0 0 1 1 1 2 13 12 27 31 27 70 0 31-9 54-26 69-2 2-2 3-2 3 0 1 1 2 2 2 2 0 15-10 26-28 6-13 10-29 10-46 0-21-6-53-35-74z"><text:p/></draw:path><draw:path draw:style-name="gr157" draw:text-style-name="P34" svg:width="0.108cm" svg:height="0.108cm" svg:x="0.541cm" svg:y="0.018cm" svg:viewBox="0 0 109 109" svg:d="M58 58c15 0 30 0 45 0 3 0 6 0 6-3 0-4-3-4-6-4-15 0-30 0-45 0 0-15 0-31 0-46 0-1 0-5-3-5-4 0-4 4-4 5 0 15 0 31 0 46-15 0-30 0-45 0-2 0-6 0-6 4 0 3 4 3 6 3 15 0 30 0 45 0 0 15 0 30 0 45 0 3 0 6 4 6 3 0 3-3 3-6 0-15 0-30 0-45z"><text:p/></draw:path><draw:path draw:style-name="gr158" draw:text-style-name="P34" svg:width="0.075cm" svg:height="0.103cm" svg:x="0.669cm" svg:y="0.009cm" svg:viewBox="0 0 76 104" svg:d="M75 4c1 0 1-2 1-2 0-1-1-2-3-2s-15 1-18 1c-2 1-3 1-3 4 0 2 1 2 3 2 7 0 7 1 7 2s0 2 0 4c-3 11-6 22-9 33-3-4-8-9-15-9-19 0-38 21-38 42 0 15 10 25 22 25 8 0 15-5 21-10 3 9 12 10 15 10 6 0 9-3 12-8 3-6 5-14 5-15 0-2-2-2-2-2-2 0-2 1-3 5-2 7-5 16-11 16-4 0-5-3-5-7 0-3 0-5 1-6 6-28 13-55 20-83zM44 84c-1 4-4 7-8 10-1 1-7 6-13 6s-11-4-11-15c0-7 4-24 8-30 6-11 14-13 18-13 11 0 13 11 13 12s0 2 0 3c-2 9-5 18-7 27z"><text:p/></draw:path><draw:path draw:style-name="gr159" draw:text-style-name="P34" svg:width="0.037cm" svg:height="0.147cm" svg:x="0.765cm" svg:y="-0.001cm" svg:viewBox="0 0 38 148" svg:d="M35 0c-28 20-35 51-35 74 0 20 6 53 35 74 2 0 3 0 3-2 0-1 0-1-1-2-20-18-27-43-27-70 0-40 15-60 27-70 1-1 1-2 1-2 0-2-1-2-3-2z"><text:p/></draw:path><draw:path draw:style-name="gr160" draw:text-style-name="P34" svg:width="0.112cm" svg:height="0.1cm" svg:x="0.824cm" svg:y="0.01cm" svg:viewBox="0 0 113 101" svg:d="M17 89c-1 5-1 7-13 7-2 0-4 0-4 3 0 2 2 2 4 2 19 0 38 0 57 0 25 0 44-17 44-32 0-11-10-20-25-21 18-3 33-14 33-27 0-11-12-21-31-21-18 0-36 0-54 0-2 0-4 0-4 3 0 2 2 2 4 2 1 0 3 0 6 0 3 1 3 1 3 2s0 1 0 4c-7 26-13 52-20 78zM41 46c3-12 6-24 9-36 1-5 1-5 8-5s15 0 22 0c15 0 18 10 18 15 0 12-13 26-33 26-8 0-16 0-24 0zM34 96c-5 0-5-1-5-2s0-1 0-3c4-14 7-27 11-40 10 0 21 0 31 0 14 0 20 9 20 17 0 15-15 28-33 28-8 0-17 0-24 0z"><text:p/></draw:path><draw:path draw:style-name="gr161" draw:text-style-name="P34" svg:width="0.018cm" svg:height="0.045cm" svg:x="0.965cm" svg:y="0.093cm" svg:viewBox="0 0 19 46" svg:d="M14 15c0 8-1 17-11 27-1 1-1 1-1 2s1 2 2 2c2 0 15-12 15-30 0-9-4-16-11-16-4 0-8 4-8 8 0 5 4 9 8 9s5-1 6-2z"><text:p/></draw:path><draw:path draw:style-name="gr162" draw:text-style-name="P34" svg:width="0.11cm" svg:height="0.105cm" svg:x="1.007cm" svg:y="0.005cm" svg:viewBox="0 0 111 106" svg:d="M22 88c-5 8-10 12-19 12-1 0-3 0-3 3 0 2 1 3 2 3 4 0 9-1 12-1 5 0 11 1 16 1 1 0 3 0 3-4 0-2-2-2-3-2s-6 0-6-4c0-2 1-5 2-6 4-6 8-12 12-18 14 0 28 0 42 0 1 7 2 16 3 24 0 2-1 4-10 4-2 0-3 0-3 3 0 1 0 3 2 3 4 0 14-1 19-1 3 0 6 0 9 0s6 1 8 1 3-1 3-4c0-2-2-2-4-2-9 0-9-1-9-4-4-31-9-61-13-92-1-3-1-4-4-4s-4 2-5 4c-18 28-36 56-54 84zM41 67c11-16 21-33 32-49 2 16 4 33 6 49-12 0-25 0-38 0z"><text:p/></draw:path><draw:path draw:style-name="gr163" draw:text-style-name="P34" svg:width="0.037cm" svg:height="0.147cm" svg:x="1.136cm" svg:y="-0.001cm" svg:viewBox="0 0 38 148" svg:d="M2 0c0 0-2 0-2 2 0 0 0 1 1 2 13 12 27 31 27 70 0 31-9 54-26 69-2 2-2 3-2 3 0 1 0 2 2 2s15-10 25-28c7-13 11-29 11-46 0-21-6-53-36-74z"><text:p/></draw:path><draw:path draw:style-name="gr164" draw:text-style-name="P34" svg:width="1.191cm" svg:height="0.007cm" svg:x="0cm" svg:y="0.155cm" svg:viewBox="0 0 1192 8" svg:d="M596 8c-199 0-397 0-596 0 0-3 0-5 0-8 397 0 794 0 1192 0 0 3 0 5 0 8-199 0-398 0-596 0z"><text:p/></draw:path><draw:path draw:style-name="gr165" draw:text-style-name="P34" svg:width="0.064cm" svg:height="0.097cm" svg:x="0.563cm" svg:y="0.187cm" svg:viewBox="0 0 65 98" svg:d="M65 71c-2 0-3 0-5 0-1 4-2 12-4 13-1 1-12 1-15 1-9 0-18 0-27 0 16-13 21-18 30-24 11-9 21-18 21-32 0-18-16-29-34-29-19 0-31 13-31 26 0 8 6 8 8 8 3 0 8-2 8-8 0-2-2-7-9-7 4-11 14-14 21-14 15 0 22 12 22 24 0 13-9 23-13 28-12 12-24 23-36 35-1 1-1 2-1 6 20 0 40 0 61 0 1-9 3-18 4-27z"><text:p/></draw:path><draw:path draw:style-name="gr166" draw:text-style-name="P34" svg:width="0.024cm" svg:height="0.062cm" svg:x="1.234cm" svg:y="0.191cm" svg:viewBox="0 0 25 63" svg:d="M25 22c0-14-5-22-14-22-7 0-11 5-11 11s4 11 11 11c3 0 6-1 8-3h1c0 1 0 0 0 3 0 15-7 28-14 35-2 3-2 3-2 4s1 2 1 2c3 0 20-16 20-41z"><text:p/></draw:path><draw:path draw:style-name="gr167" draw:text-style-name="P34" svg:width="0.1cm" svg:height="0.148cm" svg:x="1.318cm" svg:y="0.066cm" svg:viewBox="0 0 101 149" svg:d="M101 2c-1 0 0-2-3-2s-24 2-27 2c-1 0-3 2-3 5 0 2 2 2 5 2 10 0 10 1 10 4 0 1 0 3 0 4-4 17-9 33-13 50-3-8-9-13-19-13-25 0-51 30-51 61 0 20 12 34 28 34 4 0 15-1 28-16 2 9 9 16 19 16 7 0 12-5 16-12 3-7 4-14 6-20 0-3-2-3-3-3-2 0-2 1-3 4-3 14-7 26-16 26-5 0-6-5-6-9 0-6 1-7 1-10 10-41 21-82 31-123zM57 121c-1 4-1 5-5 8-9 12-17 15-23 15-11 0-14-11-14-19 0-11 7-37 12-47 7-12 16-20 24-20 14 0 17 17 17 18 0 2-1 3-1 4-3 14-6 28-10 41z"><text:p/></draw:path><draw:path draw:style-name="gr168" draw:text-style-name="P34" svg:width="0.048cm" svg:height="0.21cm" svg:x="1.441cm" svg:y="0.055cm" svg:viewBox="0 0 49 211" svg:d="M49 209c0-1 0-1-3-5-27-27-34-66-34-98 0-37 8-74 34-100 3-2 3-3 3-4s-1-2-2-2c-3 0-21 14-34 42-11 23-13 46-13 64 0 16 2 42 14 65 12 26 30 40 33 40 1 0 2 0 2-2z"><text:p/></draw:path><draw:path draw:style-name="gr169" draw:text-style-name="P34" svg:width="0.144cm" svg:height="0.151cm" svg:x="1.509cm" svg:y="0.062cm" svg:viewBox="0 0 145 152" svg:d="M31 127c-9 14-17 17-26 18-3 0-5 0-5 4 0 1 1 3 3 3 5 0 12-1 18-1 7 0 14 1 21 1 1 0 4 0 4-5 0-2-2-2-3-2-5-1-10-2-10-7 0-3 1-5 3-8 5-9 10-18 16-27 17 0 35 0 52 0 1 4 4 33 4 35 0 6-11 7-15 7-3 0-5 0-5 4 0 3 1 1 3 3 9 0 18-1 26-1 5 0 19 1 24 1 1 0 4 0 4-5 0-2-2-2-5-2-13 0-13-2-14-8-4-44-8-88-13-132 0-4 0-5-4-5-3 0-4 2-5 4-25 41-49 81-73 123zM56 96c14-23 27-46 41-70 3 24 4 47 7 70-16 0-32 0-48 0z"><text:p/></draw:path><draw:path draw:style-name="gr170" draw:text-style-name="P34" svg:width="0.024cm" svg:height="0.062cm" svg:x="1.678cm" svg:y="0.191cm" svg:viewBox="0 0 25 63" svg:d="M25 22c0-14-6-22-14-22-7 0-11 5-11 11s4 11 11 11c2 0 5-1 8-3 1 0 1 0 1 3 0 15-7 28-15 35-2 3-2 3-2 4s1 2 2 2c3 0 20-16 20-41z"><text:p/></draw:path><draw:path draw:style-name="gr171" draw:text-style-name="P34" svg:width="0.15cm" svg:height="0.143cm" svg:x="1.762cm" svg:y="0.069cm" svg:viewBox="0 0 151 144" svg:d="M25 128c-2 8-2 10-19 10-4 0-6 0-6 4 0 2 2 2 6 2 25 0 50 0 75 0 34 0 58-25 58-45 0-15-12-28-32-30 21-4 44-20 44-40 0-16-14-29-39-29-24 0-48 0-71 0-4 0-6 0-6 4 0 3 2 3 5 3 1 0 5 0 9 0 3 0 5 1 5 3 0 1 0 2-1 4-9 38-18 76-28 114zM57 67c4-18 9-35 13-53 2-7 3-7 12-7s18 0 27 0c18 0 22 12 22 21 0 19-18 39-43 39-11 0-21 0-31 0zM47 138c-3 0-3 0-4 0-2-1-3-1-3-3 0 0 0-1 1-4 5-20 10-40 15-59 13 0 26 0 39 0 21 0 25 15 25 24 0 21-19 42-44 42-9 0-19 0-29 0z"><text:p/></draw:path><draw:path draw:style-name="gr172" draw:text-style-name="P34" svg:width="0.048cm" svg:height="0.21cm" svg:x="1.936cm" svg:y="0.055cm" svg:viewBox="0 0 49 211" svg:d="M49 106c0-16-3-42-14-66-13-26-31-40-33-40-1 0-2 1-2 2s0 2 4 5c21 21 33 55 33 99 0 36-8 73-35 99-2 3-2 3-2 4s1 2 2 2c2 0 21-14 33-41 11-23 14-46 14-64z"><text:p/></draw:path><draw:path draw:style-name="gr173" draw:text-style-name="P34" svg:width="0.139cm" svg:height="0.048cm" svg:x="2.077cm" svg:y="0.136cm" svg:viewBox="0 0 140 49" svg:d="M133 8c3 0 7 0 7-4s-4-4-7-4c-42 0-84 0-126 0-3 0-7 0-7 4s4 4 7 4c42 0 84 0 126 0zM133 49c3 0 7 0 7-4s-4-4-7-4c-42 0-84 0-126 0-3 0-7 0-7 4s4 4 7 4c42 0 84 0 126 0z"><text:p/></draw:path><draw:path draw:style-name="gr174" draw:text-style-name="P34" svg:width="0.053cm" svg:height="0.098cm" svg:x="2.36cm" svg:y="0.032cm" svg:viewBox="0 0 54 99" svg:d="M34 4c0-3-1-4-5-4-9 10-23 10-29 10 0 1 0 3 0 5 4 0 13 0 22-4 0 25 0 50 0 75 0 5 0 7-15 7-2 0-4 0-6 0 0 2 0 4 0 6 3-1 21-1 27-1 4 0 22 0 26 1 0-2 0-4 0-6-2 0-4 0-5 0-15 0-15-2-15-7 0-28 0-55 0-82z"><text:p/></draw:path><draw:path draw:style-name="gr175" draw:text-style-name="P34" svg:width="0.148cm" svg:height="0.007cm" svg:x="2.312cm" svg:y="0.155cm" svg:viewBox="0 0 149 8" svg:d="M75 8c-25 0-50 0-75 0 0-3 0-5 0-8 50 0 100 0 149 0 0 3 0 5 0 8-24 0-49 0-74 0z"><text:p/></draw:path><draw:path draw:style-name="gr176" draw:text-style-name="P34" svg:width="0.13cm" svg:height="0.1cm" svg:x="2.322cm" svg:y="0.184cm" svg:viewBox="0 0 131 101" svg:d="M113 16c2-6 4-11 15-11 2 0 3 0 3-3 0-1 0-2-1-2-6 0-11 1-16 1-4 0-12-1-16-1 0 0-3 0-3 3 0 2 2 2 3 2 8 0 10 3 10 6 0 2 0 2-1 4-5 22-10 43-16 64-12-25-24-51-37-77-1-2-2-2-5-2-7 0-14 0-20 0-3 0-5 0-5 3 0 2 2 2 5 2s6 0 9 1c-6 26-13 53-19 79-2 6-5 10-16 11-1 0-3 0-3 3 0 1 1 2 2 2 5 0 11-1 15-1s13 1 16 1c2 0 3-1 3-3s-2-2-3-2c-10 0-10-5-10-6s0-2 1-4c7-25 13-51 19-76 15 30 28 59 43 89 1 2 2 2 3 2 3 0 3-1 3-3 7-28 14-55 21-82z"><text:p/></draw:path><draw:path draw:style-name="gr177" draw:text-style-name="P34" svg:width="0.198cm" svg:height="0.21cm" svg:x="2.533cm" svg:y="0.055cm" svg:viewBox="0 0 199 211" svg:d="M77 113c-25 31-49 61-75 92-1 3-1 3-1 4 0 2 1 2 5 2 58 0 117 0 175 0 6-17 12-35 18-53-2 0-3 0-5 0-6 16-19 29-37 35-4 1-18 6-50 6-30 0-59 0-89 0 25-30 49-59 73-90 1-2 2-3 2-3 0-1 0-1-1-3-23-31-46-63-69-94 28 0 56 0 84 0 24 0 72 1 87 41 2 0 3 0 5 0-6-17-12-33-18-50-58 0-117 0-175 0-5 0-6 1-6 7 26 36 52 71 77 106z"><text:p/></draw:path><draw:path draw:style-name="gr178" draw:text-style-name="P34" svg:width="0.074cm" svg:height="0.066cm" svg:x="2.753cm" svg:y="0.211cm" svg:viewBox="0 0 75 67" svg:d="M53 8c-3-4-8-8-15-8-19 0-38 20-38 42 0 15 10 25 22 25 8 0 15-5 21-11 3 9 12 11 15 11 6 0 9-4 12-8 3-6 5-14 5-15 0-2-2-2-2-2-2 0-2 1-3 4-2 8-5 17-11 17-4 0-5-4-5-8 0-3 1-7 2-12 1-3 3-9 3-13 2-4 2-8 3-11 1-4 3-11 3-12 0-3-3-5-5-5s-6 2-7 6zM44 46c-1 5-4 8-8 11-1 1-7 6-13 6s-11-5-11-15c0-8 4-24 7-30 7-12 15-14 19-14 10 0 13 11 13 13 0 0 0 2-1 2-2 9-4 18-6 27z"><text:p/></draw:path><draw:path draw:style-name="gr179" draw:text-style-name="P34" svg:width="0.081cm" svg:height="0.096cm" svg:x="2.852cm" svg:y="0.191cm" svg:viewBox="0 0 82 97" svg:d="M76 52c2 0 6 0 6-3 0-4-4-4-6-4-23 0-46 0-69 0 3-22 20-38 43-38 9 0 17 0 26 0 2 0 6 0 6-3 0-4-4-4-6-4-9 0-18 0-26 0-28 0-50 22-50 48 0 28 23 49 50 49 8 0 17 0 26 0 2 0 6 0 6-4 0-3-4-3-6-3-9 0-17 0-26 0-23 0-40-17-43-38 23 0 46 0 69 0z"><text:p/></draw:path><draw:path draw:style-name="gr180" draw:text-style-name="P34" svg:width="0.11cm" svg:height="0.104cm" svg:x="2.958cm" svg:y="0.17cm" svg:viewBox="0 0 111 105" svg:d="M22 88c-5 8-10 11-19 12-1 0-3 0-3 3 0 2 1 2 2 2 3 0 8 0 12 0 5 0 11 0 15 0 2 0 3 0 3-3 0-2-1-2-2-2s-7 0-7-4c0-2 2-5 3-6 4-6 8-12 12-18 14 0 28 0 42 0 1 7 2 16 3 24 0 1-1 4-10 4-2 0-3 0-3 3 0 1 0 2 2 2 4 0 14 0 19 0 3 0 6 0 9 0 2 0 5 0 8 0 2 0 3-1 3-3s-2-2-4-2c-9 0-9-1-10-5-4-31-8-61-12-91-1-3-2-4-4-4-3 0-4 1-5 4-18 28-36 56-54 84zM41 66c11-16 21-32 31-48 2 16 5 32 7 48-12 0-25 0-38 0z"><text:p/></draw:path><draw:path draw:style-name="gr181" draw:text-style-name="P34" svg:width="0.164cm" svg:height="0.092cm" svg:x="3.128cm" svg:y="0.119cm" svg:viewBox="0 0 165 93" svg:d="M17 20c0 19 0 38 0 57 0 10-3 10-17 10 0 1 0 4 0 6 8 0 18 0 24 0 5 0 16 0 23 0 0-2 0-5 0-6-13 0-16 0-16-10 0-13 0-26 0-39 0-22 15-34 28-34 14 0 16 12 16 24 0 16 0 32 0 49 0 10-2 10-16 10 0 1 0 4 0 6 7 0 18 0 24 0 5 0 16 0 23 0 0-2 0-5 0-6-14 0-16 0-16-10 0-13 0-26 0-39 0-22 15-34 28-34s16 12 16 24c0 16 0 32 0 49 0 10-3 10-16 10 0 1 0 4 0 6 7 0 18 0 23 0s17 0 24 0c0-2 0-5 0-6-11 0-16 0-17-7 0-14 0-27 0-40 0-18 0-25-6-32-3-4-10-8-23-8-17 0-27 13-30 20-3-18-18-20-28-20-15 0-25 9-31 22 0-8 0-15 0-22-10 1-20 1-30 2 0 2 0 4 0 6 15 0 17 2 17 12z"><text:p/></draw:path><draw:path draw:style-name="gr182" draw:text-style-name="P34" svg:width="0.045cm" svg:height="0.14cm" svg:x="3.304cm" svg:y="0.071cm" svg:viewBox="0 0 46 141" svg:d="M31 48c-10 1-20 1-30 2 0 2 0 4 0 7 14 0 16 1 16 12 0 18 0 37 0 56 0 10-3 10-17 10 0 2 0 4 0 6 7 0 19 0 23 0 8 0 15 0 23 0 0-2 0-4 0-6-15 0-15-1-15-10 0-26 0-52 0-77zM31 11c0-7-5-11-11-11s-11 5-11 11 5 11 11 11 11-4 11-11z"><text:p/></draw:path><draw:path draw:style-name="gr183" draw:text-style-name="P34" svg:width="0.105cm" svg:height="0.092cm" svg:x="3.363cm" svg:y="0.119cm" svg:viewBox="0 0 106 93" svg:d="M16 20c0 19 0 38 0 57 0 10-2 10-16 10 0 1 0 4 0 6 7 0 18 0 23 0 6 0 17 0 24 0 0-2 0-5 0-6-14 0-16 0-16-10 0-13 0-26 0-39 0-22 15-34 28-34 14 0 16 12 16 24 0 16 0 32 0 49 0 10-2 10-17 10 0 1 0 4 0 6 8 0 19 0 24 0 6 0 16 0 24 0 0-2 0-5 0-6-11 0-17 0-17-7 0-14 0-27 0-40 0-18 0-25-6-32-3-4-10-8-22-8-15 0-26 9-32 22 0-8 0-15 0-22-9 1-19 1-29 2 0 2 0 4 0 6 14 0 16 2 16 12z"><text:p/></draw:path><draw:path draw:style-name="gr184" draw:text-style-name="P34" svg:width="0.059cm" svg:height="0.103cm" svg:x="3.483cm" svg:y="0.143cm" svg:viewBox="0 0 60 104" svg:d="M29 4l1-2c0-1-1-2-2-2-3 0-16 1-20 1-1 1-3 1-3 4 0 2 2 2 4 2 7 0 7 1 7 2s-2 7-2 10c-1 5-3 9-4 14s-9 37-9 39c-1 4-1 6-1 7 0 15 10 25 22 25 18 0 38-20 38-42 0-17-12-25-22-25-8 0-15 5-19 9 4-14 7-28 10-42zM22 100c-8 0-12-7-12-15 0-6 2-10 6-27 1-3 1-3 4-7 5-6 12-9 17-9 6 0 11 4 11 14 0 6-4 21-8 29-3 8-11 15-18 15z"><text:p/></draw:path><draw:path draw:style-name="gr185" draw:text-style-name="P34" svg:width="0.081cm" svg:height="0.095cm" svg:x="3.563cm" svg:y="0.16cm" svg:viewBox="0 0 82 96" svg:d="M76 52c2 0 6 0 6-4 0-3-4-3-6-3-23 0-46 0-69 0 3-22 21-38 43-38 9 0 17 0 26 0 2 0 6 0 6-3 0-4-4-4-6-4-9 0-18 0-26 0-28 0-50 22-50 48 0 27 23 48 50 48 8 0 17 0 26 0 2 0 6 0 6-3 0-4-4-4-6-4-9 0-17 0-26 0-22 0-40-16-43-37 23 0 46 0 69 0z"><text:p/></draw:path><draw:path draw:style-name="gr186" draw:text-style-name="P34" svg:width="0.112cm" svg:height="0.099cm" svg:x="3.671cm" svg:y="0.144cm" svg:viewBox="0 0 113 100" svg:d="M17 89c-1 5-1 7-12 7-3 0-5 0-5 3 0 1 2 1 5 1 19 0 38 0 57 0 24 0 44-16 44-31 0-11-10-20-26-21 18-3 33-14 33-28 0-10-11-20-30-20-18 0-36 0-54 0-3 0-5 0-5 3 0 2 2 2 5 2 2 0 3 0 5 0 4 0 4 1 4 2s0 1-1 4c-6 26-13 52-20 78zM41 46c3-12 6-24 9-36 2-5 2-5 8-5 7 0 15 0 22 0 15 0 18 10 18 15 0 12-13 26-33 26-7 0-16 0-24 0zM34 96c-5 0-5-1-5-2s0-1 1-3c4-14 7-27 10-40 10 0 21 0 31 0 14 0 20 9 20 17 0 14-15 28-33 28-8 0-16 0-24 0z"><text:p/></draw:path><draw:path draw:style-name="gr187" draw:text-style-name="P34" svg:width="0.007cm" svg:height="0.21cm" svg:x="3.866cm" svg:y="0.055cm" svg:viewBox="0 0 8 211" svg:d="M8 8c0-4 0-8-4-8s-4 4-4 8c0 65 0 130 0 195 0 4 0 8 4 8s4-4 4-8c0-65 0-130 0-195z"><text:p/></draw:path><draw:path draw:style-name="gr188" draw:text-style-name="P34" svg:width="0.008cm" svg:height="0.21cm" svg:x="3.924cm" svg:y="0.055cm" svg:viewBox="0 0 9 211" svg:d="M9 8c0-4 0-8-5-8-4 0-4 4-4 8 0 65 0 130 0 195 0 4 0 8 4 8 5 0 5-4 5-8 0-65 0-130 0-195z"><text:p/></draw:path><draw:path draw:style-name="gr189" draw:text-style-name="P34" svg:width="0.096cm" svg:height="0.095cm" svg:x="3.966cm" svg:y="0.119cm" svg:viewBox="0 0 97 96" svg:d="M70 13c-3-8-9-13-19-13-25 0-51 31-51 61 0 20 12 35 28 35 4 0 15-2 28-17 2 9 9 17 19 17 7 0 12-5 16-12 3-8 4-14 6-21 0-2-2-2-3-2-2 0-2 0-3 3-3 14-7 27-16 27-5 0-6-6-6-10 0-5 1-6 2-15 3-9 3-11 5-20 3-9 6-20 8-29 1-6 1-6 1-7 0-4-2-6-6-6-5 0-8 4-9 9zM56 68c0 4 0 4-4 8-9 11-17 15-23 15-11 0-14-12-14-20 0-11 7-37 12-46 6-13 16-21 24-21 14 0 17 18 17 19s-1 2-1 3c-3 14-7 28-11 42z"><text:p/></draw:path><draw:path draw:style-name="gr190" draw:text-style-name="P34" svg:width="0.128cm" svg:height="0.007cm" svg:x="4.134cm" svg:y="0.155cm" svg:viewBox="0 0 129 8" svg:d="M122 8c3 0 7 0 7-4s-4-4-7-4c-38 0-76 0-114 0-4 0-8 0-8 4s4 4 8 4c38 0 76 0 114 0z"><text:p/></draw:path><draw:path draw:style-name="gr191" draw:text-style-name="P34" svg:width="0.076cm" svg:height="0.148cm" svg:x="4.337cm" svg:y="0.066cm" svg:viewBox="0 0 77 149" svg:d="M40 2c0 0 0-2-2-2-5 0-21 2-26 2-2 0-4 0-4 5 0 2 2 2 5 2 10 0 10 1 10 4 0 1-1 8-3 13-5 23-11 46-16 68-3 11-4 14-4 22 0 20 11 33 27 33 25 0 50-32 50-62 0-19-10-33-27-33-10 0-19 6-25 12 5-21 10-43 15-64zM20 82c2-4 2-5 4-7 10-14 20-17 25-17 8 0 13 6 13 20 0 12-7 36-10 45-8 14-17 21-25 21-7 0-14-6-14-21 0-4 0-8 3-21 1-7 3-14 4-20z"><text:p/></draw:path><draw:path draw:style-name="gr192" draw:text-style-name="P34" svg:width="0.007cm" svg:height="0.21cm" svg:x="4.443cm" svg:y="0.055cm" svg:viewBox="0 0 8 211" svg:d="M8 8c0-4 0-8-4-8s-4 4-4 8c0 65 0 130 0 195 0 4 0 8 4 8s4-4 4-8c0-65 0-130 0-195z"><text:p/></draw:path><draw:path draw:style-name="gr193" draw:text-style-name="P34" svg:width="0.007cm" svg:height="0.21cm" svg:x="4.502cm" svg:y="0.055cm" svg:viewBox="0 0 8 211" svg:d="M8 8c0-4 0-8-4-8s-4 4-4 8c0 65 0 130 0 195 0 4 0 8 4 8s4-4 4-8c0-65 0-130 0-195z"><text:p/></draw:path></draw:g>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rame5" text:anchor-type="paragraph" svg:x="-0.053cm" svg:y="0.074cm" svg:width="8.41cm" draw:z-index="16"><draw:text-box fo:min-height="2cm"><text:p text:style-name="P6">Pitfalls in Segmentation Evaluation</text:p><text:list xml:id="list170730874163113" text:continue-list="list281985193" text:style-name="L4"><text:list-item><text:p text:style-name="P18"><text:span text:style-name="T18">Structure Size</text:span><text:span text:style-name="T32"> – </text:span><text:span text:style-name="T33">equal differences between small and big structures change spatial overlap lots</text:span></text:p></text:list-item><text:list-item><text:p text:style-name="P18"><text:span text:style-name="T18">Structure Shape</text:span><text:span text:style-name="T32"> –</text:span><text:span text:style-name="T33"> spatial overlap metrics are unaware of complex shapes</text:span></text:p></text:list-item><text:list-item><text:p text:style-name="P18"><text:span text:style-name="T18">Spatial alignment</text:span><text:span text:style-name="T32"> –</text:span><text:span text:style-name="T33"> </text:span><text:span text:style-name="T34">HD &amp; DSC &amp; IoU don’t capture object centre point alignment </text:span></text:p></text:list-item><text:list-item><text:p text:style-name="P18"><text:span text:style-name="T18">Holes</text:span><text:span text:style-name="T32"> –</text:span><text:span text:style-name="T34"> </text:span><text:span text:style-name="T32">Boundary-based metrics ignore overlap between structures</text:span></text:p></text:list-item><text:list-item><text:p text:style-name="P19"><text:span text:style-name="T18">Noise</text:span><text:span text:style-name="T32"> – Affects HD as it is spiked by a far away FP</text:span></text:p></text:list-item><text:list-item><text:p text:style-name="P18"><text:span text:style-name="T18">Empty Label</text:span><text:span text:style-name="T21">-</text:span><text:span text:style-name="T18">Maps</text:span><text:span text:style-name="T32"> – </text:span><text:span text:style-name="T35">scores of 0 or NaN for each method with combo of empty ref. or predict.</text:span></text:p></text:list-item><text:list-item><text:p text:style-name="P18"><text:span text:style-name="T18">Resolution</text:span><text:span text:style-name="T32"> – </text:span><text:span text:style-name="T35">same prediction shapes at different resolutions give different results </text:span></text:p></text:list-item><text:list-item><text:p text:style-name="P18"><text:span text:style-name="T18">Over vs Under-segmentation</text:span><text:span text:style-name="T32"> – </text:span><text:span text:style-name="T35">for equal HD, DSC may be better for over than undersegment.</text:span></text:p></text:list-item></text:list></draw:text-box></draw:frame></text:p>
      <text:p text:style-name="P30"><text:span text:style-name="T43"><text:s/></text:span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Frame8" text:anchor-type="paragraph" svg:x="8.356cm" svg:y="0.175cm" svg:width="4.87cm" draw:z-index="27"><draw:text-box fo:min-height="1.958cm"><text:p text:style-name="P29">Multi-scale processing: <text:span text:style-name="T26">4 layers of </text:span><text:span text:style-name="T26"><draw:g text:anchor-type="as-char" svg:y="-0.178cm" draw:z-index="28" draw:style-name="gr2"><svg:title>TexMaths</svg:title><svg:desc>6§inline§5^3
§svg§600§TRUE§</svg:desc><draw:path draw:style-name="gr5" draw:text-style-name="P34" svg:width="0.082cm" svg:height="0.143cm" svg:x="0cm" svg:y="0.035cm" svg:viewBox="0 0 83 144" svg:d="M83 97c0-24-17-45-39-45-11 0-20 3-27 11 0-14 0-28 0-42 4 2 11 3 18 3 25 0 40-19 40-22 0-1-1-2-2-2s-1 0-2 1c-4 1-14 6-28 6-8 0-18-2-28-6-2-1-2-1-2-1-3 0-3 2-3 5 0 21 0 41 0 62 0 5 0 6 3 6 2 0 2-1 3-2 3-3 10-14 27-14 11 0 16 9 18 13 3 8 4 16 4 26 0 7 0 20-5 28-6 9-13 14-23 14-15 0-27-11-30-23 0 0 1 0 3 0 7 0 10-5 10-10s-3-11-10-11c-3 0-10 2-10 12 0 18 14 38 38 38s45-20 45-47z"><text:p/></draw:path><draw:path draw:style-name="gr6" draw:text-style-name="P34" svg:width="0.067cm" svg:height="0.099cm" svg:x="0.101cm" svg:y="0cm" svg:viewBox="0 0 68 100" svg:d="M32 49c12 0 20 8 20 24 0 17-11 23-19 23-6 0-19-2-25-10 7-1 8-5 8-8 0-5-3-8-8-8-4 0-8 2-8 8 0 13 16 22 33 22 20 0 35-13 35-27 0-12-10-24-26-27 15-6 21-17 21-26 0-12-13-20-30-20-16 0-28 8-28 20 0 5 3 8 8 8 4 0 7-4 7-8s-3-7-7-7c4-7 14-9 20-9s16 4 16 16c0 6-2 13-6 18-5 5-9 6-16 6-4 0-4 0-5 0 0 0-2 1-2 3s2 2 4 2c3 0 6 0 8 0z"><text:p/></draw:path></draw:g></text:span><text:span text:style-name="T26"><text:s/>kernels followed by </text:span><text:span text:style-name="T26"><draw:g text:anchor-type="as-char" svg:y="-0.173cm" draw:z-index="29" draw:style-name="gr2"><svg:title>TexMaths</svg:title><svg:desc>6§inline§1^3
§svg§600§TRUE§</svg:desc><draw:path draw:style-name="gr3" draw:text-style-name="P34" svg:width="0.068cm" svg:height="0.138cm" svg:x="0cm" svg:y="0.034cm" svg:viewBox="0 0 69 139" svg:d="M43 5c0-5 0-5-5-5-13 13-31 13-38 13 0 3 0 4 0 7 4 0 17 0 28-6 0 36 0 72 0 108 0 8-1 10-20 10-3 0-4 0-7 0 0 2 0 5 0 7 8-1 26-1 34-1 9 0 27 0 34 1 0-2 0-5 0-7-2 0-4 0-7 0-18 0-19-2-19-10 0-39 0-78 0-117z"><text:p/></draw:path><draw:path draw:style-name="gr4" draw:text-style-name="P34" svg:width="0.067cm" svg:height="0.099cm" svg:x="0.093cm" svg:y="0cm" svg:viewBox="0 0 68 100" svg:d="M32 48c12 0 20 8 20 24 0 18-11 23-19 23-6 0-19-2-25-10 7 0 8-5 8-8 0-5-3-8-8-8-4 0-8 3-8 9 0 13 16 22 33 22 20 0 35-13 35-28 0-12-10-23-26-26 15-6 21-17 21-26 0-12-13-20-29-20-17 0-29 8-29 20 0 4 3 7 8 7 4 0 7-3 7-7s-3-7-7-7c4-7 15-9 20-9 7 0 16 4 16 16 0 6-2 13-6 18-5 5-9 6-16 6-4 0-4 0-5 0 0 0-2 1-2 3 0 1 2 1 5 1 2 0 5 0 7 0z"><text:p/></draw:path></draw:g></text:span><text:span text:style-name="T26"><text:s/>kernel for classification. Multiple pathways for different sized snippets of the image. Then we concat. Feature maps from both pathways </text:span></text:p><text:p text:style-name="P28"><text:span text:style-name="T29">Vision transformers:</text:span><text:span text:style-name="T30"> </text:span><text:span text:style-name="T31">split image into patches, encode location, get hidden feature after convolutions, linear layer and pass through attention network similar to nlp. Upsample in U-net fashion with connections.</text:span></text:p></draw:text-box></draw:frame></text:p>
      <text:p text:style-name="P24"/>
      <text:p text:style-name="P24"><draw:frame draw:style-name="fr1" draw:name="Frame6" text:anchor-type="paragraph" svg:x="-0.053cm" svg:y="0.175cm" svg:width="8.41cm" draw:z-index="17"><draw:text-box fo:min-height="2cm"><text:p text:style-name="P6">Segmentation <text:span text:style-name="T49">Methods</text:span></text:p><text:list xml:id="list170730322829147" text:continue-numbering="true" text:style-name="L4"><text:list-item><text:p text:style-name="P20"><text:span text:style-name="T22">I</text:span><text:span text:style-name="T18">ntensity Segmentation:</text:span><text:span text:style-name="T32"> </text:span><text:span text:style-name="T36">(hist) </text:span><text:span text:style-name="T36"><draw:g text:anchor-type="as-char" svg:y="-0.088cm" draw:z-index="18" draw:style-name="gr2"><svg:title>TexMaths</svg:title><svg:desc>6§inline§\times§svg§600§TRUE§</svg:desc><draw:path draw:style-name="gr60" draw:text-style-name="P34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36"><text:s/>regions must be homogenous, leakages, threshold loc. Hard</text:span></text:p></text:list-item><text:list-item><text:p text:style-name="P21"><text:span text:style-name="T23">R</text:span><text:span text:style-name="T18">egion Based</text:span><text:span text:style-name="T32">: (start from seed) </text:span><text:span text:style-name="T36"><draw:g text:anchor-type="as-char" svg:y="-0.088cm" draw:z-index="19" draw:style-name="gr2"><svg:title>TexMaths</svg:title><svg:desc>6§inline§\times§svg§600§TRUE§</svg:desc><draw:path draw:style-name="gr59" draw:text-style-name="P34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36"><text:s/></text:span><text:span text:style-name="T32">requires user points, leakages, assumed homogeneity</text:span></text:p></text:list-item><text:list-item><text:p text:style-name="P22"><text:span text:style-name="T18">Atlas Based:</text:span><text:span text:style-name="T32"> </text:span><text:span text:style-name="T37">(averaged templates) </text:span><text:span text:style-name="T24">Registration:</text:span><text:span text:style-name="T37"> mutate multiple atlases into target and fuse labels </text:span><text:span text:style-name="T40">(majority voting)</text:span><text:span text:style-name="T37"> (</text:span><text:span text:style-name="T40">this </text:span><text:span text:style-name="T39">saves pdf </text:span><text:span text:style-name="T37">indicating contention between sources). </text:span><text:span text:style-name="T37"><draw:g text:anchor-type="as-char" svg:y="-0.157cm" draw:z-index="20" draw:style-name="gr2"><svg:title>TexMaths</svg:title><svg:desc>6§inline§\surd§svg§600§TRUE§</svg:desc><draw:path draw:style-name="gr58" draw:text-style-name="P34" svg:width="0.161cm" svg:height="0.207cm" svg:x="0cm" svg:y="0cm" svg:viewBox="0 0 162 208" svg:d="M66 186c-13-27-25-54-37-81-2-2-3-2-3-2-2 0-2 0-4 1-6 4-13 10-20 15-2 1-2 2-2 3s1 2 2 2 5-3 7-5c1 0 4-3 7-5 13 31 27 61 41 90 2 4 2 4 5 4s3-1 4-4c32-65 64-131 95-196 1-3 1-3 1-4 0-2-1-4-4-4-1 0-3 1-4 4-30 61-59 121-88 182z"><text:p/></draw:path></draw:g></text:span><text:span text:style-name="T37"><text:s/></text:span><text:span text:style-name="T38">robust, accurate, automatic </text:span><text:span text:style-name="T36"><draw:g text:anchor-type="as-char" svg:y="-0.088cm" draw:z-index="21" draw:style-name="gr2"><svg:title>TexMaths</svg:title><svg:desc>6§inline§\times§svg§600§TRUE§</svg:desc><draw:path draw:style-name="gr57" draw:text-style-name="P34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36"><text:s/></text:span><text:span text:style-name="T38">comput, expensive, </text:span><text:span text:style-name="T40">poor for </text:span><text:span text:style-name="T38">abnormalities, not for tumour seg</text:span><text:span text:style-name="T39">mentation.</text:span></text:p></text:list-item><text:list-item><text:p text:style-name="P23"><text:span text:style-name="T25">R</text:span><text:span text:style-name="T18">andom Forests:</text:span><text:span text:style-name="T32"> </text:span><text:span text:style-name="T41">different modalities of 1 image, construct a tree to classify a pixel based on rules. </text:span><text:span text:style-name="T42">Ensemble</text:span><text:span text:style-name="T41"> it by averaging answer of many trees. </text:span><text:span text:style-name="T36"><draw:g text:anchor-type="as-char" svg:y="-0.088cm" draw:z-index="22" draw:style-name="gr2"><svg:title>TexMaths</svg:title><svg:desc>6§inline§\times§svg§600§TRUE§</svg:desc><draw:path draw:style-name="gr56" draw:text-style-name="P34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36"><text:s/></text:span><text:span text:style-name="T41">no hierarchal features </text:span><text:span text:style-name="T41"><draw:g text:anchor-type="as-char" svg:y="-0.157cm" draw:z-index="23" draw:style-name="gr2"><svg:title>TexMaths</svg:title><svg:desc>6§inline§\surd§svg§600§TRUE§</svg:desc><draw:path draw:style-name="gr55" draw:text-style-name="P34" svg:width="0.161cm" svg:height="0.207cm" svg:x="0cm" svg:y="0cm" svg:viewBox="0 0 162 208" svg:d="M66 186c-13-27-25-54-37-81-2-2-3-2-3-2-2 0-2 0-4 1-6 4-13 10-20 15-2 1-2 2-2 3s1 2 2 2 5-3 7-5c1 0 4-3 7-5 13 31 27 61 41 90 2 4 2 4 5 4s3-1 4-4c32-65 64-131 95-196 1-3 1-3 1-4 0-2-1-4-4-4-1 0-3 1-4 4-30 61-59 121-88 182z"><text:p/></draw:path></draw:g></text:span><text:span text:style-name="T41"><text:s/>|| &amp; accurate</text:span></text:p></text:list-item></text:list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rame7" text:anchor-type="paragraph" svg:x="-0.051cm" svg:y="0.046cm" svg:width="5.743cm" draw:z-index="24"><draw:text-box fo:min-height="2.014cm"><text:list xml:id="list170729099000197" text:continue-numbering="true" text:style-name="L4"><text:list-item><text:p text:style-name="P31"><text:span text:style-name="T51">(up)pooling and max (un)pooling with stored spatial location</text:span></text:p></text:list-item><text:list-item><text:p text:style-name="P32">Transposed Convolution:</text:p><text:p text:style-name="P25"><text:s text:c="11"/><draw:g text:anchor-type="as-char" svg:y="-0.157cm" draw:z-index="25" draw:style-name="gr2"><svg:title>TexMaths</svg:title><svg:desc>6§inline§(M-1)\times S - 2P + D\times(K-1)+P_{output}+1§svg§600§TRUE§</svg:desc><draw:path draw:style-name="gr27" draw:text-style-name="P34" svg:width="0.048cm" svg:height="0.208cm" svg:x="0cm" svg:y="0cm" svg:viewBox="0 0 49 209" svg:d="M49 208c0-1 0-2-3-5-27-27-34-66-34-98 0-37 8-73 34-99 3-3 3-3 3-4s-1-2-2-2c-2 0-21 14-34 41-11 23-13 47-13 64 0 16 2 41 14 65 12 26 31 39 33 39 1 0 2 0 2-1z"><text:p/></draw:path><draw:path draw:style-name="gr28" draw:text-style-name="P34" svg:width="0.21cm" svg:height="0.142cm" svg:x="0.07cm" svg:y="0.014cm" svg:viewBox="0 0 211 143" svg:d="M186 16c2-8 2-10 19-10 4 0 6 0 6-4 0-2-2-2-6-2-9 0-18 0-27 0-6 0-6 0-9 4-26 39-51 79-77 119-5-39-10-79-16-118-1-5-1-5-6-5-10 0-20 0-30 0-3 0-6 0-6 4 0 2 2 2 6 2 3 0 7 1 9 1 4 0 5 1 5 3 0 1 0 1-1 4-9 35-18 71-27 107-2 8-6 15-22 15-2 0-4 0-4 4 0 2 1 3 3 3 7 0 14-1 21-1s14 1 22 1c1 0 3 0 3-4 0-3-2-3-3-3-12 0-15-4-15-9 0-2 0-3 1-5 9-38 19-76 29-114 6 44 12 87 18 130 1 2 1 5 3 5 3 0 4-3 5-4 28-44 57-89 85-132-10 39-20 79-30 119-2 8-2 10-19 10-4 0-6 0-6 4 0 3 2 3 3 3 6 0 20-1 26-1 9 0 18 1 27 1 1 0 4 0 4-4 0-3-2-3-6-3-8 0-14 0-14-3 0-2 0-2 1-6 9-36 19-74 28-111z"><text:p/></draw:path><draw:path draw:style-name="gr29" draw:text-style-name="P34" svg:width="0.128cm" svg:height="0.007cm" svg:x="0.352cm" svg:y="0.1cm" svg:viewBox="0 0 129 8" svg:d="M122 8c3 0 7 0 7-4s-4-4-7-4c-38 0-76 0-114 0-4 0-8 0-8 4s4 4 8 4c38 0 76 0 114 0z"><text:p/></draw:path><draw:path draw:style-name="gr30" draw:text-style-name="P34" svg:width="0.069cm" svg:height="0.138cm" svg:x="0.565cm" svg:y="0.018cm" svg:viewBox="0 0 70 139" svg:d="M43 5c0-5 0-5-5-5-13 13-31 13-38 13 0 3 0 4 0 7 4 0 17 0 28-6 0 36 0 72 0 108 0 8-1 11-20 11-3 0-4 0-7 0 0 2 0 4 0 6 7 0 26 0 34 0 9 0 27 0 35 0 0-2 0-4 0-6-3 0-5 0-7 0-19 0-20-3-20-11 0-39 0-78 0-117z"><text:p/></draw:path><draw:path draw:style-name="gr31" draw:text-style-name="P34" svg:width="0.048cm" svg:height="0.208cm" svg:x="0.663cm" svg:y="0cm" svg:viewBox="0 0 49 209" svg:d="M49 105c0-16-2-41-14-65-12-26-31-40-33-40-1 0-2 1-2 2s0 1 4 5c21 21 33 54 33 98 0 35-8 73-34 99-3 2-3 3-3 4s1 1 2 1c2 0 21-14 34-40 11-23 13-47 13-64z"><text:p/></draw:path><draw:path draw:style-name="gr32" draw:text-style-name="P34" svg:width="0.101cm" svg:height="0.1cm" svg:x="0.811cm" svg:y="0.054cm" svg:viewBox="0 0 102 101" svg:d="M51 44c-14-13-28-27-42-41-3-2-3-3-5-3s-4 2-4 4c0 1 1 2 2 4 15 14 29 29 43 42-14 14-28 29-43 43-1 2-2 2-2 4s2 4 4 4 2 0 5-3c14-14 28-28 42-42 14 15 29 29 43 44 1 0 2 1 4 1s4-2 4-4c0 0 0-1-1-2 0-1-34-34-44-45 13-12 26-25 38-38 2-1 5-4 6-5 0-1 1-2 1-3 0-2-2-4-4-4s-3 1-6 3c-13 14-27 28-41 41z"><text:p/></draw:path><draw:path draw:style-name="gr33" draw:text-style-name="P34" svg:width="0.124cm" svg:height="0.151cm" svg:x="1.002cm" svg:y="0.009cm" svg:viewBox="0 0 125 152" svg:d="M125 2c0-1 0-2-3-2 0 0-1 0-3 3-4 4-7 8-10 12-6-10-17-15-30-15-27 0-53 24-53 50 0 17 12 26 23 29 7 2 15 4 22 6 8 2 20 5 20 22 0 19-18 39-39 39-13 0-36-5-36-31 0-5 1-9 1-11 0-1 0-1 0-1 0-2-2-3-3-3s-1 1-1 1c-1 1-13 48-13 49s1 2 2 2 2 0 4-3c4-4 7-8 10-12 9 12 24 15 36 15 28 0 54-28 54-54 0-14-8-21-11-24-4-5-8-6-27-10-4-2-12-4-13-4-6-2-14-8-14-19 0-18 17-35 38-35 17 0 30 9 30 32 0 7-1 11-1 12 1 1 0 2 2 2 3 0 3 0 3-4 4-16 8-31 12-46z"><text:p/></draw:path><draw:path draw:style-name="gr34" draw:text-style-name="P34" svg:width="0.127cm" svg:height="0.007cm" svg:x="1.197cm" svg:y="0.1cm" svg:viewBox="0 0 128 8" svg:d="M121 8c4 0 7 0 7-4s-3-4-7-4c-38 0-76 0-114 0-3 0-7 0-7 4s4 4 7 4c38 0 76 0 114 0z"><text:p/></draw:path><draw:path draw:style-name="gr35" draw:text-style-name="P34" svg:width="0.084cm" svg:height="0.138cm" svg:x="1.401cm" svg:y="0.018cm" svg:viewBox="0 0 85 139" svg:d="M17 123c7-7 15-14 22-21 33-29 46-40 46-61 0-24-20-41-45-41-24 0-40 19-40 38 0 12 11 12 11 12 4 0 11-3 11-12 0-5-3-10-11-10-1 0-2 0-3 0 5-14 17-22 29-22 19 0 28 17 28 35 0 17-10 33-22 46-14 15-27 29-41 44-2 3-2 3-2 8 26 0 52 0 79 0 1-12 4-24 6-36-2 0-4 0-6 0-1 6-2 15-5 18-1 2-15 2-19 2-13 0-26 0-38 0z"><text:p/></draw:path><draw:path draw:style-name="gr36" draw:text-style-name="P34" svg:width="0.15cm" svg:height="0.142cm" svg:x="1.504cm" svg:y="0.014cm" svg:viewBox="0 0 151 143" svg:d="M55 77c12 0 24 0 36 0 30 0 60-22 60-45 0-16-15-32-42-32-23 0-46 0-69 0-3 0-6 0-6 4 0 2 2 2 6 2 3 0 7 1 9 1 4 0 5 1 5 3 0 1 0 1-1 4-9 37-19 75-28 112-2 8-3 10-19 10-4 0-6 0-6 4 0 3 2 3 3 3 6 0 21-1 27-1 4 0 9 0 13 0 5 0 10 1 14 1 1 0 4 0 4-4 0-3-2-3-6-3-8 0-14 0-14-3 0-2 1-3 1-4 4-17 9-35 13-52zM70 14c3-7 3-8 12-8 6 0 13 0 20 0 17 0 29 6 29 20 0 9-4 27-13 34-10 10-23 11-32 11-10 0-20 0-30 0 5-19 9-37 14-57z"><text:p/></draw:path><draw:path draw:style-name="gr37" draw:text-style-name="P34" svg:width="0.139cm" svg:height="0.138cm" svg:x="1.719cm" svg:y="0.035cm" svg:viewBox="0 0 140 139" svg:d="M74 74c20 0 39 0 59 0 3 0 7 0 7-4 0-5-4-5-7-5-20 0-39 0-59 0 0-19 0-39 0-58 0-3 0-7-4-7s-4 4-4 7c0 19 0 39 0 58-20 0-40 0-59 0-3 0-7 0-7 5 0 4 4 4 7 4 19 0 39 0 59 0 0 19 0 39 0 58 0 3 0 7 4 7s4-4 4-7c0-19 0-39 0-58z"><text:p/></draw:path><draw:path draw:style-name="gr38" draw:text-style-name="P34" svg:width="0.16cm" svg:height="0.142cm" svg:x="1.927cm" svg:y="0.014cm" svg:viewBox="0 0 161 143" svg:d="M25 126c-2 8-3 10-20 10-3 0-5 0-5 4 0 3 2 3 5 3 24 0 47 0 71 0 43 0 85-44 85-90 0-30-18-53-49-53-24 0-48 0-72 0-3 0-6 0-6 4 0 2 2 2 6 2 3 0 7 1 9 1 4 0 5 1 5 3 0 1 0 1-1 4-9 37-19 75-28 112zM70 14c3-7 3-8 12-8 7 0 15 0 22 0 21 0 39 11 39 39 0 10-4 45-22 68-7 7-23 23-50 23-7 0-15 0-23 0-3 0-4 0-5 0-2 0-3 0-3-2 0-1 0-1 1-5 10-38 20-76 29-115z"><text:p/></draw:path><draw:path draw:style-name="gr39" draw:text-style-name="P34" svg:width="0.101cm" svg:height="0.1cm" svg:x="2.176cm" svg:y="0.054cm" svg:viewBox="0 0 102 101" svg:d="M51 44c-14-13-28-27-42-41-2-2-3-3-5-3s-4 2-4 4c0 1 1 2 3 4 14 14 28 29 42 42-14 14-28 29-42 43-2 2-3 2-3 4s2 4 4 4 3 0 5-3c14-14 28-28 42-42 14 15 29 29 43 44 1 0 3 1 4 1 2 0 4-2 4-4 0 0 0-1-1-2 0-1-33-34-44-45 13-12 26-25 38-38 2-1 5-4 6-5 0-1 1-2 1-3 0-2-2-4-4-4s-3 1-5 3c-14 14-28 28-42 41z"><text:p/></draw:path><draw:path draw:style-name="gr40" draw:text-style-name="P34" svg:width="0.048cm" svg:height="0.208cm" svg:x="2.377cm" svg:y="0cm" svg:viewBox="0 0 49 209" svg:d="M49 208c0-1 0-2-4-5-26-27-33-66-33-98 0-37 8-73 34-99 3-3 3-3 3-4s-1-2-2-2c-3 0-22 14-34 41-11 23-13 47-13 64 0 16 2 41 14 65 12 26 30 39 33 39 1 0 2 0 2-1z"><text:p/></draw:path><draw:path draw:style-name="gr41" draw:text-style-name="P34" svg:width="0.178cm" svg:height="0.142cm" svg:x="2.446cm" svg:y="0.014cm" svg:viewBox="0 0 179 143" svg:d="M99 58c0 0-1-2-1-3 2-2 4-3 6-5 12-9 25-18 37-28 20-14 28-15 35-16 1 0 3 0 3-4 0-1 0-2-2-2-5 0-10 1-15 1-8 0-16-1-23-1-2 0-5 0-5 4 0 1 2 2 3 2 5 1 7 2 7 5s-7 8-8 9c-27 21-54 42-82 63 5-22 11-45 17-67 2-8 2-10 17-10 6 0 7 0 7-4 0-2-1-2-3-2-5 0-21 1-27 1s-21-1-27-1c-1 0-4 0-4 4 0 2 2 2 6 2 3 0 7 1 9 1 4 0 5 1 5 3 0 1 0 1-1 4-9 37-18 75-28 112-2 8-3 10-19 10-4 0-6 0-6 4 0 3 2 3 3 3 6 0 21-1 27-1 4 0 9 0 13 0 5 0 10 1 14 1 2 0 4 0 4-4 0-3-2-3-6-3-8 0-14 0-14-3 0-2 2-7 3-10 3-10 5-22 8-32 10-9 21-17 31-24 9 18 17 37 25 55 2 6 2 6 2 8 0 6-9 6-10 6-3 0-5 0-5 4 0 3 2 3 3 3 8 0 17-1 26-1 4 0 15 1 20 1 1 0 4 0 4-4 0-3-2-3-4-3-9 0-11-2-15-9-10-23-20-46-30-69z"><text:p/></draw:path><draw:path draw:style-name="gr42" draw:text-style-name="P34" svg:width="0.128cm" svg:height="0.007cm" svg:x="2.696cm" svg:y="0.1cm" svg:viewBox="0 0 129 8" svg:d="M122 8c3 0 7 0 7-4s-4-4-7-4c-38 0-76 0-114 0-4 0-8 0-8 4s4 4 8 4c38 0 76 0 114 0z"><text:p/></draw:path><draw:path draw:style-name="gr43" draw:text-style-name="P34" svg:width="0.069cm" svg:height="0.138cm" svg:x="2.908cm" svg:y="0.018cm" svg:viewBox="0 0 70 139" svg:d="M43 5c0-5 0-5-5-5-13 13-31 13-38 13 0 3 0 4 0 7 4 0 17 0 28-6 0 36 0 72 0 108 0 8-1 11-20 11-3 0-4 0-7 0 0 2 0 4 0 6 7 0 26 0 34 0 9 0 27 0 35 0 0-2 0-4 0-6-3 0-5 0-7 0-19 0-20-3-20-11 0-39 0-78 0-117z"><text:p/></draw:path><draw:path draw:style-name="gr44" draw:text-style-name="P34" svg:width="0.048cm" svg:height="0.208cm" svg:x="3.007cm" svg:y="0cm" svg:viewBox="0 0 49 209" svg:d="M49 105c0-16-2-41-14-65-12-26-31-40-33-40-1 0-2 1-2 2s0 1 4 5c21 21 33 54 33 98 0 35-8 73-34 99-3 2-3 3-3 4s1 1 2 1c2 0 21-14 34-40 11-23 13-47 13-64z"><text:p/></draw:path><draw:path draw:style-name="gr45" draw:text-style-name="P34" svg:width="0.139cm" svg:height="0.138cm" svg:x="3.136cm" svg:y="0.035cm" svg:viewBox="0 0 140 139" svg:d="M74 74c20 0 39 0 59 0 3 0 7 0 7-4 0-5-4-5-7-5-20 0-39 0-59 0 0-19 0-39 0-58 0-3 0-7-4-7s-4 4-4 7c0 19 0 39 0 58-20 0-40 0-59 0-3 0-7 0-7 5 0 4 4 4 7 4 19 0 39 0 59 0 0 19 0 39 0 58 0 3 0 7 4 7s4-4 4-7c0-19 0-39 0-58z"><text:p/></draw:path><draw:path draw:style-name="gr46" draw:text-style-name="P34" svg:width="0.15cm" svg:height="0.142cm" svg:x="3.343cm" svg:y="0.014cm" svg:viewBox="0 0 151 143" svg:d="M55 77c12 0 24 0 36 0 30 0 60-22 60-45 0-16-15-32-42-32-23 0-46 0-69 0-3 0-6 0-6 4 0 2 2 2 6 2 3 0 7 1 9 1 4 0 5 1 5 3 0 1 0 1-1 4-9 37-19 75-28 112-2 8-3 10-20 10-3 0-5 0-5 4 0 3 2 3 3 3 6 0 21-1 27-1 4 0 9 0 13 0 5 0 9 1 14 1 1 0 4 0 4-4 0-3-2-3-6-3-8 0-14 0-14-3 0-2 1-3 1-4 4-17 9-35 13-52zM70 14c3-7 3-8 12-8 6 0 13 0 20 0 17 0 29 6 29 20 0 9-4 27-13 34-10 10-23 11-32 11-10 0-20 0-30 0 5-19 9-37 14-57z"><text:p/></draw:path><draw:path draw:style-name="gr47" draw:text-style-name="P34" svg:width="0.069cm" svg:height="0.066cm" svg:x="3.479cm" svg:y="0.123cm" svg:viewBox="0 0 70 67" svg:d="M70 26c0-16-13-26-27-26-22 0-43 20-43 41 0 14 11 26 27 26 21 0 43-20 43-41zM27 62c-7 0-14-4-14-16 0-6 3-20 8-29 7-9 15-13 22-13s15 6 15 16c0 4-2 18-9 29-5 9-14 13-22 13z"><text:p/></draw:path><draw:path draw:style-name="gr48" draw:text-style-name="P34" svg:width="0.085cm" svg:height="0.066cm" svg:x="3.56cm" svg:y="0.123cm" svg:viewBox="0 0 86 67" svg:d="M56 41c-1 3-2 9-3 9-3 5-8 12-18 12s-10-9-10-12c0-9 4-19 9-30 1-3 2-5 2-7 0-8-7-13-14-13-15 0-22 20-22 23 0 2 2 2 3 2 2 0 2-1 2-3 4-12 11-18 16-18 3 0 4 2 4 6 0 3-1 6-3 9-8 21-8 25-8 29 0 2 0 9 6 14 4 3 10 5 15 5 9 0 14-6 19-10 4 9 13 10 15 10 5 0 9-3 12-8 3-6 5-15 5-15 0-2-2-2-3-2s-1 1-3 5c-1 6-4 15-10 15-5 0-5-3-5-7 0-2 1-8 2-12 1-3 3-9 3-13 1-4 2-8 3-13 1-4 3-10 3-11 0-2-2-4-5-4-6 0-6 4-7 9-3 10-6 20-8 30z"><text:p/></draw:path><draw:path draw:style-name="gr49" draw:text-style-name="P34" svg:width="0.049cm" svg:height="0.093cm" svg:x="3.659cm" svg:y="0.097cm" svg:viewBox="0 0 50 94" svg:d="M31 34c4 0 10 0 15 0 2 0 4 0 4-3 0-2-2-2-4-2-5 0-9 0-14 0 2-7 3-15 5-22 0-1 1-2 1-2 0-3-3-5-6-5s-6 2-6 7c-1 3 0-4-6 22-5 0-10 0-15 0-3 0-5 0-5 3 0 2 2 2 5 2 5 0 9 0 14 0-3 11-6 22-9 34-1 4-2 9-2 11 0 9 7 15 15 15 17 0 26-21 26-23s-2-2-2-2c-2 0-2 1-3 3-4 9-12 17-20 17-3 0-5-1-5-7 0-2 0-5 1-6 3-14 7-29 11-42z"><text:p/></draw:path><draw:path draw:style-name="gr50" draw:text-style-name="P34" svg:width="0.081cm" svg:height="0.093cm" svg:x="3.717cm" svg:y="0.123cm" svg:viewBox="0 0 82 94" svg:d="M11 83c-1 4-1 5-7 5-2 0-4 0-4 3 0 2 1 3 2 3 4 0 9-1 13-1 5 0 10 1 15 1 2 0 3-1 3-4 0-2-2-2-4-2-3 0-7 0-7-2 0 0 1-4 2-6 2-8 4-16 5-22 2 3 6 9 15 9 18 0 38-20 38-42 0-18-12-25-22-25-9 0-17 6-21 10-2-8-11-10-15-10-6 0-9 4-11 8-3 5-6 14-6 15 0 2 2 2 3 2s2-1 3-5c2-9 5-16 10-16s5 3 5 7c0 2 0 4 0 5-5 22-11 44-17 67zM39 18c8-11 16-14 21-14s11 4 11 15c0 6-4 21-8 29-4 7-11 14-19 14-10 0-13-11-13-12s1-2 1-3c2-9 5-19 7-29z"><text:p/></draw:path><draw:path draw:style-name="gr51" draw:text-style-name="P34" svg:width="0.085cm" svg:height="0.066cm" svg:x="3.811cm" svg:y="0.123cm" svg:viewBox="0 0 86 67" svg:d="M55 41c0 3-2 9-2 9-3 5-9 12-18 12-10 0-10-9-10-12 0-9 4-19 8-30 1-3 2-5 2-7 0-8-6-13-14-13-14 0-21 20-21 23 0 2 2 2 2 2 2 0 3-1 3-3 3-12 10-18 16-18 2 0 4 2 4 6 0 3-2 6-3 9-8 21-8 25-8 29 0 2 0 9 5 14 4 3 10 5 15 5 10 0 15-6 19-10 4 9 14 10 15 10 6 0 9-3 12-8 3-6 6-15 6-15 0-2-3-2-3-2-2 0-2 1-3 5-2 6-5 15-11 15-4 0-5-3-5-7 0-2 1-8 3-12 0-3 2-9 3-13s2-8 3-13c1-4 3-10 3-11 0-2-3-4-5-4-6 0-7 4-8 9-2 10-5 20-8 30z"><text:p/></draw:path><draw:path draw:style-name="gr52" draw:text-style-name="P34" svg:width="0.049cm" svg:height="0.093cm" svg:x="3.91cm" svg:y="0.097cm" svg:viewBox="0 0 50 94" svg:d="M30 34c5 0 10 0 15 0 3 0 5 0 5-3 0-2-2-2-5-2-5 0-9 0-14 0 2-7 4-15 6-22 0-1 0-2 0-2 0-3-2-5-5-5-4 0-6 2-7 7-1 3 1-4-5 22-6 0-10 0-16 0-2 0-4 0-4 3 0 2 2 2 4 2 5 0 9 0 14 0-3 11-5 22-8 34-2 4-3 9-3 11 0 9 7 15 16 15 17 0 26-21 26-23s-2-2-3-2c-2 0-2 1-3 3-4 9-11 17-20 17-3 0-4-1-4-7 0-2 0-5 0-6 4-14 7-29 11-42z"><text:p/></draw:path><draw:path draw:style-name="gr53" draw:text-style-name="P34" svg:width="0.139cm" svg:height="0.138cm" svg:x="4.036cm" svg:y="0.035cm" svg:viewBox="0 0 140 139" svg:d="M74 74c20 0 39 0 59 0 3 0 7 0 7-4 0-5-4-5-7-5-20 0-39 0-59 0 0-19 0-39 0-58 0-3 0-7-4-7s-4 4-4 7c0 19 0 39 0 58-20 0-40 0-59 0-3 0-7 0-7 5 0 4 4 4 7 4 19 0 39 0 59 0 0 19 0 39 0 58 0 3 0 7 4 7s4-4 4-7c0-19 0-39 0-58z"><text:p/></draw:path><draw:path draw:style-name="gr54" draw:text-style-name="P34" svg:width="0.069cm" svg:height="0.138cm" svg:x="4.254cm" svg:y="0.018cm" svg:viewBox="0 0 70 139" svg:d="M43 5c0-5 0-5-5-5-13 13-31 13-38 13 0 3 0 4 0 7 4 0 17 0 28-6 0 36 0 72 0 108 0 8-1 11-20 11-3 0-4 0-7 0 0 2 0 4 0 6 7 0 26 0 34 0 9 0 27 0 35 0 0-2 0-4 0-6-3 0-5 0-7 0-19 0-20-3-20-11 0-39 0-78 0-117z"><text:p/></draw:path></draw:g></text:p></text:list-item><text:list-item><text:p text:style-name="P26">Convolution:<draw:g text:anchor-type="as-char" svg:y="-0.226cm" draw:z-index="26" draw:style-name="gr2"><svg:title>TexMaths</svg:title><svg:desc>6§inline§\left\lfloor \frac{M+2P-D*(K-1)-1}{S} \right\rfloor + 1§svg§600§TRUE§</svg:desc><draw:path draw:style-name="gr7" draw:text-style-name="P34" svg:width="0.058cm" svg:height="0.377cm" svg:x="0cm" svg:y="0cm" svg:viewBox="0 0 59 378" svg:d="M0 378c20 0 40 0 59 0 0-3 0-6 0-10-16 0-33 0-49 0 0-123 0-245 0-368-3 0-7 0-10 0 0 126 0 252 0 378z"><text:p/></draw:path><draw:path draw:style-name="gr8" draw:text-style-name="P34" svg:width="0.156cm" svg:height="0.1cm" svg:x="0.099cm" svg:y="0.039cm" svg:viewBox="0 0 157 101" svg:d="M140 12c1-5 2-7 12-7 4 0 5 0 5-3 0-2-1-2-4-2-7 0-14 0-20 0-5 0-5 0-6 3-20 28-38 56-57 84-5-28-10-56-15-83-1-4-1-4-5-4-7 0-14 0-21 0-3 0-5 0-5 3 0 2 2 2 5 2 2 0 3 0 5 0 3 1 4 1 4 3 0 1 0 0-1 3-6 24-12 49-18 74-2 5-4 10-16 10-1 0-3 0-3 3 1 1 0 3 2 3 5 0 11-1 15-1s12 1 16 1c1 0 3 0 3-4 0-2-2-2-3-2-10 0-10-4-10-6 0 0 0-1 1-4 7-26 13-52 20-78 5 30 10 60 15 90 1 2 2 4 3 4 3 0 4-2 5-4 21-30 41-61 62-92-7 29-14 56-21 84-1 5-1 6-13 6-3 0-4 0-4 3 0 1 0 3 2 3 3 0 6-1 9-1 2 0 7 0 10 0 4 0 14 1 18 1 1 0 3 0 3-4 0-2-2-2-5-2-1 0-2 0-5 0-4 0-4-1-4-2s1-2 1-4c7-25 13-51 20-77z"><text:p/></draw:path><draw:path draw:style-name="gr9" draw:text-style-name="P34" svg:width="0.108cm" svg:height="0.107cm" svg:x="0.275cm" svg:y="0.048cm" svg:viewBox="0 0 109 108" svg:d="M58 58c15 0 30 0 45 0 2 0 6 0 6-4s-3-4-6-4c-15 0-30 0-45 0 0-15 0-30 0-45 0-2 0-5-3-5-4 0-4 3-4 5 0 15 0 30 0 45-15 0-31 0-46 0-1 0-5 0-5 4s4 4 5 4c15 0 31 0 46 0 0 15 0 30 0 45 0 2 0 5 4 5 3 0 3-3 3-5 0-15 0-30 0-45z"><text:p/></draw:path><draw:path draw:style-name="gr10" draw:text-style-name="P34" svg:width="0.064cm" svg:height="0.097cm" svg:x="0.404cm" svg:y="0.041cm" svg:viewBox="0 0 65 98" svg:d="M65 71c-1 0-3 0-4 0-1 3-3 12-5 13-1 1-12 1-14 1-9 0-18 0-27 0 15-14 20-18 29-24 11-9 21-18 21-33 0-17-15-28-34-28-18 0-31 13-31 26 0 8 7 8 8 8 3 0 8-2 8-8 0-2-1-7-9-7 4-11 15-14 22-14 14 0 22 12 22 23 0 13-9 24-14 29-12 11-23 23-35 35-2 1-2 2-2 6 20 0 41 0 61 0 1-9 3-18 4-27z"><text:p/></draw:path><draw:path draw:style-name="gr11" draw:text-style-name="P34" svg:width="0.112cm" svg:height="0.1cm" svg:x="0.489cm" svg:y="0.039cm" svg:viewBox="0 0 113 101" svg:d="M40 55c9 0 18 0 27 0 25 0 46-16 46-32 0-12-12-23-33-23-17 0-34 0-51 0-3 0-5 0-5 3 0 2 2 2 5 2 2 0 3 0 6 0 3 1 3 1 3 3 0 1 0 0-1 3-6 26-12 52-19 78-2 5-2 6-13 6-3 0-5 0-5 3 1 1 0 3 2 3 5 0 15-1 20-1 2 0 7 0 10 0s6 1 9 1c1 0 3 0 3-4 0-2-1-2-4-2-2 0-3 0-6 0s-3-1-3-2 0-1 0-4c3-12 6-23 9-34zM50 10c2-5 2-5 8-5s12 0 18 0c13 0 22 5 22 15 0 5-2 16-9 23-6 4-14 7-25 7-8 0-15 0-23 0 3-13 6-27 9-40z"><text:p/></draw:path><draw:path draw:style-name="gr12" draw:text-style-name="P34" svg:width="0.099cm" svg:height="0.006cm" svg:x="0.625cm" svg:y="0.099cm" svg:viewBox="0 0 100 7" svg:d="M94 7c2 0 6 0 6-3 0-4-3-4-6-4-29 0-59 0-88 0-2 0-6 0-6 4 0 3 4 3 6 3 29 0 59 0 88 0z"><text:p/></draw:path><draw:path draw:style-name="gr13" draw:text-style-name="P34" svg:width="0.12cm" svg:height="0.1cm" svg:x="0.751cm" svg:y="0.039cm" svg:viewBox="0 0 121 101" svg:d="M17 89c-1 5-1 6-13 6-2 0-4 0-4 3s2 3 4 3c18 0 36 0 53 0 32 0 64-30 64-63 0-21-15-38-39-38-18 0-36 0-54 0-3 0-5 0-5 3 0 2 2 2 6 2 2 0 2 0 5 0 3 1 3 1 3 3 0 1 0 0 0 3-7 26-13 52-20 78zM50 10c2-5 2-5 8-5s12 0 19 0c16 0 30 8 30 29 0 3-1 28-16 45-6 7-18 16-37 16-7 0-13 0-20 0-5 0-5 0-5-1 0-2 0-1 1-3 7-27 14-54 20-81z"><text:p/></draw:path><draw:path draw:style-name="gr14" draw:text-style-name="P34" svg:width="0.059cm" svg:height="0.063cm" svg:x="0.896cm" svg:y="0.071cm" svg:viewBox="0 0 60 64" svg:d="M35 32c12-5 17-7 21-9 3-1 4-2 4-4 0-3-2-5-4-5-1 0-2 0-4 1-6 4-13 9-20 13 1-7 2-14 3-21 0-3 0-7-5-7-2 0-4 1-4 5 0 1 0 5 0 7s2 13 2 16c-6-4-14-9-20-13-1-1-2-1-3-1-3 0-5 2-5 5s2 3 3 4c8 3 15 6 23 9-13 5-18 8-22 9-2 1-4 2-4 5 0 2 2 4 5 4 1 0 1 0 3-1 6-5 14-9 20-14 0 8-2 17-2 24 0 3 2 5 4 5s5-2 5-5c0-1-1-6-1-7 0-2-2-13-2-17 6 5 12 8 18 12 4 3 4 3 6 3s4-2 4-4c0-3-2-4-3-5-7-3-15-6-22-9z"><text:p/></draw:path><draw:path draw:style-name="gr15" draw:text-style-name="P34" svg:width="0.037cm" svg:height="0.146cm" svg:x="0.987cm" svg:y="0.029cm" svg:viewBox="0 0 38 147" svg:d="M35 0c-28 20-35 51-35 74 0 21 6 52 35 73 2 0 3 0 3-1 0-2 0-2-1-3-20-17-27-42-27-69 0-40 15-60 27-70 1-1 1-1 1-2 0-2-1-2-3-2z"><text:p/></draw:path><draw:path draw:style-name="gr16" draw:text-style-name="P34" svg:width="0.133cm" svg:height="0.1cm" svg:x="1.045cm" svg:y="0.039cm" svg:viewBox="0 0 134 101" svg:d="M74 41c0-1 0-1-1-1 0-1 1-1 4-3 5-4 10-7 15-11 20-13 29-20 39-21 2 0 3 0 3-3 0-1-1-2-1-2-3 0-8 1-11 1-4 0-13-1-18-1 0 0-3 0-3 3 1 1 0 2 3 2 2 0 3 0 3 2 0 3-4 6-6 7-21 15-42 29-62 44 4-16 8-31 12-47 1-4 1-6 13-6 2 0 4 0 4-3 0-1-1-2-2-2-4 0-15 1-19 1-3 0-8 0-10 0-3-1-7-1-10-1-1 0-3 0-3 3 0 2 2 2 5 2 2 0 3 0 5 0 3 1 4 1 4 3 0 1 0 0-1 3-6 26-13 52-20 78-1 5-1 6-12 6-3 0-5 0-5 3 1 1 0 3 2 3 5 0 15-1 20-1 2 0 7 0 10 0s6 1 9 1c1 0 3 0 3-4 0-2-1-2-4-2-2 0-3 0-6 0s-3-1-3-2 1-7 7-29c8-5 16-11 24-17 7 14 14 28 21 42 2 2 2 2 2 2 0 4-5 4-7 4s-4 0-4 3c0 1 0 3 2 3 4 0 15-1 19-1 5 0 11 1 15 1 2 0 3-1 3-3 0-3-2-3-4-3s-7 0-9-4c-9-17-17-33-26-50z"><text:p/></draw:path><draw:path draw:style-name="gr17" draw:text-style-name="P34" svg:width="0.099cm" svg:height="0.006cm" svg:x="1.203cm" svg:y="0.099cm" svg:viewBox="0 0 100 7" svg:d="M94 7c2 0 6 0 6-3 0-4-3-4-6-4-30 0-59 0-88 0-2 0-6 0-6 4 0 3 4 3 6 3 29 0 58 0 88 0z"><text:p/></draw:path><draw:path draw:style-name="gr18" draw:text-style-name="P34" svg:width="0.052cm" svg:height="0.097cm" svg:x="1.335cm" svg:y="0.041cm" svg:viewBox="0 0 53 98" svg:d="M33 4c0-4 0-4-4-4-10 9-23 9-29 9 0 2 0 4 0 5 4 0 13 0 22-4 0 25 0 51 0 76 0 5 0 6-15 6-2 0-4 0-6 0 0 2 0 4 0 6 3-1 21-1 26-1s23 0 26 1c0-2 0-4 0-6-1 0-3 0-5 0-15 0-15-1-15-6 0-28 0-55 0-82z"><text:p/></draw:path><draw:path draw:style-name="gr19" draw:text-style-name="P34" svg:width="0.037cm" svg:height="0.146cm" svg:x="1.413cm" svg:y="0.029cm" svg:viewBox="0 0 38 147" svg:d="M2 0c0 0-2 0-2 2 0 1 0 1 1 2 13 12 27 32 27 70 0 30-9 54-26 68-2 2-2 3-2 4 0 0 0 1 2 1s15-9 25-28c7-12 11-28 11-45 0-21-6-53-36-74z"><text:p/></draw:path><draw:path draw:style-name="gr20" draw:text-style-name="P34" svg:width="0.099cm" svg:height="0.006cm" svg:x="1.484cm" svg:y="0.099cm" svg:viewBox="0 0 100 7" svg:d="M94 7c3 0 6 0 6-3 0-4-3-4-6-4-29 0-59 0-88 0-2 0-6 0-6 4 0 3 4 3 6 3 29 0 59 0 88 0z"><text:p/></draw:path><draw:path draw:style-name="gr21" draw:text-style-name="P34" svg:width="0.053cm" svg:height="0.097cm" svg:x="1.616cm" svg:y="0.041cm" svg:viewBox="0 0 54 98" svg:d="M34 4c0-4-1-4-5-4-9 9-23 9-29 9 0 2 0 4 0 5 4 0 13 0 22-4 0 25 0 51 0 76 0 5 0 6-15 6-2 0-4 0-6 0 0 2 0 4 0 6 3-1 21-1 27-1 4 0 22 0 26 1 0-2 0-4 0-6-2 0-4 0-6 0-14 0-14-1-14-6 0-28 0-55 0-82z"><text:p/></draw:path><draw:path draw:style-name="gr22" draw:text-style-name="P34" svg:width="1.595cm" svg:height="0.007cm" svg:x="0.088cm" svg:y="0.185cm" svg:viewBox="0 0 1596 8" svg:d="M799 8c-267 0-533 0-799 0 0-3 0-5 0-8 532 0 1064 0 1596 0 0 3 0 5 0 8-266 0-532 0-797 0z"><text:p/></draw:path><draw:path draw:style-name="gr23" draw:text-style-name="P34" svg:width="0.093cm" svg:height="0.106cm" svg:x="0.842cm" svg:y="0.21cm" svg:viewBox="0 0 94 107" svg:d="M94 2c0-1 0-2-2-2-1 0-1 0-3 2-3 3-5 6-7 9-6-8-15-11-24-11-21 0-39 17-39 34 0 2 0 8 4 13 5 6 11 8 21 10 3 1 10 2 12 3 5 1 14 4 14 16s-12 25-29 25c-13 0-29-4-29-21 0-1 1-4 1-7v-1c0-2-2-2-2-2-2 0-3 1-3 3-3 10-5 19-7 30 0 0-1 1-1 2s1 2 2 2 1 0 3-3c2-1 6-6 7-7 8 8 20 10 28 10 22 0 40-19 40-37 0-6-2-12-5-15-5-6-8-6-26-11-4-1-9-2-10-2-4-2-10-5-10-14 0-11 13-23 29-23s23 9 23 23c0 2-1 5-1 7s2 2 3 2c2 0 3-1 3-3 3-11 5-21 8-32z"><text:p/></draw:path><draw:path draw:style-name="gr24" draw:text-style-name="P34" svg:width="0.058cm" svg:height="0.377cm" svg:x="1.714cm" svg:y="0cm" svg:viewBox="0 0 59 378" svg:d="M50 368c-17 0-33 0-50 0 0 4 0 7 0 10 20 0 40 0 59 0 0-126 0-252 0-378-3 0-6 0-9 0 0 123 0 245 0 368z"><text:p/></draw:path><draw:path draw:style-name="gr25" draw:text-style-name="P34" svg:width="0.139cm" svg:height="0.139cm" svg:x="1.88cm" svg:y="0.119cm" svg:viewBox="0 0 140 140" svg:d="M74 74c20 0 39 0 59 0 3 0 7 0 7-4s-4-4-7-4c-20 0-39 0-59 0 0-20 0-39 0-59 0-3 0-7-4-7s-4 4-4 7c0 20 0 39 0 59-20 0-40 0-59 0-3 0-7 0-7 4s4 4 7 4c19 0 39 0 59 0 0 20 0 39 0 59 0 3 0 7 4 7s4-4 4-7c0-20 0-39 0-59z"><text:p/></draw:path><draw:path draw:style-name="gr26" draw:text-style-name="P34" svg:width="0.069cm" svg:height="0.139cm" svg:x="2.098cm" svg:y="0.101cm" svg:viewBox="0 0 70 140" svg:d="M43 5c0-4 0-5-5-5-13 14-31 14-38 14 0 2 0 4 0 6 4 0 17 0 28-6 0 37 0 73 0 109 0 8-1 11-20 11-3 0-4 0-7 0 0 1 0 4 0 6 7 0 26 0 34 0 9 0 27 0 35 0 0-2 0-5 0-6-3 0-5 0-7 0-19 0-20-3-20-11 0-39 0-78 0-118z"><text:p/></draw:path></draw:g></text:p></text:list-item><text:list-item><text:p text:style-name="P26">Atrous spatial pyramid pooling: repeated max-pooling and striding reduces spatial resolution of the resulting feature map</text:p></text:list-item><text:list-item><text:p text:style-name="P27">Padding during upsampling may introduce artifacts</text:p></text:list-item></text:list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10T17:07:19.014782866</dc:date>
    <meta:editing-duration>PT5H4M11S</meta:editing-duration>
    <meta:editing-cycles>64</meta:editing-cycles>
    <meta:generator>LibreOffice/7.3.7.2$Linux_X86_64 LibreOffice_project/30$Build-2</meta:generator>
    <meta:document-statistic meta:table-count="0" meta:image-count="0" meta:object-count="0" meta:page-count="1" meta:paragraph-count="50" meta:word-count="532" meta:character-count="3572" meta:non-whitespace-character-count="3052"/>
  </office:meta>
</office:document-meta>
</file>